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statusbar/"/>
  <manifest:file-entry manifest:media-type="" manifest:full-path="Object 168/floater/"/>
  <manifest:file-entry manifest:media-type="" manifest:full-path="Object 168/popupmenu/"/>
  <manifest:file-entry manifest:media-type="text/xml" manifest:full-path="Object 168/content.xml"/>
  <manifest:file-entry manifest:media-type="" manifest:full-path="Object 168/progressbar/"/>
  <manifest:file-entry manifest:media-type="" manifest:full-path="Object 168/menubar/"/>
  <manifest:file-entry manifest:media-type="" manifest:full-path="Object 168/toolbar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statusbar/"/>
  <manifest:file-entry manifest:media-type="" manifest:full-path="Object 169/floater/"/>
  <manifest:file-entry manifest:media-type="" manifest:full-path="Object 169/popupmenu/"/>
  <manifest:file-entry manifest:media-type="text/xml" manifest:full-path="Object 169/content.xml"/>
  <manifest:file-entry manifest:media-type="" manifest:full-path="Object 169/progressbar/"/>
  <manifest:file-entry manifest:media-type="" manifest:full-path="Object 169/menubar/"/>
  <manifest:file-entry manifest:media-type="" manifest:full-path="Object 169/toolbar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statusbar/"/>
  <manifest:file-entry manifest:media-type="" manifest:full-path="Object 170/floater/"/>
  <manifest:file-entry manifest:media-type="" manifest:full-path="Object 170/popupmenu/"/>
  <manifest:file-entry manifest:media-type="text/xml" manifest:full-path="Object 170/content.xml"/>
  <manifest:file-entry manifest:media-type="" manifest:full-path="Object 170/progressbar/"/>
  <manifest:file-entry manifest:media-type="" manifest:full-path="Object 170/menubar/"/>
  <manifest:file-entry manifest:media-type="" manifest:full-path="Object 170/toolbar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tyles.xml"/>
  <manifest:file-entry manifest:media-type="text/xml" manifest:full-path="Object 171/settings.xml"/>
  <manifest:file-entry manifest:media-type="application/vnd.oasis.opendocument.graphics" manifest:version="1.2" manifest:full-path="Object 17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statusbar/"/>
  <manifest:file-entry manifest:media-type="" manifest:full-path="Object 172/floater/"/>
  <manifest:file-entry manifest:media-type="" manifest:full-path="Object 172/popupmenu/"/>
  <manifest:file-entry manifest:media-type="text/xml" manifest:full-path="Object 172/content.xml"/>
  <manifest:file-entry manifest:media-type="" manifest:full-path="Object 172/progressbar/"/>
  <manifest:file-entry manifest:media-type="" manifest:full-path="Object 172/menubar/"/>
  <manifest:file-entry manifest:media-type="" manifest:full-path="Object 172/toolbar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statusbar/"/>
  <manifest:file-entry manifest:media-type="" manifest:full-path="Object 173/floater/"/>
  <manifest:file-entry manifest:media-type="" manifest:full-path="Object 173/popupmenu/"/>
  <manifest:file-entry manifest:media-type="text/xml" manifest:full-path="Object 173/content.xml"/>
  <manifest:file-entry manifest:media-type="" manifest:full-path="Object 173/progressbar/"/>
  <manifest:file-entry manifest:media-type="" manifest:full-path="Object 173/menubar/"/>
  <manifest:file-entry manifest:media-type="" manifest:full-path="Object 173/toolbar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statusbar/"/>
  <manifest:file-entry manifest:media-type="" manifest:full-path="Object 174/floater/"/>
  <manifest:file-entry manifest:media-type="" manifest:full-path="Object 174/popupmenu/"/>
  <manifest:file-entry manifest:media-type="text/xml" manifest:full-path="Object 174/content.xml"/>
  <manifest:file-entry manifest:media-type="" manifest:full-path="Object 174/progressbar/"/>
  <manifest:file-entry manifest:media-type="" manifest:full-path="Object 174/menubar/"/>
  <manifest:file-entry manifest:media-type="" manifest:full-path="Object 174/toolbar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statusbar/"/>
  <manifest:file-entry manifest:media-type="" manifest:full-path="Object 175/floater/"/>
  <manifest:file-entry manifest:media-type="" manifest:full-path="Object 175/popupmenu/"/>
  <manifest:file-entry manifest:media-type="text/xml" manifest:full-path="Object 175/content.xml"/>
  <manifest:file-entry manifest:media-type="" manifest:full-path="Object 175/progressbar/"/>
  <manifest:file-entry manifest:media-type="" manifest:full-path="Object 175/menubar/"/>
  <manifest:file-entry manifest:media-type="" manifest:full-path="Object 175/toolbar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graphics" manifest:version="1.2" manifest:full-path="Object 88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statusbar/"/>
  <manifest:file-entry manifest:media-type="" manifest:full-path="Object 181/floater/"/>
  <manifest:file-entry manifest:media-type="" manifest:full-path="Object 181/popupmenu/"/>
  <manifest:file-entry manifest:media-type="text/xml" manifest:full-path="Object 181/content.xml"/>
  <manifest:file-entry manifest:media-type="" manifest:full-path="Object 181/progressbar/"/>
  <manifest:file-entry manifest:media-type="" manifest:full-path="Object 181/menubar/"/>
  <manifest:file-entry manifest:media-type="" manifest:full-path="Object 181/toolbar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settings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image/png" manifest:full-path="Object 100/Pictures/10000000000002800000018049EA0BD6.png"/>
  <manifest:file-entry manifest:media-type="" manifest:full-path="Object 100/Pictures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settings.xml"/>
  <manifest:file-entry manifest:media-type="application/vnd.oasis.opendocument.graphics" manifest:version="1.2" manifest:full-path="Object 10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graphics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text/xml" manifest:full-path="Object 18/styles.xml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text/xml" manifest:full-path="Object 110/styles.xml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graphics" manifest:version="1.2" manifest:full-path="Object 11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graphics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tyles.xml"/>
  <manifest:file-entry manifest:media-type="text/xml" manifest:full-path="Object 127/settings.xml"/>
  <manifest:file-entry manifest:media-type="application/vnd.oasis.opendocument.graphics" manifest:version="1.2" manifest:full-path="Object 12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70"/>
  <manifest:file-entry manifest:media-type="" manifest:full-path="ObjectReplacements/Object 160"/>
  <manifest:file-entry manifest:media-type="application/x-openoffice-gdimetafile;windows_formatname=&quot;GDIMetaFile&quot;" manifest:full-path="ObjectReplacements/Object 71"/>
  <manifest:file-entry manifest:media-type="" manifest:full-path="ObjectReplacements/Object 161"/>
  <manifest:file-entry manifest:media-type="application/x-openoffice-gdimetafile;windows_formatname=&quot;GDIMetaFile&quot;" manifest:full-path="ObjectReplacements/Object 72"/>
  <manifest:file-entry manifest:media-type="" manifest:full-path="ObjectReplacements/Object 162"/>
  <manifest:file-entry manifest:media-type="application/x-openoffice-gdimetafile;windows_formatname=&quot;GDIMetaFile&quot;" manifest:full-path="ObjectReplacements/Object 73"/>
  <manifest:file-entry manifest:media-type="" manifest:full-path="ObjectReplacements/Object 163"/>
  <manifest:file-entry manifest:media-type="application/x-openoffice-gdimetafile;windows_formatname=&quot;GDIMetaFile&quot;" manifest:full-path="ObjectReplacements/Object 74"/>
  <manifest:file-entry manifest:media-type="" manifest:full-path="ObjectReplacements/Object 164"/>
  <manifest:file-entry manifest:media-type="" manifest:full-path="ObjectReplacements/Object 75"/>
  <manifest:file-entry manifest:media-type="" manifest:full-path="ObjectReplacements/Object 165"/>
  <manifest:file-entry manifest:media-type="application/x-openoffice-gdimetafile;windows_formatname=&quot;GDIMetaFile&quot;" manifest:full-path="ObjectReplacements/Object 76"/>
  <manifest:file-entry manifest:media-type="" manifest:full-path="ObjectReplacements/Object 166"/>
  <manifest:file-entry manifest:media-type="application/x-openoffice-gdimetafile;windows_formatname=&quot;GDIMetaFile&quot;" manifest:full-path="ObjectReplacements/Object 77"/>
  <manifest:file-entry manifest:media-type="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80"/>
  <manifest:file-entry manifest:media-type="" manifest:full-path="ObjectReplacements/Object 90"/>
  <manifest:file-entry manifest:media-type="application/x-openoffice-gdimetafile;windows_formatname=&quot;GDIMetaFile&quot;" manifest:full-path="ObjectReplacements/Object 181"/>
  <manifest:file-entry manifest:media-type="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" manifest:full-path="ObjectReplacements/Object 98"/>
  <manifest:file-entry manifest:media-type="" manifest:full-path="ObjectReplacements/Object 188"/>
  <manifest:file-entry manifest:media-type="application/x-openoffice-gdimetafile;windows_formatname=&quot;GDIMetaFile&quot;" manifest:full-path="ObjectReplacements/Object 99"/>
  <manifest:file-entry manifest:media-type="" manifest:full-path="ObjectReplacements/Object 189"/>
  <manifest:file-entry manifest:media-type="" manifest:full-path="ObjectReplacements/Object 190"/>
  <manifest:file-entry manifest:media-type="" manifest:full-path="ObjectReplacements/Object 191"/>
  <manifest:file-entry manifest:media-type="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" manifest:full-path="ObjectReplacements/Object 195"/>
  <manifest:file-entry manifest:media-type="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" manifest:full-path="ObjectReplacements/Object 16"/>
  <manifest:file-entry manifest:media-type="" manifest:full-path="ObjectReplacements/Object 106"/>
  <manifest:file-entry manifest:media-type="application/x-openoffice-gdimetafile;windows_formatname=&quot;GDIMetaFile&quot;" manifest:full-path="ObjectReplacements/Object 17"/>
  <manifest:file-entry manifest:media-type="" manifest:full-path="ObjectReplacements/Object 107"/>
  <manifest:file-entry manifest:media-type="application/x-openoffice-gdimetafile;windows_formatname=&quot;GDIMetaFile&quot;" manifest:full-path="ObjectReplacements/Object 18"/>
  <manifest:file-entry manifest:media-type="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120"/>
  <manifest:file-entry manifest:media-type="" manifest:full-path="ObjectReplacements/Object 31"/>
  <manifest:file-entry manifest:media-type="application/x-openoffice-gdimetafile;windows_formatname=&quot;GDIMetaFile&quot;" manifest:full-path="ObjectReplacements/Object 121"/>
  <manifest:file-entry manifest:media-type="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8"/>
  <manifest:file-entry manifest:media-type="" manifest:full-path="ObjectReplacements/Object 128"/>
  <manifest:file-entry manifest:media-type="application/x-openoffice-gdimetafile;windows_formatname=&quot;GDIMetaFile&quot;" manifest:full-path="ObjectReplacements/Object 39"/>
  <manifest:file-entry manifest:media-type="" manifest:full-path="ObjectReplacements/Object 1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0"/>
  <manifest:file-entry manifest:media-type="" manifest:full-path="ObjectReplacements/Object 41"/>
  <manifest:file-entry manifest:media-type="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39"/>
  <manifest:file-entry manifest:media-type="" manifest:full-path="ObjectReplacements/Object 50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6"/>
  <manifest:file-entry manifest:media-type="" manifest:full-path="ObjectReplacements/Object 157"/>
  <manifest:file-entry manifest:media-type="application/x-openoffice-gdimetafile;windows_formatname=&quot;GDIMetaFile&quot;" manifest:full-path="ObjectReplacements/Object 67"/>
  <manifest:file-entry manifest:media-type="" manifest:full-path="ObjectReplacements/Object 158"/>
  <manifest:file-entry manifest:media-type="application/x-openoffice-gdimetafile;windows_formatname=&quot;GDIMetaFile&quot;" manifest:full-path="ObjectReplacements/Object 68"/>
  <manifest:file-entry manifest:media-type="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" manifest:full-path="ObjectReplacements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tyles.xml"/>
  <manifest:file-entry manifest:media-type="text/xml" manifest:full-path="Object 133/settings.xml"/>
  <manifest:file-entry manifest:media-type="application/vnd.oasis.opendocument.graphics" manifest:version="1.2" manifest:full-path="Object 13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"/>
  <manifest:file-entry manifest:media-type="" manifest:full-path="Object 157/statusbar/"/>
  <manifest:file-entry manifest:media-type="" manifest:full-path="Object 157/floater/"/>
  <manifest:file-entry manifest:media-type="" manifest:full-path="Object 157/popupmenu/"/>
  <manifest:file-entry manifest:media-type="text/xml" manifest:full-path="Object 157/content.xml"/>
  <manifest:file-entry manifest:media-type="" manifest:full-path="Object 157/progressbar/"/>
  <manifest:file-entry manifest:media-type="" manifest:full-path="Object 157/menubar/"/>
  <manifest:file-entry manifest:media-type="" manifest:full-path="Object 157/tool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3.44cm"/>
    </style:style>
    <style:style style:name="Table5.B" style:family="table-column">
      <style:table-column-properties style:column-width="1.667cm"/>
    </style:style>
    <style:style style:name="Table5.C" style:family="table-column">
      <style:table-column-properties style:column-width="0.238cm"/>
    </style:style>
    <style:style style:name="Table5.D" style:family="table-column">
      <style:table-column-properties style:column-width="3.154cm"/>
    </style:style>
    <style:style style:name="Table5.E" style:family="table-column">
      <style:table-column-properties style:column-width="2.125cm"/>
    </style:style>
    <style:style style:name="Table5.F" style:family="table-column">
      <style:table-column-properties style:column-width="2.124cm"/>
    </style:style>
    <style:style style:name="Table5.H" style:family="table-column">
      <style:table-column-properties style:column-width="2.08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8.308cm" fo:margin-left="0cm" fo:margin-right="-0.004cm" table:align="margins"/>
    </style:style>
    <style:style style:name="Table4.A" style:family="table-column">
      <style:table-column-properties style:column-width="1.66cm" style:rel-column-width="13093*"/>
    </style:style>
    <style:style style:name="Table4.B" style:family="table-column">
      <style:table-column-properties style:column-width="1.662cm" style:rel-column-width="13106*"/>
    </style:style>
    <style:style style:name="Table4.C" style:family="table-column">
      <style:table-column-properties style:column-width="3.187cm" style:rel-column-width="25142*"/>
    </style:style>
    <style:style style:name="Table4.D" style:family="table-column">
      <style:table-column-properties style:column-width="0.134cm" style:rel-column-width="1057*"/>
    </style:style>
    <style:style style:name="Table4.E" style:family="table-column">
      <style:table-column-properties style:column-width="1.665cm" style:rel-column-width="1313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C3" style:family="table-cell">
      <style:table-cell-properties fo:padding="0.097cm" fo:border-left="0.002cm solid #000000" fo:border-right="none" fo:border-top="none" fo:border-bottom="0.002cm solid #000000"/>
    </style:style>
    <style:style style:name="Table4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3ff104" officeooo:paragraph-rsid="003ff10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4b6c3c" officeooo:paragraph-rsid="004b6c3c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4f1e06" officeooo:paragraph-rsid="004f1e0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62d3dc" officeooo:paragraph-rsid="0062d3dc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73337b" officeooo:paragraph-rsid="0073337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7c4a90" officeooo:paragraph-rsid="007c4a90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9eb0e" officeooo:paragraph-rsid="0049eb0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8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9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20" style:family="paragraph" style:parent-style-name="Standard">
      <style:text-properties style:text-underline-style="solid" style:text-underline-width="auto" style:text-underline-color="font-color" officeooo:rsid="0049eb0e" officeooo:paragraph-rsid="0049eb0e"/>
    </style:style>
    <style:style style:name="P21" style:family="paragraph" style:parent-style-name="Standard">
      <style:text-properties style:text-underline-style="none"/>
    </style:style>
    <style:style style:name="P22" style:family="paragraph" style:parent-style-name="Standard">
      <style:text-properties style:text-underline-style="none" fo:font-weight="normal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7b05a" officeooo:paragraph-rsid="00483784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7f5f4" officeooo:paragraph-rsid="0046bffd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3ae416" officeooo:paragraph-rsid="00483784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paragraph-rsid="0049eb0e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4b6c3c" officeooo:paragraph-rsid="004b6c3c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4cded8" officeooo:paragraph-rsid="004cded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5522" officeooo:paragraph-rsid="0015a40f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5522" officeooo:paragraph-rsid="00542a6b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45522" officeooo:paragraph-rsid="00555a8e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45522" officeooo:paragraph-rsid="00592790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45522" officeooo:paragraph-rsid="005b53a2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45522" officeooo:paragraph-rsid="0073337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45522" officeooo:paragraph-rsid="00772342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345522" officeooo:paragraph-rsid="00788e56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345522" officeooo:paragraph-rsid="007c4a90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45522" officeooo:paragraph-rsid="007e41ef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45522" officeooo:paragraph-rsid="0080c803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542a6b" officeooo:paragraph-rsid="00542a6b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55a8e" officeooo:paragraph-rsid="00555a8e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56a5bd" officeooo:paragraph-rsid="0056a5bd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5b53a2" officeooo:paragraph-rsid="005b53a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5bd483" officeooo:paragraph-rsid="005bd483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592790" officeooo:paragraph-rsid="00592790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e9f34" officeooo:paragraph-rsid="005e9f34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73337b" officeooo:paragraph-rsid="0073337b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73337b" officeooo:paragraph-rsid="00772342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788e56" officeooo:paragraph-rsid="00788e56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40d5a" officeooo:paragraph-rsid="0073337b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7c4a90" officeooo:paragraph-rsid="007c4a90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80c803" officeooo:paragraph-rsid="007c4a90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80c803" officeooo:paragraph-rsid="0080c803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7e41ef" officeooo:paragraph-rsid="007e41ef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7eeee0" officeooo:paragraph-rsid="007eeee0" style:font-weight-asian="normal" style:font-weight-complex="normal"/>
    </style:style>
    <style:style style:name="P74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345522" officeooo:paragraph-rsid="007c4a90" style:font-weight-asian="bold" style:font-weight-complex="bold"/>
    </style:style>
    <style:style style:name="P76" style:family="paragraph" style:parent-style-name="Standard">
      <style:text-properties style:text-underline-style="none" officeooo:paragraph-rsid="0049eb0e"/>
    </style:style>
    <style:style style:name="P77" style:family="paragraph" style:parent-style-name="Standard">
      <style:text-properties style:text-underline-style="none" officeooo:rsid="0049eb0e" officeooo:paragraph-rsid="0049eb0e"/>
    </style:style>
    <style:style style:name="P78" style:family="paragraph" style:parent-style-name="Standard">
      <style:text-properties fo:font-weight="normal" officeooo:paragraph-rsid="003ae416" style:font-weight-asian="normal" style:font-weight-complex="normal"/>
    </style:style>
    <style:style style:name="P79" style:family="paragraph" style:parent-style-name="Standard">
      <style:text-properties fo:font-weight="normal" officeooo:paragraph-rsid="0044e730" style:font-weight-asian="normal" style:font-weight-complex="normal"/>
    </style:style>
    <style:style style:name="P80" style:family="paragraph" style:parent-style-name="Standard">
      <style:text-properties style:font-name="Bitstream Vera Sans Mono" fo:font-size="11pt" fo:font-style="normal" style:text-underline-style="none" fo:font-weight="normal" officeooo:rsid="003a53c9" officeooo:paragraph-rsid="0044e730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P81" style:family="paragraph" style:parent-style-name="Standard">
      <style:text-properties officeooo:paragraph-rsid="00682bc6"/>
    </style:style>
    <style:style style:name="P82" style:family="paragraph" style:parent-style-name="Standard">
      <style:text-properties officeooo:paragraph-rsid="006ba703"/>
    </style:style>
    <style:style style:name="P83" style:family="paragraph" style:parent-style-name="Standard">
      <style:text-properties officeooo:paragraph-rsid="006be47c"/>
    </style:style>
    <style:style style:name="P84" style:family="paragraph" style:parent-style-name="Standard">
      <style:text-properties officeooo:paragraph-rsid="006c1dbc"/>
    </style:style>
    <style:style style:name="P85" style:family="paragraph" style:parent-style-name="Standard">
      <style:text-properties officeooo:rsid="00682bc6" officeooo:paragraph-rsid="00682bc6"/>
    </style:style>
    <style:style style:name="P86" style:family="paragraph" style:parent-style-name="Standard">
      <style:text-properties officeooo:rsid="006c1dbc" officeooo:paragraph-rsid="006c1dbc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106" style:family="paragraph" style:parent-style-name="Table_20_Contents">
      <style:text-properties officeooo:paragraph-rsid="0050c84e"/>
    </style:style>
    <style:style style:name="P107" style:family="paragraph" style:parent-style-name="Table_20_Contents">
      <style:text-properties officeooo:paragraph-rsid="0052664b"/>
    </style:style>
    <style:style style:name="P108" style:family="paragraph" style:parent-style-name="Table_20_Contents">
      <style:text-properties officeooo:rsid="0050c84e" officeooo:paragraph-rsid="0050c84e"/>
    </style:style>
    <style:style style:name="P109" style:family="paragraph" style:parent-style-name="Table_20_Contents">
      <style:text-properties officeooo:rsid="0059e231" officeooo:paragraph-rsid="0059e231"/>
    </style:style>
    <style:style style:name="P110" style:family="paragraph" style:parent-style-name="Table_20_Contents">
      <style:text-properties officeooo:rsid="0052664b" officeooo:paragraph-rsid="0052664b"/>
    </style:style>
    <style:style style:name="P111" style:family="paragraph" style:parent-style-name="Table_20_Contents">
      <style:text-properties officeooo:paragraph-rsid="0062d3dc"/>
    </style:style>
    <style:style style:name="P112" style:family="paragraph" style:parent-style-name="Table_20_Contents">
      <style:text-properties officeooo:paragraph-rsid="0064ce76"/>
    </style:style>
    <style:style style:name="P113" style:family="paragraph" style:parent-style-name="Table_20_Contents">
      <style:text-properties officeooo:paragraph-rsid="0065fa1e"/>
    </style:style>
    <style:style style:name="P114" style:family="paragraph" style:parent-style-name="Table_20_Contents">
      <style:text-properties officeooo:paragraph-rsid="0065fe31"/>
    </style:style>
    <style:style style:name="P115" style:family="paragraph" style:parent-style-name="Table_20_Contents">
      <style:text-properties officeooo:rsid="0062d3dc" officeooo:paragraph-rsid="0062d3dc"/>
    </style:style>
    <style:style style:name="P116" style:family="paragraph" style:parent-style-name="Table_20_Contents">
      <style:text-properties officeooo:rsid="006a203d" officeooo:paragraph-rsid="006a203d"/>
    </style:style>
    <style:style style:name="P117" style:family="paragraph" style:parent-style-name="Table_20_Contents">
      <style:text-properties officeooo:rsid="006a203d" officeooo:paragraph-rsid="006c1dbc"/>
    </style:style>
    <style:style style:name="P118" style:family="paragraph" style:parent-style-name="Table_20_Contents">
      <style:text-properties officeooo:rsid="006ba703" officeooo:paragraph-rsid="006ba703"/>
    </style:style>
    <style:style style:name="P119" style:family="paragraph" style:parent-style-name="Table_20_Contents">
      <style:text-properties officeooo:rsid="006ba703" officeooo:paragraph-rsid="006c1dbc"/>
    </style:style>
    <style:style style:name="P120" style:family="paragraph" style:parent-style-name="Table_20_Contents">
      <style:text-properties officeooo:rsid="006c1dbc" officeooo:paragraph-rsid="006c1dbc"/>
    </style:style>
    <style:style style:name="P121" style:family="paragraph" style:parent-style-name="Table_20_Contents">
      <style:text-properties officeooo:rsid="0074f967" officeooo:paragraph-rsid="0062d3dc"/>
    </style:style>
    <style:style style:name="P122" style:family="paragraph" style:parent-style-name="Table_20_Contents">
      <style:text-properties officeooo:rsid="0074f967" officeooo:paragraph-rsid="0074f967"/>
    </style:style>
    <style:style style:name="P123" style:family="paragraph" style:parent-style-name="Table_20_Contents">
      <style:text-properties officeooo:rsid="0074f967" officeooo:paragraph-rsid="0065fe31"/>
    </style:style>
    <style:style style:name="P124" style:family="paragraph" style:parent-style-name="Table_20_Contents">
      <style:text-properties officeooo:rsid="00753529" officeooo:paragraph-rsid="00682bc6"/>
    </style:style>
    <style:style style:name="P125" style:family="paragraph" style:parent-style-name="Table_20_Contents">
      <style:text-properties officeooo:rsid="00753529" officeooo:paragraph-rsid="00753529"/>
    </style:style>
    <style:style style:name="P126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127" style:family="paragraph" style:parent-style-name="Standard">
      <style:text-properties style:text-position="0% 100%" style:text-underline-style="none" fo:font-weight="normal" officeooo:rsid="00230f4e" officeooo:paragraph-rsid="0082c93a" style:font-weight-asian="normal" style:font-weight-complex="normal"/>
    </style:style>
    <style:style style:name="P128" style:family="paragraph" style:parent-style-name="Standard">
      <style:text-properties style:text-position="0% 100%" style:text-underline-style="none" fo:font-weight="normal" officeooo:rsid="00230f4e" officeooo:paragraph-rsid="0086019e" style:font-weight-asian="normal" style:font-weight-complex="normal"/>
    </style:style>
    <style:style style:name="P129" style:family="paragraph" style:parent-style-name="Standard">
      <style:text-properties style:text-underline-style="none" fo:font-weight="bold" officeooo:paragraph-rsid="0086019e" style:font-weight-asian="bold" style:font-weight-complex="bold"/>
    </style:style>
    <style:style style:name="P130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1" style:family="paragraph" style:parent-style-name="Standard">
      <style:text-properties style:text-underline-style="solid" style:text-underline-width="auto" style:text-underline-color="font-color" fo:font-weight="normal" officeooo:paragraph-rsid="0086019e" style:font-weight-asian="normal" style:font-weight-complex="normal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officeooo:rsid="00222c0f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weight="bold" officeooo:rsid="00222c0f" style:font-weight-asian="bold" style:font-weight-complex="bold"/>
    </style:style>
    <style:style style:name="T35" style:family="text">
      <style:text-properties style:text-position="0% 100%" officeooo:rsid="002fb65b"/>
    </style:style>
    <style:style style:name="T36" style:family="text">
      <style:text-properties style:text-position="0% 100%" officeooo:rsid="003d2493"/>
    </style:style>
    <style:style style:name="T37" style:family="text">
      <style:text-properties style:text-position="0% 100%" officeooo:rsid="0082c93a"/>
    </style:style>
    <style:style style:name="T38" style:family="text">
      <style:text-properties officeooo:rsid="0022ca51"/>
    </style:style>
    <style:style style:name="T39" style:family="text">
      <style:text-properties officeooo:rsid="0027b05a"/>
    </style:style>
    <style:style style:name="T40" style:family="text">
      <style:text-properties officeooo:rsid="0028afe4"/>
    </style:style>
    <style:style style:name="T41" style:family="text">
      <style:text-properties officeooo:rsid="002a97b1"/>
    </style:style>
    <style:style style:name="T42" style:family="text">
      <style:text-properties officeooo:rsid="002c695d"/>
    </style:style>
    <style:style style:name="T43" style:family="text">
      <style:text-properties officeooo:rsid="002cddd2"/>
    </style:style>
    <style:style style:name="T44" style:family="text">
      <style:text-properties officeooo:rsid="002e5ee0"/>
    </style:style>
    <style:style style:name="T45" style:family="text">
      <style:text-properties officeooo:rsid="002fb65b"/>
    </style:style>
    <style:style style:name="T46" style:family="text">
      <style:text-properties style:text-underline-style="none" officeooo:rsid="00345522"/>
    </style:style>
    <style:style style:name="T47" style:family="text">
      <style:text-properties style:text-underline-style="none" officeooo:rsid="00364d64"/>
    </style:style>
    <style:style style:name="T48" style:family="text">
      <style:text-properties style:text-underline-style="none" officeooo:rsid="003ae416"/>
    </style:style>
    <style:style style:name="T49" style:family="text">
      <style:text-properties style:text-underline-style="none" officeooo:rsid="0027b05a"/>
    </style:style>
    <style:style style:name="T50" style:family="text">
      <style:text-properties style:text-underline-style="none" officeooo:rsid="004ddcb1"/>
    </style:style>
    <style:style style:name="T51" style:family="text">
      <style:text-properties officeooo:rsid="0037f5f4"/>
    </style:style>
    <style:style style:name="T52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officeooo:rsid="003ff10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officeooo:rsid="0046bffd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officeooo:rsid="00434651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9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60" style:family="text">
      <style:text-properties style:font-name="Bitstream Vera Sans Mono" fo:font-size="11pt" fo:font-style="normal" style:text-underline-style="none" officeooo:rsid="0044e730" style:font-name-asian="Bitstream Vera Sans Mono" style:font-size-asian="11pt" style:font-style-asian="normal" style:font-name-complex="Bitstream Vera Sans Mono" style:font-size-complex="11pt" style:font-style-complex="normal"/>
    </style:style>
    <style:style style:name="T61" style:family="text">
      <style:text-properties officeooo:rsid="003ae416"/>
    </style:style>
    <style:style style:name="T62" style:family="text">
      <style:text-properties officeooo:rsid="003b4d73"/>
    </style:style>
    <style:style style:name="T63" style:family="text">
      <style:text-properties officeooo:rsid="003d2396"/>
    </style:style>
    <style:style style:name="T64" style:family="text">
      <style:text-properties officeooo:rsid="003ff104"/>
    </style:style>
    <style:style style:name="T65" style:family="text">
      <style:text-properties officeooo:rsid="0041d797"/>
    </style:style>
    <style:style style:name="T66" style:family="text">
      <style:text-properties officeooo:rsid="0043e1e6"/>
    </style:style>
    <style:style style:name="T67" style:family="text">
      <style:text-properties officeooo:rsid="0046bffd"/>
    </style:style>
    <style:style style:name="T68" style:family="text">
      <style:text-properties officeooo:rsid="00483784"/>
    </style:style>
    <style:style style:name="T69" style:family="text">
      <style:text-properties officeooo:rsid="0049eb0e"/>
    </style:style>
    <style:style style:name="T70" style:family="text">
      <style:text-properties officeooo:rsid="0052664b"/>
    </style:style>
    <style:style style:name="T71" style:family="text">
      <style:text-properties officeooo:rsid="00542a6b"/>
    </style:style>
    <style:style style:name="T72" style:family="text">
      <style:text-properties officeooo:rsid="00555a8e"/>
    </style:style>
    <style:style style:name="T73" style:family="text">
      <style:text-properties officeooo:rsid="00592790"/>
    </style:style>
    <style:style style:name="T74" style:family="text">
      <style:text-properties officeooo:rsid="005b53a2"/>
    </style:style>
    <style:style style:name="T75" style:family="text">
      <style:text-properties officeooo:rsid="005bd483"/>
    </style:style>
    <style:style style:name="T76" style:family="text">
      <style:text-properties officeooo:rsid="0062d3dc"/>
    </style:style>
    <style:style style:name="T77" style:family="text">
      <style:text-properties officeooo:rsid="0064ce76"/>
    </style:style>
    <style:style style:name="T78" style:family="text">
      <style:text-properties officeooo:rsid="0065fa1e"/>
    </style:style>
    <style:style style:name="T79" style:family="text">
      <style:text-properties officeooo:rsid="0065fe31"/>
    </style:style>
    <style:style style:name="T80" style:family="text">
      <style:text-properties officeooo:rsid="00682bc6"/>
    </style:style>
    <style:style style:name="T81" style:family="text">
      <style:text-properties officeooo:rsid="006a203d"/>
    </style:style>
    <style:style style:name="T82" style:family="text">
      <style:text-properties officeooo:rsid="006ba703"/>
    </style:style>
    <style:style style:name="T83" style:family="text">
      <style:text-properties officeooo:rsid="006be47c"/>
    </style:style>
    <style:style style:name="T84" style:family="text">
      <style:text-properties officeooo:rsid="006c1dbc"/>
    </style:style>
    <style:style style:name="T85" style:family="text">
      <style:text-properties officeooo:rsid="0073337b"/>
    </style:style>
    <style:style style:name="T86" style:family="text">
      <style:text-properties officeooo:rsid="00740d5a"/>
    </style:style>
    <style:style style:name="T87" style:family="text">
      <style:text-properties officeooo:rsid="00788e56"/>
    </style:style>
    <style:style style:name="T88" style:family="text">
      <style:text-properties officeooo:rsid="007c4a90"/>
    </style:style>
    <style:style style:name="T89" style:family="text">
      <style:text-properties officeooo:rsid="007e41ef"/>
    </style:style>
    <style:style style:name="T90" style:family="text">
      <style:text-properties officeooo:rsid="007eeee0"/>
    </style:style>
    <style:style style:name="T91" style:family="text">
      <style:text-properties officeooo:rsid="0080c803"/>
    </style:style>
    <style:style style:name="T92" style:family="text">
      <style:text-properties officeooo:rsid="0082c93a"/>
    </style:style>
    <style:style style:name="T93" style:family="text">
      <style:text-properties officeooo:rsid="0084c7f1"/>
    </style:style>
    <style:style style:name="T94" style:family="text">
      <style:text-properties officeooo:rsid="0085d603"/>
    </style:style>
    <style:style style:name="T95" style:family="text">
      <style:text-properties officeooo:rsid="00230f4e"/>
    </style:style>
    <style:style style:name="T96" style:family="text">
      <style:text-properties officeooo:rsid="0086019e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5" style:family="graphic" style:parent-style-name="OLE">
      <style:graphic-properties style:vertical-pos="from-top" style:horizontal-pos="from-left" style:horizontal-rel="paragraph" draw:ole-draw-aspect="1"/>
    </style:style>
    <style:style style:name="fr6" style:family="graphic" style:parent-style-name="OLE">
      <style:graphic-properties style:vertical-pos="from-top"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style:style style:name="fr11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71" text:anchor-type="page" text:anchor-page-number="6" svg:x="12.839cm" svg:y="4.463cm" svg:width="4.025cm" svg:height="3.216cm" draw:z-index="2">
        <draw:object xlink:href="./Object 171" xlink:type="simple" xlink:show="embed" xlink:actuate="onLoad"/>
        <draw:image xlink:href="./ObjectReplacements/Object 171" xlink:type="simple" xlink:show="embed" xlink:actuate="onLoad"/>
      </draw:frame>
      <text:p text:style-name="P15">Notes</text:p>
      <text:p text:style-name="P15">Fractions:</text:p>
      <text:p text:style-name="P18">Addition/Subtraction:</text:p>
      <text:p text:style-name="P21"><draw:frame draw:style-name="fr2" draw:name="Object21" text:anchor-type="as-char" svg:width="6.331cm" svg:height="0.998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5"><draw:frame draw:style-name="fr3" draw:name="Object10" text:anchor-type="as-char" svg:y="0cm" svg:width="5.554cm" svg:height="0.997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3"><text:span text:style-name="T44"><draw:frame draw:style-name="fr2" draw:name="Object33" text:anchor-type="as-char" svg:width="1.864cm" svg:height="0.997cm" draw:z-index="5"><draw:object xlink:href="./Object 33" xlink:type="simple" xlink:show="embed" xlink:actuate="onLoad"/><draw:image xlink:href="./ObjectReplacements/Object 33" xlink:type="simple" xlink:show="embed" xlink:actuate="onLoad"/></draw:frame></text:span><text:span text:style-name="T45"><draw:frame draw:style-name="fr2" draw:name="Object40" text:anchor-type="as-char" svg:width="1.767cm" svg:height="0.997cm" draw:z-index="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5"/>
      <text:p text:style-name="P15">Powers:</text:p>
      <text:p text:style-name="P1">Negative:</text:p>
      <text:p text:style-name="P21"><draw:frame draw:style-name="fr2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fraction:</text:p>
      <text:p text:style-name="P77"><draw:frame draw:style-name="fr2" draw:name="Object83" text:anchor-type="as-char" svg:width="3.863cm" svg:height="1.21cm" draw:z-index="10"><draw:object xlink:href="./Object 83" xlink:type="simple" xlink:show="embed" xlink:actuate="onLoad"/><draw:image xlink:href="./ObjectReplacements/Object 83" xlink:type="simple" xlink:show="embed" xlink:actuate="onLoad"/></draw:frame></text:p>
      <text:p text:style-name="P77">example:</text:p>
      <text:p text:style-name="P76"><text:span text:style-name="T69"><draw:frame draw:style-name="fr2" draw:name="Object84" text:anchor-type="as-char" svg:width="1.443cm" svg:height="0.813cm" draw:z-index="11"><draw:object xlink:href="./Object 84" xlink:type="simple" xlink:show="embed" xlink:actuate="onLoad"/><draw:image xlink:href="./ObjectReplacements/Object 84" xlink:type="simple" xlink:show="embed" xlink:actuate="onLoad"/></draw:frame></text:span><text:span text:style-name="T69"><draw:frame draw:style-name="fr2" draw:name="Object85" text:anchor-type="as-char" svg:width="1.877cm" svg:height="1.21cm" draw:z-index="1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77"/>
      <text:p text:style-name="P1">Multiple powers:</text:p>
      <text:p text:style-name="P17"><draw:frame draw:style-name="fr2" draw:name="Object27" text:anchor-type="as-char" svg:width="4.817cm" svg:height="1.057cm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7"><draw:frame draw:style-name="fr2" draw:name="Object28" text:anchor-type="as-char" svg:width="4.475cm" svg:height="1.117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/>
      <text:p text:style-name="P19">example:</text:p>
      <text:p text:style-name="P1"><draw:frame draw:style-name="fr2" draw:name="Object2" text:anchor-type="as-char" svg:width="4.597cm" svg:height="0.52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3" draw:name="Object6" text:anchor-type="as-char" svg:y="0cm" svg:width="9.394cm" svg:height="0.547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6">Surds:</text:p>
      <text:p text:style-name="P44"><text:span text:style-name="T69"><draw:frame draw:style-name="fr2" draw:name="Object81" text:anchor-type="as-char" svg:width="2.501cm" svg:height="0.504cm" draw:z-index="22"><draw:object xlink:href="./Object 81" xlink:type="simple" xlink:show="embed" xlink:actuate="onLoad"/><draw:image xlink:href="./ObjectReplacements/Object 81" xlink:type="simple" xlink:show="embed" xlink:actuate="onLoad"/></draw:frame></text:span><text:span text:style-name="T69"> </text:span><text:span text:style-name="T69"><draw:frame draw:style-name="fr2" draw:name="Object82" text:anchor-type="as-char" svg:width="1.702cm" svg:height="1.122cm" draw:z-index="23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>rationalising:</text:p>
      <text:p text:style-name="P45"><draw:frame draw:style-name="fr2" draw:name="Object86" text:anchor-type="as-char" svg:width="4.766cm" svg:height="1.122cm" draw:z-index="24"><draw:object xlink:href="./Object 86" xlink:type="simple" xlink:show="embed" xlink:actuate="onLoad"/><draw:image xlink:href="./ObjectReplacements/Object 86" xlink:type="simple" xlink:show="embed" xlink:actuate="onLoad"/></draw:frame></text:p>
      <text:p text:style-name="P46"><draw:frame draw:style-name="fr2" draw:name="Object87" text:anchor-type="as-char" svg:width="6.346cm" svg:height="1.094cm" draw:z-index="26"><draw:object xlink:href="./Object 87" xlink:type="simple" xlink:show="embed" xlink:actuate="onLoad"/><draw:image xlink:href="./ObjectReplacements/Object 87" xlink:type="simple" xlink:show="embed" xlink:actuate="onLoad"/></draw:frame></text:p>
      <text:p text:style-name="P4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alculus:</text:p>
      <text:p text:style-name="P1">Derivatives:</text:p>
      <text:p text:style-name="P1"><draw:frame draw:style-name="fr2" draw:name="Object4" text:anchor-type="as-char" svg:width="3.731cm" svg:height="1.117cm" draw:z-index="27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3" text:anchor-type="as-char" svg:width="6.585cm" svg:height="4.272cm" draw:z-index="2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2" draw:name="Object11" text:anchor-type="as-char" svg:width="4.821cm" svg:height="6.346cm" draw:z-index="2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22">Notations:</text:p>
      <text:p text:style-name="P22"><draw:frame draw:style-name="fr2" draw:name="Object5" text:anchor-type="as-char" svg:width="6.092cm" svg:height="1.685cm" draw:z-index="30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2"><draw:frame draw:style-name="fr2" draw:name="Object9" text:anchor-type="as-char" svg:width="11.441cm" svg:height="3.129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22"><draw:frame draw:style-name="fr2" draw:name="Object12" text:anchor-type="as-char" svg:width="9.491cm" svg:height="1.542cm" draw:z-index="3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pan text:style-name="T37"/></text:p>
      <text:p text:style-name="P129"><text:soft-page-break/><text:span text:style-name="T37">Exponentials</text:span> and logarithms</text:p>
      <text:p text:style-name="P128"><text:span text:style-name="T92"><draw:frame draw:style-name="fr11" draw:name="Object197" text:anchor-type="as-char" svg:width="3.374cm" svg:height="1.161cm" draw:z-index="198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96">(providing n is large enough)</text:span></text:p>
      <text:p text:style-name="P128"><text:span text:style-name="T92"><draw:frame draw:style-name="fr11" draw:name="Object198" text:anchor-type="as-char" svg:width="3.552cm" svg:height="0.589cm" draw:z-index="199"><draw:object xlink:href="./Object 203" xlink:type="simple" xlink:show="embed" xlink:actuate="onLoad"/><draw:image xlink:href="./ObjectReplacements/Object 203" xlink:type="simple" xlink:show="embed" xlink:actuate="onLoad"/><svg:desc>formula</svg:desc></draw:frame></text:span><text:span text:style-name="T92">example </text:span><text:span text:style-name="T92"><draw:frame draw:style-name="fr11" draw:name="Object199" text:anchor-type="as-char" svg:width="3.357cm" svg:height="0.589cm" draw:z-index="200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92">in other words, log is the reverse of an exponential, or </text:span><text:span text:style-name="T92"><draw:frame draw:style-name="fr11" draw:name="Object200" text:anchor-type="as-char" svg:width="2.524cm" svg:height="0.529cm" draw:z-index="201"><draw:object xlink:href="./Object 205" xlink:type="simple" xlink:show="embed" xlink:actuate="onLoad"/><draw:image xlink:href="./ObjectReplacements/Object 205" xlink:type="simple" xlink:show="embed" xlink:actuate="onLoad"/><svg:desc>formula</svg:desc></draw:frame></text:span><text:span text:style-name="T92">is the number you need to raise "base" by to get "value".</text:span></text:p>
      <text:p text:style-name="P128"><text:span text:style-name="T92"/></text:p>
      <text:p text:style-name="P128"><text:span text:style-name="T93">ln is </text:span><text:span text:style-name="T93"><draw:frame draw:style-name="fr11" draw:name="Object201" text:anchor-type="as-char" svg:width="2.175cm" svg:height="0.529cm" draw:z-index="193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93">or the number that </text:span><text:span text:style-name="T94">"</text:span><text:span text:style-name="T93">e</text:span><text:span text:style-name="T94">"</text:span><text:span text:style-name="T93"> is raised by to get </text:span><text:span text:style-name="T94">"</text:span><text:span text:style-name="T93">value</text:span><text:span text:style-name="T94">"</text:span><text:span text:style-name="T93">, hence </text:span><text:span text:style-name="T93"><draw:frame draw:style-name="fr11" draw:name="Object203" text:anchor-type="as-char" svg:width="1.663cm" svg:height="0.487cm" draw:z-index="194"><draw:object xlink:href="./Object 198" xlink:type="simple" xlink:show="embed" xlink:actuate="onLoad"/><draw:image xlink:href="./ObjectReplacements/Object 198" xlink:type="simple" xlink:show="embed" xlink:actuate="onLoad"/><svg:desc>formula</svg:desc></draw:frame></text:span><text:span text:style-name="T93"> (</text:span><text:span text:style-name="T93"><draw:frame draw:style-name="fr11" draw:name="Object202" text:anchor-type="as-char" svg:width="1.087cm" svg:height="0.527cm" draw:z-index="195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93">)</text:span><text:span text:style-name="T93"><draw:frame draw:style-name="fr11" draw:name="Object204" text:anchor-type="as-char" svg:width="1.794cm" svg:height="0.547cm" draw:z-index="196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94">... </text:span><text:span text:style-name="T94"><draw:frame draw:style-name="fr11" draw:name="Object205" text:anchor-type="as-char" svg:width="1.806cm" svg:height="0.547cm" draw:z-index="197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p>
      <text:p text:style-name="P2"/>
      <text:p text:style-name="P2"/>
      <text:p text:style-name="P131"><draw:frame draw:style-name="fr3" draw:name="Object7" text:anchor-type="as-char" svg:y="-0.616cm" svg:width="4.798cm" svg:height="2.928cm" draw:z-index="203"><draw:object xlink:href="./Object 7" xlink:type="simple" xlink:show="embed" xlink:actuate="onLoad"/><draw:image xlink:href="./ObjectReplacements/Object 7" xlink:type="simple" xlink:show="embed" xlink:actuate="onLoad"/></draw:frame></text:p>
      <text:p text:style-name="P131"><draw:frame draw:style-name="fr2" draw:name="Object8" text:anchor-type="as-char" svg:width="4.327cm" svg:height="3.373cm" draw:z-index="202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2" draw:name="Object13" text:anchor-type="as-char" svg:width="5.667cm" svg:height="2.418cm" draw:z-index="33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2" draw:name="Object14" text:anchor-type="as-char" svg:width="12.942cm" svg:height="1.053cm" draw:z-index="34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2" draw:name="Object15" text:anchor-type="as-char" svg:width="7.798cm" svg:height="0.467cm" draw:z-index="3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2" draw:name="Object16" text:anchor-type="as-char" svg:width="1.513cm" svg:height="0.487cm" draw:z-index="39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2" draw:name="Object17" text:anchor-type="as-char" svg:width="14.788cm" svg:height="1.951cm" draw:z-index="40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Trigonometry</text:p>
      <text:p text:style-name="P2"><text:soft-page-break/><draw:frame draw:style-name="fr4" draw:name="Object18" text:anchor-type="as-char" svg:width="7.542cm" svg:height="4.42cm" draw:z-index="41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<text:span text:style-name="T45">Pythagoras theorem (for right angle triangles) </text:span><text:span text:style-name="T45">hypothenous</text:span><text:span text:style-name="T22">2</text:span><text:span text:style-name="T36">=</text:span><text:span text:style-name="T35">adjacent</text:span><text:span text:style-name="T22">2 </text:span><text:span text:style-name="T35">+ </text:span><text:span text:style-name="T35">opposite</text:span><text:span text:style-name="T22">2 </text:span><text:span text:style-name="T35">(</text:span><text:span text:style-name="T45"><draw:frame draw:style-name="fr2" draw:name="Object41" text:anchor-type="as-char" svg:width="1.953cm" svg:height="0.527cm" draw:z-index="48"><draw:object xlink:href="./Object 41" xlink:type="simple" xlink:show="embed" xlink:actuate="onLoad"/><draw:image xlink:href="./ObjectReplacements/Object 41" xlink:type="simple" xlink:show="embed" xlink:actuate="onLoad"/></draw:frame></text:span><text:span text:style-name="T45">)</text:span></text:p>
      <text:p text:style-name="P35"/>
      <text:p text:style-name="P34"><text:span text:style-name="T45"><draw:frame draw:style-name="fr2" draw:name="Object42" text:anchor-type="as-char" svg:width="3.974cm" svg:height="0.997cm" draw:z-index="49"><draw:object xlink:href="./Object 42" xlink:type="simple" xlink:show="embed" xlink:actuate="onLoad"/><draw:image xlink:href="./ObjectReplacements/Object 42" xlink:type="simple" xlink:show="embed" xlink:actuate="onLoad"/></draw:frame></text:span><text:span text:style-name="T45"><draw:frame draw:style-name="fr2" draw:name="Object43" text:anchor-type="as-char" svg:width="2.342cm" svg:height="1.095cm" draw:z-index="50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4"><text:span text:style-name="T45"><draw:frame draw:style-name="fr2" draw:name="Object44" text:anchor-type="as-char" svg:width="3.692cm" svg:height="0.997cm" draw:z-index="51"><draw:object xlink:href="./Object 44" xlink:type="simple" xlink:show="embed" xlink:actuate="onLoad"/><draw:image xlink:href="./ObjectReplacements/Object 44" xlink:type="simple" xlink:show="embed" xlink:actuate="onLoad"/></draw:frame></text:span><text:span text:style-name="T45"><draw:frame draw:style-name="fr2" draw:name="Object45" text:anchor-type="as-char" svg:width="2.404cm" svg:height="1.095cm" draw:z-index="52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4"><text:span text:style-name="T45"><draw:frame draw:style-name="fr2" draw:name="Object46" text:anchor-type="as-char" svg:width="3.323cm" svg:height="0.997cm" draw:z-index="53"><draw:object xlink:href="./Object 46" xlink:type="simple" xlink:show="embed" xlink:actuate="onLoad"/><draw:image xlink:href="./ObjectReplacements/Object 46" xlink:type="simple" xlink:show="embed" xlink:actuate="onLoad"/></draw:frame></text:span><text:span text:style-name="T45"><draw:frame draw:style-name="fr2" draw:name="Object47" text:anchor-type="as-char" svg:width="2.402cm" svg:height="1.095cm" draw:z-index="54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">Sin Rule:</text:p>
      <text:p text:style-name="P2"><draw:frame draw:style-name="fr2" draw:name="Object19" text:anchor-type="as-char" svg:width="4.618cm" svg:height="2.542cm" draw:z-index="55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7"/>
      <text:p text:style-name="P7"/>
      <text:p text:style-name="P7">Vectors:</text:p>
      <text:p text:style-name="P7"><draw:frame draw:style-name="fr4" draw:name="Object22" text:anchor-type="as-char" svg:width="7.541cm" svg:height="4.419cm" draw:z-index="6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7"/>
      <text:p text:style-name="P5"><text:span text:style-name="T46">To Component form:</text:span><text:span text:style-name="T46"><draw:frame draw:style-name="fr2" draw:name="Object24" text:anchor-type="as-char" svg:width="2.415cm" svg:height="0.529cm" draw:z-index="7"><draw:object xlink:href="./Object 24" xlink:type="simple" xlink:show="embed" xlink:actuate="onLoad"/><draw:image xlink:href="./ObjectReplacements/Object 24" xlink:type="simple" xlink:show="embed" xlink:actuate="onLoad"/></draw:frame></text:span><text:span text:style-name="T47"><draw:frame draw:style-name="fr2" draw:name="Object48" text:anchor-type="as-char" svg:width="2.358cm" svg:height="0.529cm" draw:z-index="5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6"><text:span text:style-name="T47">The Magnitude:</text:span><text:span text:style-name="T47"><draw:frame draw:style-name="fr2" draw:name="Object49" text:anchor-type="as-char" svg:width="2.568cm" svg:height="0.635cm" draw:z-index="5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6"><text:span text:style-name="T47">The angle:</text:span><text:span text:style-name="T47"><draw:frame draw:style-name="fr2" draw:name="Object50" text:anchor-type="as-char" svg:width="2.545cm" svg:height="1.124cm" draw:z-index="5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6"><text:span text:style-name="T47">To add vectors </text:span><text:span text:style-name="T47"><draw:frame draw:style-name="fr2" draw:name="Object23" text:anchor-type="as-char" svg:width="5.546cm" svg:height="0.529cm" draw:z-index="5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7"/>
      <text:p text:style-name="P12">Trig ratio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>
          <table:table-cell table:style-name="Table5.A1" office:value-type="string">
            <text:p text:style-name="Table_20_Contents"/>
            <text:p text:style-name="Table_20_Contents"/>
          </table:table-cell>
          <table:table-cell table:style-name="Table5.A1" office:value-type="string">
            <text:p text:style-name="P115"><draw:frame draw:style-name="fr2" draw:name="Object106" text:anchor-type="as-char" svg:width="0.43cm" svg:height="0.467cm" draw:z-index="60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5.C1" table:number-columns-spanned="6" office:value-type="string">
            <text:p text:style-name="P116">proof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5.A2" office:value-type="string">
            <text:p text:style-name="Table_20_Contents"><draw:frame draw:style-name="fr5" draw:name="Object105" text:anchor-type="as-char" svg:y="-1.559cm" svg:width="3.281cm" svg:height="3.175cm" draw:z-index="61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5.B2" office:value-type="float" office:value="0">
            <text:p text:style-name="P115">0</text:p>
          </table:table-cell>
          <table:table-cell table:style-name="Table5.C2" table:number-columns-spanned="6" office:value-type="string">
            <text:p text:style-name="P115">Adjacent(b)=Hypotenuse(a), opposite(c)=0</text:p>
            <text:p text:style-name="P111"><text:span text:style-name="T76"><draw:frame draw:style-name="fr2" draw:name="Object107" text:anchor-type="as-char" svg:width="3.166cm" svg:height="0.997cm" draw:z-index="62"><draw:object xlink:href="./Object 107" xlink:type="simple" xlink:show="embed" xlink:actuate="onLoad"/><draw:image xlink:href="./ObjectReplacements/Object 107" xlink:type="simple" xlink:show="embed" xlink:actuate="onLoad"/></draw:frame></text:span><text:span text:style-name="T76"><draw:frame draw:style-name="fr2" draw:name="Object108" text:anchor-type="as-char" svg:width="2.559cm" svg:height="0.997cm" draw:z-index="63"><draw:object xlink:href="./Object 108" xlink:type="simple" xlink:show="embed" xlink:actuate="onLoad"/><draw:image xlink:href="./ObjectReplacements/Object 108" xlink:type="simple" xlink:show="embed" xlink:actuate="onLoad"/></draw:frame></text:span><text:span text:style-name="T76"><draw:frame draw:style-name="fr2" draw:name="Object109" text:anchor-type="as-char" svg:width="2.538cm" svg:height="0.997cm" draw:z-index="64"><draw:object xlink:href="./Object 109" xlink:type="simple" xlink:show="embed" xlink:actuate="onLoad"/><draw:image xlink:href="./ObjectReplacements/Object 109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10" text:anchor-type="as-char" svg:y="-1.559cm" svg:width="3.281cm" svg:height="3.175cm" draw:z-index="65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le5.A2" office:value-type="string">
            <text:p text:style-name="P121"><draw:frame draw:style-name="fr2" draw:name="Object157" text:anchor-type="as-char" svg:width="0.804cm" svg:height="0.467cm" draw:z-index="66"><draw:object xlink:href="./Object 157" xlink:type="simple" xlink:show="embed" xlink:actuate="onLoad"/><draw:image xlink:href="./ObjectReplacements/Object 157" xlink:type="simple" xlink:show="embed" xlink:actuate="onLoad"/></draw:frame></text:p>
            <text:p text:style-name="P122"><draw:frame draw:style-name="fr2" draw:name="Object158" text:anchor-type="as-char" svg:width="0.593cm" svg:height="0.953cm" draw:z-index="67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  <table:table-cell table:style-name="Table5.C2" table:number-columns-spanned="6" office:value-type="string">
            <text:p text:style-name="P115"><draw:frame draw:style-name="fr2" draw:name="Object111" text:anchor-type="as-char" svg:width="3.965cm" svg:height="0.997cm" draw:z-index="68"><draw:object xlink:href="./Object 111" xlink:type="simple" xlink:show="embed" xlink:actuate="onLoad"/><draw:image xlink:href="./ObjectReplacements/Object 111" xlink:type="simple" xlink:show="embed" xlink:actuate="onLoad"/></draw:frame></text:p>
            <text:p text:style-name="P111"><text:span text:style-name="T76"><draw:frame draw:style-name="fr2" draw:name="Object112" text:anchor-type="as-char" svg:width="1.956cm" svg:height="0.527cm" draw:z-index="69"><draw:object xlink:href="./Object 112" xlink:type="simple" xlink:show="embed" xlink:actuate="onLoad"/><draw:image xlink:href="./ObjectReplacements/Object 112" xlink:type="simple" xlink:show="embed" xlink:actuate="onLoad"/></draw:frame></text:span><text:span text:style-name="T76">given</text:span><text:span text:style-name="T77">:</text:span><text:span text:style-name="T76"><draw:frame draw:style-name="fr2" draw:name="Object113" text:anchor-type="as-char" svg:width="1.559cm" svg:height="0.467cm" draw:z-index="70"><draw:object xlink:href="./Object 113" xlink:type="simple" xlink:show="embed" xlink:actuate="onLoad"/><draw:image xlink:href="./ObjectReplacements/Object 113" xlink:type="simple" xlink:show="embed" xlink:actuate="onLoad"/></draw:frame></text:span><text:span text:style-name="T77"><draw:frame draw:style-name="fr2" draw:name="Object114" text:anchor-type="as-char" svg:width="1.94cm" svg:height="0.527cm" draw:z-index="71"><draw:object xlink:href="./Object 114" xlink:type="simple" xlink:show="embed" xlink:actuate="onLoad"/><draw:image xlink:href="./ObjectReplacements/Object 114" xlink:type="simple" xlink:show="embed" xlink:actuate="onLoad"/></draw:frame></text:span><text:span text:style-name="T77"><draw:frame draw:style-name="fr2" draw:name="Object115" text:anchor-type="as-char" svg:width="1.258cm" svg:height="0.504cm" draw:z-index="72"><draw:object xlink:href="./Object 115" xlink:type="simple" xlink:show="embed" xlink:actuate="onLoad"/><draw:image xlink:href="./ObjectReplacements/Object 115" xlink:type="simple" xlink:show="embed" xlink:actuate="onLoad"/></draw:frame></text:span></text:p>
            <text:p text:style-name="P112"><text:span text:style-name="T77"><draw:frame draw:style-name="fr2" draw:name="Object116" text:anchor-type="as-char" svg:width="4.048cm" svg:height="1.071cm" draw:z-index="73"><draw:object xlink:href="./Object 116" xlink:type="simple" xlink:show="embed" xlink:actuate="onLoad"/><draw:image xlink:href="./ObjectReplacements/Object 116" xlink:type="simple" xlink:show="embed" xlink:actuate="onLoad"/></draw:frame></text:span><text:span text:style-name="T77"><draw:frame draw:style-name="fr2" draw:name="Object117" text:anchor-type="as-char" svg:width="4.11cm" svg:height="1.071cm" draw:z-index="74"><draw:object xlink:href="./Object 117" xlink:type="simple" xlink:show="embed" xlink:actuate="onLoad"/><draw:image xlink:href="./ObjectReplacements/Object 117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18" text:anchor-type="as-char" svg:y="-1.559cm" svg:width="3.281cm" svg:height="3.175cm" draw:z-index="82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5.A2" office:value-type="string">
            <text:p text:style-name="P123"><draw:frame draw:style-name="fr2" draw:name="Object159" text:anchor-type="as-char" svg:width="0.794cm" svg:height="0.467cm" draw:z-index="83"><draw:object xlink:href="./Object 159" xlink:type="simple" xlink:show="embed" xlink:actuate="onLoad"/><draw:image xlink:href="./ObjectReplacements/Object 159" xlink:type="simple" xlink:show="embed" xlink:actuate="onLoad"/></draw:frame></text:p>
            <text:p text:style-name="P122"><draw:frame draw:style-name="fr2" draw:name="Object160" text:anchor-type="as-char" svg:width="0.593cm" svg:height="0.953cm" draw:z-index="84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  <table:table-cell table:style-name="Table5.C2" table:number-columns-spanned="6" office:value-type="string">
            <text:p text:style-name="P113"><text:span text:style-name="T78"><draw:frame draw:style-name="fr2" draw:name="Object119" text:anchor-type="as-char" svg:width="3.484cm" svg:height="1.095cm" draw:z-index="85"><draw:object xlink:href="./Object 119" xlink:type="simple" xlink:show="embed" xlink:actuate="onLoad"/><draw:image xlink:href="./ObjectReplacements/Object 119" xlink:type="simple" xlink:show="embed" xlink:actuate="onLoad"/></draw:frame></text:span><text:span text:style-name="T79"><draw:frame draw:style-name="fr2" draw:name="Object120" text:anchor-type="as-char" svg:width="3.639cm" svg:height="0.997cm" draw:z-index="86"><draw:object xlink:href="./Object 120" xlink:type="simple" xlink:show="embed" xlink:actuate="onLoad"/><draw:image xlink:href="./ObjectReplacements/Object 120" xlink:type="simple" xlink:show="embed" xlink:actuate="onLoad"/></draw:frame></text:span></text:p>
            <text:p text:style-name="P114"><text:span text:style-name="T79">given:</text:span><text:span text:style-name="T79"><draw:frame draw:style-name="fr2" draw:name="Object121" text:anchor-type="as-char" svg:width="2.053cm" svg:height="0.997cm" draw:z-index="88"><draw:object xlink:href="./Object 121" xlink:type="simple" xlink:show="embed" xlink:actuate="onLoad"/><draw:image xlink:href="./ObjectReplacements/Object 121" xlink:type="simple" xlink:show="embed" xlink:actuate="onLoad"/></draw:frame></text:span><text:span text:style-name="T79"><draw:frame draw:style-name="fr2" draw:name="Object122" text:anchor-type="as-char" svg:width="4.494cm" svg:height="1.161cm" draw:z-index="89"><draw:object xlink:href="./Object 122" xlink:type="simple" xlink:show="embed" xlink:actuate="onLoad"/><draw:image xlink:href="./ObjectReplacements/Object 122" xlink:type="simple" xlink:show="embed" xlink:actuate="onLoad"/></draw:frame></text:span></text:p>
            <text:p text:style-name="P114"><text:span text:style-name="T79"><draw:frame draw:style-name="fr2" draw:name="Object123" text:anchor-type="as-char" svg:width="2.191cm" svg:height="1.161cm" draw:z-index="90"><draw:object xlink:href="./Object 123" xlink:type="simple" xlink:show="embed" xlink:actuate="onLoad"/><draw:image xlink:href="./ObjectReplacements/Object 123" xlink:type="simple" xlink:show="embed" xlink:actuate="onLoad"/></draw:frame></text:span><text:span text:style-name="T79"><draw:frame draw:style-name="fr2" draw:name="Object124" text:anchor-type="as-char" svg:width="4.085cm" svg:height="1.189cm" draw:z-index="91"><draw:object xlink:href="./Object 124" xlink:type="simple" xlink:show="embed" xlink:actuate="onLoad"/><draw:image xlink:href="./ObjectReplacements/Object 124" xlink:type="simple" xlink:show="embed" xlink:actuate="onLoad"/></draw:frame></text:span></text:p>
            <text:p text:style-name="P114"><text:span text:style-name="T79"><draw:frame draw:style-name="fr2" draw:name="Object125" text:anchor-type="as-char" svg:width="4.434cm" svg:height="1.034cm" draw:z-index="92"><draw:object xlink:href="./Object 125" xlink:type="simple" xlink:show="embed" xlink:actuate="onLoad"/><draw:image xlink:href="./ObjectReplacements/Object 125" xlink:type="simple" xlink:show="embed" xlink:actuate="onLoad"/></draw:frame></text:span><text:span text:style-name="T79"><draw:frame draw:style-name="fr2" draw:name="Object126" text:anchor-type="as-char" svg:width="5.413cm" svg:height="1.071cm" draw:z-index="93"><draw:object xlink:href="./Object 126" xlink:type="simple" xlink:show="embed" xlink:actuate="onLoad"/><draw:image xlink:href="./ObjectReplacements/Object 126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27" text:anchor-type="as-char" svg:y="-1.565cm" svg:width="3.018cm" svg:height="4.341cm" draw:z-index="8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Table5.A2" office:value-type="string">
            <text:p text:style-name="P124"><draw:frame draw:style-name="fr2" draw:name="Object161" text:anchor-type="as-char" svg:width="0.796cm" svg:height="0.467cm" draw:z-index="94"><draw:object xlink:href="./Object 161" xlink:type="simple" xlink:show="embed" xlink:actuate="onLoad"/><draw:image xlink:href="./ObjectReplacements/Object 161" xlink:type="simple" xlink:show="embed" xlink:actuate="onLoad"/></draw:frame></text:p>
            <text:p text:style-name="P125"><draw:frame draw:style-name="fr2" draw:name="Object162" text:anchor-type="as-char" svg:width="0.593cm" svg:height="0.953cm" draw:z-index="95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Table5.C2" table:number-columns-spanned="6" office:value-type="string">
            <text:p text:style-name="P85"><draw:frame draw:style-name="fr2" draw:name="Object128" text:anchor-type="as-char" svg:width="3.722cm" svg:height="0.997cm" draw:z-index="47"><draw:object xlink:href="./Object 128" xlink:type="simple" xlink:show="embed" xlink:actuate="onLoad"/><draw:image xlink:href="./ObjectReplacements/Object 128" xlink:type="simple" xlink:show="embed" xlink:actuate="onLoad"/></draw:frame></text:p>
            <text:p text:style-name="P81"><text:span text:style-name="T80">given </text:span><text:span text:style-name="T80"><draw:frame draw:style-name="fr2" draw:name="Object129" text:anchor-type="as-char" svg:width="4.544cm" svg:height="1.161cm" draw:z-index="87"><draw:object xlink:href="./Object 129" xlink:type="simple" xlink:show="embed" xlink:actuate="onLoad"/><draw:image xlink:href="./ObjectReplacements/Object 129" xlink:type="simple" xlink:show="embed" xlink:actuate="onLoad"/></draw:frame></text:span></text:p>
            <text:p text:style-name="P85"><draw:frame draw:style-name="fr2" draw:name="Object130" text:anchor-type="as-char" svg:width="3.782cm" svg:height="1.085cm" draw:z-index="96"><draw:object xlink:href="./Object 130" xlink:type="simple" xlink:show="embed" xlink:actuate="onLoad"/><draw:image xlink:href="./ObjectReplacements/Object 130" xlink:type="simple" xlink:show="embed" xlink:actuate="onLoad"/></draw:frame></text:p>
            <text:p text:style-name="P81"><text:span text:style-name="T81"><draw:frame draw:style-name="fr2" draw:name="Object131" text:anchor-type="as-char" svg:width="4.374cm" svg:height="1.034cm" draw:z-index="97"><draw:object xlink:href="./Object 131" xlink:type="simple" xlink:show="embed" xlink:actuate="onLoad"/><draw:image xlink:href="./ObjectReplacements/Object 131" xlink:type="simple" xlink:show="embed" xlink:actuate="onLoad"/></draw:frame></text:span><text:span text:style-name="T81"><draw:frame draw:style-name="fr2" draw:name="Object132" text:anchor-type="as-char" svg:width="4.327cm" svg:height="1.035cm" draw:z-index="98"><draw:object xlink:href="./Object 132" xlink:type="simple" xlink:show="embed" xlink:actuate="onLoad"/><draw:image xlink:href="./ObjectReplacements/Object 132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Table_20_Contents"><draw:frame draw:style-name="fr5" draw:name="Object133" text:anchor-type="as-char" svg:y="-1.607cm" svg:width="2.674cm" svg:height="6.934cm" draw:z-index="112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5.A2" table:number-columns-spanned="2" office:value-type="string">
            <text:p text:style-name="P116"><draw:frame draw:style-name="fr2" draw:name="Object134" text:anchor-type="as-char" svg:width="1.464cm" svg:height="0.467cm" draw:z-index="99"><draw:object xlink:href="./Object 134" xlink:type="simple" xlink:show="embed" xlink:actuate="onLoad"/><draw:image xlink:href="./ObjectReplacements/Object 134" xlink:type="simple" xlink:show="embed" xlink:actuate="onLoad"/></draw:frame></text:p>
            <text:p text:style-name="P118"><draw:frame draw:style-name="fr2" draw:name="Object135" text:anchor-type="as-char" svg:width="1.058cm" svg:height="0.467cm" draw:z-index="100"><draw:object xlink:href="./Object 135" xlink:type="simple" xlink:show="embed" xlink:actuate="onLoad"/><draw:image xlink:href="./ObjectReplacements/Object 135" xlink:type="simple" xlink:show="embed" xlink:actuate="onLoad"/></draw:frame></text:p>
            <text:p text:style-name="P118"><draw:frame draw:style-name="fr2" draw:name="Object136" text:anchor-type="as-char" svg:width="1.08cm" svg:height="0.467cm" draw:z-index="101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covered-table-cell/>
          <table:table-cell table:style-name="Table5.C2" table:number-columns-spanned="5" office:value-type="string">
            <text:p text:style-name="P82"><text:span text:style-name="T82"><draw:frame draw:style-name="fr2" draw:name="Object137" text:anchor-type="as-char" svg:width="2.586cm" svg:height="0.997cm" draw:z-index="102"><draw:object xlink:href="./Object 137" xlink:type="simple" xlink:show="embed" xlink:actuate="onLoad"/><draw:image xlink:href="./ObjectReplacements/Object 137" xlink:type="simple" xlink:show="embed" xlink:actuate="onLoad"/></draw:frame></text:span><text:span text:style-name="T82"><draw:frame draw:style-name="fr2" draw:name="Object138" text:anchor-type="as-char" svg:width="3.399cm" svg:height="0.997cm" draw:z-index="103"><draw:object xlink:href="./Object 138" xlink:type="simple" xlink:show="embed" xlink:actuate="onLoad"/><draw:image xlink:href="./ObjectReplacements/Object 138" xlink:type="simple" xlink:show="embed" xlink:actuate="onLoad"/></draw:frame></text:span></text:p>
            <text:p text:style-name="P83"><text:span text:style-name="T83"><draw:frame draw:style-name="fr2" draw:name="Object139" text:anchor-type="as-char" svg:width="4.05cm" svg:height="0.997cm" draw:z-index="104"><draw:object xlink:href="./Object 139" xlink:type="simple" xlink:show="embed" xlink:actuate="onLoad"/><draw:image xlink:href="./ObjectReplacements/Object 139" xlink:type="simple" xlink:show="embed" xlink:actuate="onLoad"/></draw:frame></text:span><text:span text:style-name="T83"> i.e.</text:span><text:span text:style-name="T83"><draw:frame draw:style-name="fr2" draw:name="Object140" text:anchor-type="as-char" svg:width="5.223cm" svg:height="0.997cm" draw:z-index="105"><draw:object xlink:href="./Object 140" xlink:type="simple" xlink:show="embed" xlink:actuate="onLoad"/><draw:image xlink:href="./ObjectReplacements/Object 140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table:number-columns-spanned="2" office:value-type="string">
            <text:p text:style-name="P120"><draw:frame draw:style-name="fr2" draw:name="Object144" text:anchor-type="as-char" svg:width="1.381cm" svg:height="0.467cm" draw:z-index="106"><draw:object xlink:href="./Object 144" xlink:type="simple" xlink:show="embed" xlink:actuate="onLoad"/><draw:image xlink:href="./ObjectReplacements/Object 144" xlink:type="simple" xlink:show="embed" xlink:actuate="onLoad"/></draw:frame></text:p>
            <text:p text:style-name="P117"><draw:frame draw:style-name="fr2" draw:name="Object142" text:anchor-type="as-char" svg:width="1.464cm" svg:height="0.467cm" draw:z-index="107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<text:p text:style-name="P119"><draw:frame draw:style-name="fr2" draw:name="Object143" text:anchor-type="as-char" svg:width="1.058cm" svg:height="0.467cm" draw:z-index="108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  <text:p text:style-name="P119"><draw:frame draw:style-name="fr2" draw:name="Object141" text:anchor-type="as-char" svg:width="1.08cm" svg:height="0.467cm" draw:z-index="10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covered-table-cell/>
          <table:table-cell table:style-name="Table5.C2" table:number-columns-spanned="5" office:value-type="string">
            <text:p text:style-name="P86"><draw:frame draw:style-name="fr2" draw:name="Object145" text:anchor-type="as-char" svg:width="4.669cm" svg:height="0.997cm" draw:z-index="110"><draw:object xlink:href="./Object 145" xlink:type="simple" xlink:show="embed" xlink:actuate="onLoad"/><draw:image xlink:href="./ObjectReplacements/Object 145" xlink:type="simple" xlink:show="embed" xlink:actuate="onLoad"/></draw:frame></text:p>
            <text:p text:style-name="P84"><text:span text:style-name="T84">i.e. </text:span><text:span text:style-name="T84"><draw:frame draw:style-name="fr2" draw:name="Object146" text:anchor-type="as-char" svg:width="8.313cm" svg:height="0.998cm" draw:z-index="111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65"/>
      <text:p text:style-name="P13">General <text:s/>solutions</text:p>
      <text:p text:style-name="P67">Tan(x):</text:p>
      <text:p text:style-name="P54"><text:span text:style-name="T87"><draw:frame draw:style-name="fr2" draw:name="Object163" text:anchor-type="as-char" svg:width="2.148cm" svg:height="0.487cm" draw:z-index="113"><draw:object xlink:href="./Object 163" xlink:type="simple" xlink:show="embed" xlink:actuate="onLoad"/><draw:image xlink:href="./ObjectReplacements/Object 163" xlink:type="simple" xlink:show="embed" xlink:actuate="onLoad"/></draw:frame></text:span><text:span text:style-name="T87"><draw:frame draw:style-name="fr2" draw:name="Object164" text:anchor-type="as-char" svg:width="2.477cm" svg:height="0.547cm" draw:z-index="114"><draw:object xlink:href="./Object 164" xlink:type="simple" xlink:show="embed" xlink:actuate="onLoad"/><draw:image xlink:href="./ObjectReplacements/Object 164" xlink:type="simple" xlink:show="embed" xlink:actuate="onLoad"/></draw:frame></text:span></text:p>
      <text:p text:style-name="P67"><draw:frame draw:style-name="fr2" draw:name="Object165" text:anchor-type="as-char" svg:width="3.877cm" svg:height="0.547cm" draw:z-index="115"><draw:object xlink:href="./Object 165" xlink:type="simple" xlink:show="embed" xlink:actuate="onLoad"/><draw:image xlink:href="./ObjectReplacements/Object 165" xlink:type="simple" xlink:show="embed" xlink:actuate="onLoad"/></draw:frame></text:p>
      <text:p text:style-name="P54"><text:span text:style-name="T87"><draw:frame draw:style-name="fr2" draw:name="Object166" text:anchor-type="as-char" svg:width="3.521cm" svg:height="1.057cm" draw:z-index="116"><draw:object xlink:href="./Object 166" xlink:type="simple" xlink:show="embed" xlink:actuate="onLoad"/><draw:image xlink:href="./ObjectReplacements/Object 166" xlink:type="simple" xlink:show="embed" xlink:actuate="onLoad"/></draw:frame></text:span><text:span text:style-name="T87">or </text:span><text:span text:style-name="T87"><draw:frame draw:style-name="fr2" draw:name="Object167" text:anchor-type="as-char" svg:width="3.298cm" svg:height="1.076cm" draw:z-index="117"><draw:object xlink:href="./Object 167" xlink:type="simple" xlink:show="embed" xlink:actuate="onLoad"/><draw:image xlink:href="./ObjectReplacements/Object 167" xlink:type="simple" xlink:show="embed" xlink:actuate="onLoad"/></draw:frame></text:span></text:p>
      <text:p text:style-name="P67"/>
      <text:p text:style-name="P65">Cos(x):</text:p>
      <text:p text:style-name="P53"><text:span text:style-name="T85"><draw:frame draw:style-name="fr2" draw:name="Object147" text:anchor-type="as-char" svg:width="2.175cm" svg:height="0.487cm" draw:z-index="118"><draw:object xlink:href="./Object 147" xlink:type="simple" xlink:show="embed" xlink:actuate="onLoad"/><draw:image xlink:href="./ObjectReplacements/Object 147" xlink:type="simple" xlink:show="embed" xlink:actuate="onLoad"/></draw:frame></text:span><text:span text:style-name="T85"><draw:frame draw:style-name="fr2" draw:name="Object148" text:anchor-type="as-char" svg:width="2.494cm" svg:height="0.547cm" draw:z-index="119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66"><draw:frame draw:style-name="fr2" draw:name="Object149" text:anchor-type="as-char" svg:width="3.597cm" svg:height="0.527cm" draw:z-index="120"><draw:object xlink:href="./Object 149" xlink:type="simple" xlink:show="embed" xlink:actuate="onLoad"/><draw:image xlink:href="./ObjectReplacements/Object 149" xlink:type="simple" xlink:show="embed" xlink:actuate="onLoad"/></draw:frame></text:p>
      <text:p text:style-name="P52"><text:span text:style-name="T85"><draw:frame draw:style-name="fr2" draw:name="Object150" text:anchor-type="as-char" svg:width="3.547cm" svg:height="1.057cm" draw:z-index="121"><draw:object xlink:href="./Object 150" xlink:type="simple" xlink:show="embed" xlink:actuate="onLoad"/><draw:image xlink:href="./ObjectReplacements/Object 150" xlink:type="simple" xlink:show="embed" xlink:actuate="onLoad"/></draw:frame></text:span><text:span text:style-name="T85">or </text:span><text:span text:style-name="T85"><draw:frame draw:style-name="fr2" draw:name="Object151" text:anchor-type="as-char" svg:width="3.29cm" svg:height="1.057cm" draw:z-index="122"><draw:object xlink:href="./Object 151" xlink:type="simple" xlink:show="embed" xlink:actuate="onLoad"/><draw:image xlink:href="./ObjectReplacements/Object 151" xlink:type="simple" xlink:show="embed" xlink:actuate="onLoad"/></draw:frame></text:span></text:p>
      <text:p text:style-name="P47"/>
      <text:p text:style-name="P65">Sin(x)</text:p>
      <text:p text:style-name="P52"><text:span text:style-name="T85"><draw:frame draw:style-name="fr2" draw:name="Object153" text:anchor-type="as-char" svg:width="2.111cm" svg:height="0.487cm" draw:z-index="123"><draw:object xlink:href="./Object 153" xlink:type="simple" xlink:show="embed" xlink:actuate="onLoad"/><draw:image xlink:href="./ObjectReplacements/Object 153" xlink:type="simple" xlink:show="embed" xlink:actuate="onLoad"/></draw:frame></text:span><text:span text:style-name="T85"><draw:frame draw:style-name="fr2" draw:name="Object152" text:anchor-type="as-char" svg:width="2.134cm" svg:height="0.527cm" draw:z-index="124"><draw:object xlink:href="./Object 152" xlink:type="simple" xlink:show="embed" xlink:actuate="onLoad"/><draw:image xlink:href="./ObjectReplacements/Object 152" xlink:type="simple" xlink:show="embed" xlink:actuate="onLoad"/></draw:frame></text:span></text:p>
      <text:p text:style-name="P65"><draw:frame draw:style-name="fr2" draw:name="Object154" text:anchor-type="as-char" svg:width="4.332cm" svg:height="0.547cm" draw:z-index="125"><draw:object xlink:href="./Object 154" xlink:type="simple" xlink:show="embed" xlink:actuate="onLoad"/><draw:image xlink:href="./ObjectReplacements/Object 154" xlink:type="simple" xlink:show="embed" xlink:actuate="onLoad"/></draw:frame></text:p>
      <text:p text:style-name="P52"><text:span text:style-name="T85"><draw:frame draw:style-name="fr2" draw:name="Object155" text:anchor-type="as-char" svg:width="4.77cm" svg:height="1.161cm" draw:z-index="126"><draw:object xlink:href="./Object 155" xlink:type="simple" xlink:show="embed" xlink:actuate="onLoad"/><draw:image xlink:href="./ObjectReplacements/Object 155" xlink:type="simple" xlink:show="embed" xlink:actuate="onLoad"/></draw:frame></text:span><text:span text:style-name="T86">or </text:span><text:span text:style-name="T86"><draw:frame draw:style-name="fr2" draw:name="Object156" text:anchor-type="as-char" svg:width="4.258cm" svg:height="1.161cm" draw:z-index="127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68"/>
      <text:p text:style-name="P47"/>
      <text:p text:style-name="P14">Pythagorean Identities</text:p>
      <text:p text:style-name="P69"><draw:frame draw:style-name="fr2" draw:name="Object168" text:anchor-type="as-char" svg:width="4.41cm" svg:height="0.997cm" draw:z-index="128"><draw:object xlink:href="./Object 168" xlink:type="simple" xlink:show="embed" xlink:actuate="onLoad"/><draw:image xlink:href="./ObjectReplacements/Object 168" xlink:type="simple" xlink:show="embed" xlink:actuate="onLoad"/></draw:frame></text:p>
      <text:p text:style-name="P69"><draw:frame draw:style-name="fr2" draw:name="Object169" text:anchor-type="as-char" svg:width="4.055cm" svg:height="0.997cm" draw:z-index="129"><draw:object xlink:href="./Object 169" xlink:type="simple" xlink:show="embed" xlink:actuate="onLoad"/><draw:image xlink:href="./ObjectReplacements/Object 169" xlink:type="simple" xlink:show="embed" xlink:actuate="onLoad"/></draw:frame></text:p>
      <text:p text:style-name="P57"><text:span text:style-name="T88"><draw:frame draw:style-name="fr2" draw:name="Object170" text:anchor-type="as-char" svg:width="4.023cm" svg:height="0.997cm" draw:z-index="130"><draw:object xlink:href="./Object 170" xlink:type="simple" xlink:show="embed" xlink:actuate="onLoad"/><draw:image xlink:href="./ObjectReplacements/Object 170" xlink:type="simple" xlink:show="embed" xlink:actuate="onLoad"/></draw:frame></text:span><text:span text:style-name="T91"><draw:frame draw:style-name="fr3" draw:name="Object196" text:anchor-type="as-char" svg:y="-0.651cm" svg:width="4.822cm" svg:height="0.997cm" draw:z-index="131"><draw:object xlink:href="./Object 196" xlink:type="simple" xlink:show="embed" xlink:actuate="onLoad"/><draw:image xlink:href="./ObjectReplacements/Object 196" xlink:type="simple" xlink:show="embed" xlink:actuate="onLoad"/></draw:frame></text:span></text:p>
      <text:p text:style-name="P70"/>
      <text:p text:style-name="P75"><text:span text:style-name="T88">(</text:span><text:span text:style-name="T91">T</text:span><text:span text:style-name="T88">ip: use 3rd letter to remember, ie. coSec = 1/Sin, seC=1/Cos,coT=1/Tan)</text:span></text:p>
      <text:p text:style-name="P47"/>
      <text:p text:style-name="P47"/>
      <text:p text:style-name="P69"><draw:frame draw:style-name="fr2" draw:name="Object172" text:anchor-type="as-char" svg:width="1.956cm" svg:height="0.527cm" draw:z-index="132"><draw:object xlink:href="./Object 172" xlink:type="simple" xlink:show="embed" xlink:actuate="onLoad"/><draw:image xlink:href="./ObjectReplacements/Object 172" xlink:type="simple" xlink:show="embed" xlink:actuate="onLoad"/></draw:frame></text:p>
      <text:p text:style-name="P69"><draw:frame draw:style-name="fr2" draw:name="Object173" text:anchor-type="as-char" svg:width="2.586cm" svg:height="1.161cm" draw:z-index="133"><draw:object xlink:href="./Object 173" xlink:type="simple" xlink:show="embed" xlink:actuate="onLoad"/><draw:image xlink:href="./ObjectReplacements/Object 173" xlink:type="simple" xlink:show="embed" xlink:actuate="onLoad"/></draw:frame></text:p>
      <text:p text:style-name="P69"><draw:frame draw:style-name="fr2" draw:name="Object174" text:anchor-type="as-char" svg:width="3.004cm" svg:height="0.527cm" draw:z-index="134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5"><text:span text:style-name="T88"><draw:frame draw:style-name="fr2" draw:name="Object175" text:anchor-type="as-char" svg:width="3.006cm" svg:height="0.527cm" draw:z-index="135"><draw:object xlink:href="./Object 175" xlink:type="simple" xlink:show="embed" xlink:actuate="onLoad"/><draw:image xlink:href="./ObjectReplacements/Object 175" xlink:type="simple" xlink:show="embed" xlink:actuate="onLoad"/></draw:frame></text:span><text:span text:style-name="T88"><draw:frame draw:style-name="fr2" draw:name="Object177" text:anchor-type="as-char" svg:width="3.448cm" svg:height="0.57cm" draw:z-index="136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55"><text:soft-page-break/><text:span text:style-name="T88"><draw:frame draw:style-name="fr2" draw:name="Object176" text:anchor-type="as-char" svg:width="3.006cm" svg:height="0.527cm" draw:z-index="137"><draw:object xlink:href="./Object 176" xlink:type="simple" xlink:show="embed" xlink:actuate="onLoad"/><draw:image xlink:href="./ObjectReplacements/Object 176" xlink:type="simple" xlink:show="embed" xlink:actuate="onLoad"/></draw:frame></text:span><text:span text:style-name="T88"><draw:frame draw:style-name="fr2" draw:name="Object178" text:anchor-type="as-char" svg:width="3.448cm" svg:height="0.57cm" draw:z-index="138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47"/>
      <text:p text:style-name="P72"><draw:frame draw:style-name="fr2" draw:name="Object179" text:anchor-type="as-char" svg:width="1.956cm" svg:height="0.527cm" draw:z-index="139"><draw:object xlink:href="./Object 179" xlink:type="simple" xlink:show="embed" xlink:actuate="onLoad"/><draw:image xlink:href="./ObjectReplacements/Object 179" xlink:type="simple" xlink:show="embed" xlink:actuate="onLoad"/></draw:frame></text:p>
      <text:p text:style-name="P72"><draw:frame draw:style-name="fr2" draw:name="Object180" text:anchor-type="as-char" svg:width="2.586cm" svg:height="1.161cm" draw:z-index="140"><draw:object xlink:href="./Object 180" xlink:type="simple" xlink:show="embed" xlink:actuate="onLoad"/><draw:image xlink:href="./ObjectReplacements/Object 180" xlink:type="simple" xlink:show="embed" xlink:actuate="onLoad"/></draw:frame></text:p>
      <text:p text:style-name="P56"><text:span text:style-name="T89"><draw:frame draw:style-name="fr2" draw:name="Object181" text:anchor-type="as-char" svg:width="3.037cm" svg:height="0.527cm" draw:z-index="141"><draw:object xlink:href="./Object 181" xlink:type="simple" xlink:show="embed" xlink:actuate="onLoad"/><draw:image xlink:href="./ObjectReplacements/Object 181" xlink:type="simple" xlink:show="embed" xlink:actuate="onLoad"/></draw:frame></text:span><text:span text:style-name="T89"><draw:frame draw:style-name="fr2" draw:name="Object182" text:anchor-type="as-char" svg:width="3.173cm" svg:height="0.57cm" draw:z-index="142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56"><text:span text:style-name="T89"><draw:frame draw:style-name="fr2" draw:name="Object183" text:anchor-type="as-char" svg:width="3.039cm" svg:height="0.527cm" draw:z-index="143"><draw:object xlink:href="./Object 183" xlink:type="simple" xlink:show="embed" xlink:actuate="onLoad"/><draw:image xlink:href="./ObjectReplacements/Object 183" xlink:type="simple" xlink:show="embed" xlink:actuate="onLoad"/></draw:frame></text:span><text:span text:style-name="T89"><draw:frame draw:style-name="fr2" draw:name="Object184" text:anchor-type="as-char" svg:width="3.173cm" svg:height="0.57cm" draw:z-index="144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6"><text:span text:style-name="T89"><draw:frame draw:style-name="fr2" draw:name="Object185" text:anchor-type="as-char" svg:width="3.039cm" svg:height="0.527cm" draw:z-index="145"><draw:object xlink:href="./Object 185" xlink:type="simple" xlink:show="embed" xlink:actuate="onLoad"/><draw:image xlink:href="./ObjectReplacements/Object 185" xlink:type="simple" xlink:show="embed" xlink:actuate="onLoad"/></draw:frame></text:span><text:span text:style-name="T90"><draw:frame draw:style-name="fr2" draw:name="Object186" text:anchor-type="as-char" svg:width="5.787cm" svg:height="1.117cm" draw:z-index="146"><draw:object xlink:href="./Object 186" xlink:type="simple" xlink:show="embed" xlink:actuate="onLoad"/><draw:image xlink:href="./ObjectReplacements/Object 186" xlink:type="simple" xlink:show="embed" xlink:actuate="onLoad"/></draw:frame></text:span></text:p>
      <text:p text:style-name="P47"/>
      <text:p text:style-name="P47"/>
      <text:p text:style-name="P47"><draw:frame draw:style-name="fr2" draw:name="Object187" text:anchor-type="as-char" svg:width="1.956cm" svg:height="0.527cm" draw:z-index="147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73"><draw:frame draw:style-name="fr2" draw:name="Object188" text:anchor-type="as-char" svg:width="2.579cm" svg:height="1.161cm" draw:z-index="148"><draw:object xlink:href="./Object 188" xlink:type="simple" xlink:show="embed" xlink:actuate="onLoad"/><draw:image xlink:href="./ObjectReplacements/Object 188" xlink:type="simple" xlink:show="embed" xlink:actuate="onLoad"/></draw:frame></text:p>
      <text:p text:style-name="P71"><draw:frame draw:style-name="fr2" draw:name="Object189" text:anchor-type="as-char" svg:width="3.42cm" svg:height="0.527cm" draw:z-index="179"><draw:object xlink:href="./Object 189" xlink:type="simple" xlink:show="embed" xlink:actuate="onLoad"/><draw:image xlink:href="./ObjectReplacements/Object 189" xlink:type="simple" xlink:show="embed" xlink:actuate="onLoad"/></draw:frame></text:p>
      <text:p text:style-name="P71"><draw:frame draw:style-name="fr2" draw:name="Object191" text:anchor-type="as-char" svg:width="3.422cm" svg:height="0.527cm" draw:z-index="180"><draw:object xlink:href="./Object 191" xlink:type="simple" xlink:show="embed" xlink:actuate="onLoad"/><draw:image xlink:href="./ObjectReplacements/Object 191" xlink:type="simple" xlink:show="embed" xlink:actuate="onLoad"/></draw:frame></text:p>
      <text:p text:style-name="P57"><text:span text:style-name="T91"><draw:frame draw:style-name="fr2" draw:name="Object190" text:anchor-type="as-char" svg:width="3.159cm" svg:height="0.527cm" draw:z-index="181"><draw:object xlink:href="./Object 190" xlink:type="simple" xlink:show="embed" xlink:actuate="onLoad"/><draw:image xlink:href="./ObjectReplacements/Object 190" xlink:type="simple" xlink:show="embed" xlink:actuate="onLoad"/></draw:frame></text:span><text:span text:style-name="T91"><draw:frame draw:style-name="fr2" draw:name="Object192" text:anchor-type="as-char" svg:width="3.15cm" svg:height="1.057cm" draw:z-index="182"><draw:object xlink:href="./Object 192" xlink:type="simple" xlink:show="embed" xlink:actuate="onLoad"/><draw:image xlink:href="./ObjectReplacements/Object 192" xlink:type="simple" xlink:show="embed" xlink:actuate="onLoad"/></draw:frame></text:span><text:span text:style-name="T91"><draw:frame draw:style-name="fr2" draw:name="Object193" text:anchor-type="as-char" svg:width="4.279cm" svg:height="1.058cm" draw:z-index="183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91"><draw:frame draw:style-name="fr2" draw:name="Object194" text:anchor-type="as-char" svg:width="3.182cm" svg:height="1.118cm" draw:z-index="184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91"><draw:frame draw:style-name="fr2" draw:name="Object195" text:anchor-type="as-char" svg:width="2.39cm" svg:height="1.117cm" draw:z-index="185"><draw:object xlink:href="./Object 195" xlink:type="simple" xlink:show="embed" xlink:actuate="onLoad"/><draw:image xlink:href="./ObjectReplacements/Object 195" xlink:type="simple" xlink:show="embed" xlink:actuate="onLoad"/></draw:frame>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">Trig. functions</text:p>
      <text:p text:style-name="P11"><text:soft-page-break/><draw:frame draw:style-name="fr6" draw:name="Object88" text:anchor-type="as-char" svg:y="-6.092cm" svg:width="16.002cm" svg:height="11.102cm" draw:z-index="186"><draw:object xlink:href="./Object 88" xlink:type="simple" xlink:show="embed" xlink:actuate="onLoad"/><draw:image xlink:href="./ObjectReplacements/Object 88" xlink:type="simple" xlink:show="embed" xlink:actuate="onLoad"/><svg:desc>OLE object</svg:desc></draw:frame></text:p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  <text:p text:style-name="Table_20_Contents"><draw:frame draw:style-name="fr7" draw:name="Object100" text:anchor-type="paragraph" svg:width="11.726cm" svg:height="7.818cm" draw:z-index="1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108">rad</text:p>
                </table:table-cell>
                <table:table-cell table:style-name="Table4.A1" office:value-type="string">
                  <text:p text:style-name="P108">deg</text:p>
                </table:table-cell>
                <table:table-cell table:style-name="Table4.A1" office:value-type="string">
                  <text:p text:style-name="Table_20_Contents"><draw:frame draw:style-name="fr3" draw:name="Object89" text:anchor-type="as-char" svg:y="-0.395cm" svg:width="1.282cm" svg:height="0.487cm" draw:z-index="187"><draw:object xlink:href="./Object 89" xlink:type="simple" xlink:show="embed" xlink:actuate="onLoad"/><draw:image xlink:href="./ObjectReplacements/Object 89" xlink:type="simple" xlink:show="embed" xlink:actuate="onLoad"/></draw:frame></text:p>
                </table:table-cell>
                <table:table-cell table:style-name="Table4.A1" office:value-type="string">
                  <text:p text:style-name="P108"><draw:frame draw:style-name="fr2" draw:name="Object90" text:anchor-type="as-char" svg:width="1.346cm" svg:height="0.487cm" draw:z-index="0"><draw:object xlink:href="./Object 90" xlink:type="simple" xlink:show="embed" xlink:actuate="onLoad"/><draw:image xlink:href="./ObjectReplacements/Object 90" xlink:type="simple" xlink:show="embed" xlink:actuate="onLoad"/></draw:frame></text:p>
                </table:table-cell>
                <table:table-cell table:style-name="Table4.E1" office:value-type="string">
                  <text:p text:style-name="P108"><draw:frame draw:style-name="fr2" draw:name="Object91" text:anchor-type="as-char" svg:width="1.319cm" svg:height="0.487cm" draw:z-index="188"><draw:object xlink:href="./Object 91" xlink:type="simple" xlink:show="embed" xlink:actuate="onLoad"/><draw:image xlink:href="./ObjectReplacements/Object 91" xlink:type="simple" xlink:show="embed" xlink:actuate="onLoad"/></draw:frame></text:p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0">
                  <text:p text:style-name="P108">0</text:p>
                </table:table-cell>
                <table:table-cell table:style-name="Table4.A2" office:value-type="float" office:value="0">
                  <text:p text:style-name="P108">0</text:p>
                </table:table-cell>
                <table:table-cell table:style-name="Table4.A2" office:value-type="float" office:value="1">
                  <text:p text:style-name="P108">1</text:p>
                </table:table-cell>
                <table:table-cell table:style-name="Table4.E2" office:value-type="float" office:value="0">
                  <text:p text:style-name="P108">0</text:p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15">
                  <text:p text:style-name="P108">15</text:p>
                </table:table-cell>
                <table:table-cell table:style-name="Table4.C3" office:value-type="string">
                  <text:p text:style-name="P108"><draw:frame draw:style-name="fr2" draw:name="Object92" text:anchor-type="as-char" svg:width="1.663cm" svg:height="1.071cm" draw:z-index="189"><draw:object xlink:href="./Object 92" xlink:type="simple" xlink:show="embed" xlink:actuate="onLoad"/><draw:image xlink:href="./ObjectReplacements/Object 9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30">
                  <text:p text:style-name="P108">30</text:p>
                </table:table-cell>
                <table:table-cell table:style-name="Table4.C3" office:value-type="string">
                  <text:p text:style-name="P109"><draw:frame draw:style-name="fr2" draw:name="Object102" text:anchor-type="as-char" svg:width="0.499cm" svg:height="0.997cm" draw:z-index="190"><draw:object xlink:href="./Object 102" xlink:type="simple" xlink:show="embed" xlink:actuate="onLoad"/><draw:image xlink:href="./ObjectReplacements/Object 10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08"><text:soft-page-break/></text:p>
                </table:table-cell>
                <table:table-cell table:style-name="Table4.A2" office:value-type="float" office:value="45">
                  <text:p text:style-name="P108">4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60">
                  <text:p text:style-name="P108">6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75">
                  <text:p text:style-name="P108">7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08"/>
                </table:table-cell>
                <table:table-cell table:style-name="Table4.A2" office:value-type="float" office:value="90">
                  <text:p text:style-name="P108">9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3.B2" office:value-type="string">
            <text:p text:style-name="P108">proof</text:p>
            <text:p text:style-name="P108"><draw:frame draw:style-name="fr2" draw:name="Object93" text:anchor-type="as-char" svg:width="5.604cm" svg:height="0.547cm" draw:z-index="13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110"><draw:frame draw:style-name="fr2" draw:name="Object94" text:anchor-type="as-char" svg:width="2.214cm" svg:height="0.527cm" draw:z-index="14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107"><text:span text:style-name="T70">given Adj=1 for the ratio of B to C would be </text:span><text:span text:style-name="T70"><draw:frame draw:style-name="fr2" draw:name="Object95" text:anchor-type="as-char" svg:width="0.499cm" svg:height="0.997cm" draw:z-index="15"><draw:object xlink:href="./Object 95" xlink:type="simple" xlink:show="embed" xlink:actuate="onLoad"/><draw:image xlink:href="./ObjectReplacements/Object 95" xlink:type="simple" xlink:show="embed" xlink:actuate="onLoad"/></draw:frame></text:span></text:p>
            <text:p text:style-name="P110">, ie the opposite is half the hyp.</text:p>
            <text:p text:style-name="P110"><text:soft-page-break/>So </text:p>
            <text:p text:style-name="P107"><text:span text:style-name="T70"><draw:frame draw:style-name="fr2" draw:name="Object96" text:anchor-type="as-char" svg:width="2.54cm" svg:height="1.057cm" draw:z-index="16"><draw:object xlink:href="./Object 96" xlink:type="simple" xlink:show="embed" xlink:actuate="onLoad"/><draw:image xlink:href="./ObjectReplacements/Object 96" xlink:type="simple" xlink:show="embed" xlink:actuate="onLoad"/></draw:frame></text:span><text:span text:style-name="T70"><draw:frame draw:style-name="fr2" draw:name="Object97" text:anchor-type="as-char" svg:width="2.332cm" svg:height="1.085cm" draw:z-index="17"><draw:object xlink:href="./Object 97" xlink:type="simple" xlink:show="embed" xlink:actuate="onLoad"/><draw:image xlink:href="./ObjectReplacements/Object 97" xlink:type="simple" xlink:show="embed" xlink:actuate="onLoad"/></draw:frame></text:span><text:span text:style-name="T70">and</text:span></text:p>
            <text:p text:style-name="P110">of hyp is this relation to adj</text:p>
            <text:p text:style-name="P110"/>
          </table:table-cell>
        </table:table-row>
        <table:table-row>
          <table:table-cell table:style-name="Table3.A2" office:value-type="string">
            <text:p text:style-name="P106"/>
          </table:table-cell>
          <table:table-cell table:style-name="Table3.B2" office:value-type="string">
            <text:p text:style-name="P106"/>
          </table:table-cell>
        </table:table-row>
      </table:table>
      <text:p text:style-name="P11"/>
      <text:p text:style-name="P61">at 0 degrees:</text:p>
      <text:p text:style-name="P61">opp=0, sin(0)=0/hyp =0</text:p>
      <text:p text:style-name="P51"><text:span text:style-name="T74">tan=</text:span><text:span text:style-name="T75">0/adj</text:span><text:span text:style-name="T74">=</text:span><text:span text:style-name="T75">0</text:span></text:p>
      <text:p text:style-name="P62">cos(0):adj=hyp =&gt; adj/hyp=1</text:p>
      <text:p text:style-name="P61"/>
      <text:p text:style-name="P61">tan(h)=opp/h h tendsto 0, </text:p>
      <text:p text:style-name="P63"/>
      <text:p text:style-name="P50"><text:span text:style-name="T73">at 30 degrees Opposite is half hyp, or </text:span><text:span text:style-name="T73"><draw:frame draw:style-name="fr2" draw:name="Object101" text:anchor-type="as-char" svg:width="1.819cm" svg:height="0.997cm" draw:z-index="35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11"/>
      <text:p text:style-name="P11"/>
      <text:p text:style-name="P11"/>
      <text:p text:style-name="P58">at 45 degrees the adjacent and the opposide are equal, it is a ...forgot the name...</text:p>
      <text:p text:style-name="P48"><text:span text:style-name="T71">so given A^2=B^2+C^2 , and given b=c=1, hyp=sqrt{1+1} or sqrt{2} of lengths</text:span><text:span text:style-name="T72"> C and B</text:span></text:p>
      <text:p text:style-name="P49"><text:span text:style-name="T72">and </text:span><text:span text:style-name="T72"><draw:frame draw:style-name="fr2" draw:name="Object98" text:anchor-type="as-char" svg:width="2.237cm" svg:height="0.997cm" draw:z-index="36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49"><text:span text:style-name="T72">hence </text:span><text:span text:style-name="T72"><draw:frame draw:style-name="fr2" draw:name="Object99" text:anchor-type="as-char" svg:width="3.201cm" svg:height="1.034cm" draw:z-index="37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47"/>
      <text:p text:style-name="P59">at 60 degrees</text:p>
      <text:p text:style-name="P60">at 90 degrees</text:p>
      <text:p text:style-name="P64">adj=0</text:p>
      <text:p text:style-name="P64"><draw:frame draw:style-name="fr2" draw:name="Object103" text:anchor-type="as-char" svg:width="3.844cm" svg:height="0.997cm" draw:z-index="191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4"><draw:frame draw:style-name="fr2" draw:name="Object104" text:anchor-type="as-char" svg:width="6.145cm" svg:height="0.997cm" draw:z-index="192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0"/>
      <text:p text:style-name="P62">at 180 degrees</text:p>
      <text:p text:style-name="P62">sin: <text:tab/>opp=0 =&gt;0/hyp=0</text:p>
      <text:p text:style-name="P62">cos: <text:tab/>adj=hyp =&gt;adj/hyp=1</text:p>
      <text:p text:style-name="P62">tan: <text:tab/></text:p>
      <text:p text:style-name="P62"/>
      <text:p text:style-name="P60">hyp=opp so sin=opp/hyp=1/1=1 (given hyp and opp are 1)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47"/>
      <text:p text:style-name="P74">Polynomials</text:p>
      <text:p text:style-name="P4">solving</text:p>
      <text:p text:style-name="P26">To solve a Polynomial means to find all values for which the polynomial equals 0.</text:p>
      <text:p text:style-name="P26"/>
      <text:p text:style-name="P26"/>
      <text:p text:style-name="P27"><text:span text:style-name="T41">Quadratic polynomial formula</text:span><text:span text:style-name="T42">:</text:span></text:p>
      <text:p text:style-name="P26"><draw:frame draw:style-name="fr2" draw:name="Object29" text:anchor-type="as-char" svg:width="6.518cm" svg:height="1.118cm" draw:z-index="42"><draw:object xlink:href="./Object 29" xlink:type="simple" xlink:show="embed" xlink:actuate="onLoad"/><draw:image xlink:href="./ObjectReplacements/Object 29" xlink:type="simple" xlink:show="embed" xlink:actuate="onLoad"/></draw:frame></text:p>
      <text:p text:style-name="P29"><text:span text:style-name="T51">Steps for completing the square</text:span><text:span text:style-name="T63"> and proof</text:span><text:span text:style-name="T51">:</text:span></text:p>
      <text:p text:style-name="P37"><draw:frame draw:style-name="fr2" draw:name="Object51" text:anchor-type="as-char" svg:width="2.078cm" svg:height="0.527cm" draw:z-index="149"><draw:object xlink:href="./Object 51" xlink:type="simple" xlink:show="embed" xlink:actuate="onLoad"/><draw:image xlink:href="./ObjectReplacements/Object 51" xlink:type="simple" xlink:show="embed" xlink:actuate="onLoad"/></draw:frame></text:p>
      <text:p text:style-name="P29"><text:span text:style-name="T51"><draw:frame draw:style-name="fr2" draw:name="Object52" text:anchor-type="as-char" svg:width="2.716cm" svg:height="1.095cm" draw:z-index="150"><draw:object xlink:href="./Object 52" xlink:type="simple" xlink:show="embed" xlink:actuate="onLoad"/><draw:image xlink:href="./ObjectReplacements/Object 52" xlink:type="simple" xlink:show="embed" xlink:actuate="onLoad"/></draw:frame></text:span><text:span text:style-name="T51"><draw:frame draw:style-name="fr8" draw:name="Object53" text:anchor-type="as-char" svg:width="2.771cm" svg:height="1.265cm" draw:z-index="151"><draw:object xlink:href="./Object 53" xlink:type="simple" xlink:show="embed" xlink:actuate="onLoad"/><draw:image xlink:href="./ObjectReplacements/Object 53" xlink:type="simple" xlink:show="embed" xlink:actuate="onLoad"/></draw:frame></text:span><text:span text:style-name="T51"><draw:frame draw:style-name="fr9" draw:name="Object54" text:anchor-type="as-char" svg:width="2.125cm" svg:height="1.171cm" draw:z-index="152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8"><draw:frame draw:style-name="fr2" draw:name="Object55" text:anchor-type="as-char" svg:width="4.704cm" svg:height="1.228cm" draw:z-index="153"><draw:object xlink:href="./Object 55" xlink:type="simple" xlink:show="embed" xlink:actuate="onLoad"/><draw:image xlink:href="./ObjectReplacements/Object 55" xlink:type="simple" xlink:show="embed" xlink:actuate="onLoad"/></draw:frame></text:p>
      <text:p text:style-name="P38"><draw:frame draw:style-name="fr2" draw:name="Object57" text:anchor-type="as-char" svg:width="3.919cm" svg:height="1.288cm" draw:z-index="154"><draw:object xlink:href="./Object 57" xlink:type="simple" xlink:show="embed" xlink:actuate="onLoad"/><draw:image xlink:href="./ObjectReplacements/Object 57" xlink:type="simple" xlink:show="embed" xlink:actuate="onLoad"/></draw:frame></text:p>
      <text:p text:style-name="P30"><text:span text:style-name="T52"><draw:frame draw:style-name="fr2" draw:name="Object58" text:anchor-type="as-char" svg:width="4.487cm" svg:height="1.288cm" draw:z-index="155"><draw:object xlink:href="./Object 58" xlink:type="simple" xlink:show="embed" xlink:actuate="onLoad"/><draw:image xlink:href="./ObjectReplacements/Object 58" xlink:type="simple" xlink:show="embed" xlink:actuate="onLoad"/></draw:frame></text:span><text:span text:style-name="T52"><draw:frame draw:style-name="fr2" draw:name="Object56" text:anchor-type="as-char" svg:width="4.016cm" svg:height="1.288cm" draw:z-index="156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79"><draw:frame draw:style-name="fr2" draw:name="Object59" text:anchor-type="as-char" svg:width="3.729cm" svg:height="1.161cm" draw:z-index="157"><draw:object xlink:href="./Object 59" xlink:type="simple" xlink:show="embed" xlink:actuate="onLoad"/><draw:image xlink:href="./ObjectReplacements/Object 59" xlink:type="simple" xlink:show="embed" xlink:actuate="onLoad"/></draw:frame><text:span text:style-name="T58">Ve</text:span><text:span text:style-name="T59">rtex:</text:span><text:span text:style-name="T58"><draw:frame draw:style-name="fr10" draw:name="Object61" text:anchor-type="as-char" svg:width="1.6cm" svg:height="0.997cm" draw:z-index="15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60">and</text:span><text:span text:style-name="T57"><draw:frame draw:style-name="fr10" draw:name="Object62" text:anchor-type="as-char" svg:width="2.392cm" svg:height="1.228cm" draw:z-index="15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80"><draw:frame draw:style-name="fr2" draw:name="Object60" text:anchor-type="as-char" svg:width="4.039cm" svg:height="1.161cm" draw:z-index="160"><draw:object xlink:href="./Object 60" xlink:type="simple" xlink:show="embed" xlink:actuate="onLoad"/><draw:image xlink:href="./ObjectReplacements/Object 60" xlink:type="simple" xlink:show="embed" xlink:actuate="onLoad"/></draw:frame></text:p>
      <text:p text:style-name="P41"/>
      <text:p text:style-name="P78"><text:span text:style-name="T49"><draw:frame draw:style-name="fr2" draw:name="Object63" text:anchor-type="as-char" svg:width="3.782cm" svg:height="1.171cm" draw:z-index="161"><draw:object xlink:href="./Object 63" xlink:type="simple" xlink:show="embed" xlink:actuate="onLoad"/><draw:image xlink:href="./ObjectReplacements/Object 63" xlink:type="simple" xlink:show="embed" xlink:actuate="onLoad"/></draw:frame></text:span><text:span text:style-name="T53"><draw:frame draw:style-name="fr2" draw:name="Object64" text:anchor-type="as-char" svg:width="3.614cm" svg:height="1.215cm" draw:z-index="162"><draw:object xlink:href="./Object 64" xlink:type="simple" xlink:show="embed" xlink:actuate="onLoad"/><draw:image xlink:href="./ObjectReplacements/Object 64" xlink:type="simple" xlink:show="embed" xlink:actuate="onLoad"/></draw:frame></text:span><text:span text:style-name="T49"><draw:frame draw:style-name="fr2" draw:name="Object65" text:anchor-type="as-char" svg:width="3.614cm" svg:height="1.099cm" draw:z-index="163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78"><text:span text:style-name="T48">Solution:</text:span><text:span text:style-name="T48"><draw:frame draw:style-name="fr10" draw:name="Object66" text:anchor-type="as-char" svg:width="3.339cm" svg:height="1.099cm" draw:z-index="164"><draw:object xlink:href="./Object 66" xlink:type="simple" xlink:show="embed" xlink:actuate="onLoad"/><draw:image xlink:href="./ObjectReplacements/Object 66" xlink:type="simple" xlink:show="embed" xlink:actuate="onLoad"/></draw:frame></text:span><text:span text:style-name="T48"> (then y=0)</text:span></text:p>
      <text:p text:style-name="P32"><text:span text:style-name="T61">Discriminant</text:span><text:span text:style-name="T68">(</text:span><text:span text:style-name="T68"><draw:frame draw:style-name="fr2" draw:name="Object80" text:anchor-type="as-char" svg:width="0.527cm" svg:height="0.467cm" draw:z-index="165"><draw:object xlink:href="./Object 80" xlink:type="simple" xlink:show="embed" xlink:actuate="onLoad"/><draw:image xlink:href="./ObjectReplacements/Object 80" xlink:type="simple" xlink:show="embed" xlink:actuate="onLoad"/></draw:frame></text:span><text:span text:style-name="T68">)</text:span><text:span text:style-name="T61">:</text:span><text:span text:style-name="T68"><draw:frame draw:style-name="fr2" draw:name="Object75" text:anchor-type="as-char" svg:width="2.399cm" svg:height="0.547cm" draw:z-index="166"><draw:object xlink:href="./Object 75" xlink:type="simple" xlink:show="embed" xlink:actuate="onLoad"/><draw:image xlink:href="./ObjectReplacements/Object 75" xlink:type="simple" xlink:show="embed" xlink:actuate="onLoad"/></draw:frame></text:span><text:span text:style-name="T61"> </text:span></text:p>
      <text:p text:style-name="P43"><draw:frame draw:style-name="fr2" draw:name="Object67" text:anchor-type="as-char" svg:width="2.189cm" svg:height="0.527cm" draw:z-index="167"><draw:object xlink:href="./Object 67" xlink:type="simple" xlink:show="embed" xlink:actuate="onLoad"/><draw:image xlink:href="./ObjectReplacements/Object 67" xlink:type="simple" xlink:show="embed" xlink:actuate="onLoad"/></draw:frame></text:p>
      <text:p text:style-name="P31"><text:span text:style-name="T62">if </text:span><text:span text:style-name="T62"><draw:frame draw:style-name="fr2" draw:name="Object68" text:anchor-type="as-char" svg:width="1.097cm" svg:height="0.467cm" draw:z-index="168"><draw:object xlink:href="./Object 68" xlink:type="simple" xlink:show="embed" xlink:actuate="onLoad"/><draw:image xlink:href="./ObjectReplacements/Object 68" xlink:type="simple" xlink:show="embed" xlink:actuate="onLoad"/></draw:frame></text:span><text:span text:style-name="T62"> then there are 2 real roots (solutions).</text:span></text:p>
      <text:p text:style-name="P31"><text:span text:style-name="T62">if </text:span><text:span text:style-name="T62"><draw:frame draw:style-name="fr2" draw:name="Object69" text:anchor-type="as-char" svg:width="1.097cm" svg:height="0.467cm" draw:z-index="169"><draw:object xlink:href="./Object 69" xlink:type="simple" xlink:show="embed" xlink:actuate="onLoad"/><draw:image xlink:href="./ObjectReplacements/Object 69" xlink:type="simple" xlink:show="embed" xlink:actuate="onLoad"/></draw:frame></text:span><text:span text:style-name="T62"> then there is 1 root.</text:span></text:p>
      <text:p text:style-name="P31"><text:span text:style-name="T62">if </text:span><text:span text:style-name="T62"><draw:frame draw:style-name="fr2" draw:name="Object70" text:anchor-type="as-char" svg:width="1.097cm" svg:height="0.467cm" draw:z-index="170"><draw:object xlink:href="./Object 70" xlink:type="simple" xlink:show="embed" xlink:actuate="onLoad"/><draw:image xlink:href="./ObjectReplacements/Object 70" xlink:type="simple" xlink:show="embed" xlink:actuate="onLoad"/></draw:frame></text:span><text:span text:style-name="T62"> then there are no roots.</text:span></text:p>
      <text:p text:style-name="P9">example:</text:p>
      <text:p text:style-name="P9"><draw:frame draw:style-name="fr2" draw:name="Object71" text:anchor-type="as-char" svg:width="10.529cm" svg:height="1.161cm" draw:z-index="171"><draw:object xlink:href="./Object 71" xlink:type="simple" xlink:show="embed" xlink:actuate="onLoad"/><draw:image xlink:href="./ObjectReplacements/Object 71" xlink:type="simple" xlink:show="embed" xlink:actuate="onLoad"/></draw:frame></text:p>
      <text:p text:style-name="P40"><text:span text:style-name="T64"><draw:frame draw:style-name="fr2" draw:name="Object72" text:anchor-type="as-char" svg:width="4.461cm" svg:height="1.095cm" draw:z-index="172"><draw:object xlink:href="./Object 72" xlink:type="simple" xlink:show="embed" xlink:actuate="onLoad"/><draw:image xlink:href="./ObjectReplacements/Object 72" xlink:type="simple" xlink:show="embed" xlink:actuate="onLoad"/></draw:frame></text:span><text:span text:style-name="T64"><draw:frame draw:style-name="fr2" draw:name="Object73" text:anchor-type="as-char" svg:width="3.134cm" svg:height="1.275cm" draw:z-index="173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40"><text:soft-page-break/><text:span text:style-name="T67">vertex:</text:span><text:span text:style-name="T31"><draw:frame draw:style-name="fr10" draw:name="Object74" text:anchor-type="as-char" svg:width="2.847cm" svg:height="1.161cm" draw:z-index="174"><draw:object xlink:href="./Object 74" xlink:type="simple" xlink:show="embed" xlink:actuate="onLoad"/><draw:image xlink:href="./ObjectReplacements/Object 74" xlink:type="simple" xlink:show="embed" xlink:actuate="onLoad"/></draw:frame></text:span><text:span text:style-name="T54">(x=-7/6 y=</text:span><text:span text:style-name="T55">-</text:span><text:span text:style-name="T56">121</text:span><text:span text:style-name="T54">/12)</text:span></text:p>
      <text:p text:style-name="P39"><text:span text:style-name="T65"><draw:frame draw:style-name="fr2" draw:name="Object76" text:anchor-type="as-char" svg:width="2.595cm" svg:height="1.161cm" draw:z-index="175"><draw:object xlink:href="./Object 76" xlink:type="simple" xlink:show="embed" xlink:actuate="onLoad"/><draw:image xlink:href="./ObjectReplacements/Object 76" xlink:type="simple" xlink:show="embed" xlink:actuate="onLoad"/></draw:frame></text:span><text:span text:style-name="T65"><draw:frame draw:style-name="fr2" draw:name="Object77" text:anchor-type="as-char" svg:width="2.738cm" svg:height="1.085cm" draw:z-index="176"><draw:object xlink:href="./Object 77" xlink:type="simple" xlink:show="embed" xlink:actuate="onLoad"/><draw:image xlink:href="./ObjectReplacements/Object 77" xlink:type="simple" xlink:show="embed" xlink:actuate="onLoad"/></draw:frame></text:span><text:span text:style-name="T65"><draw:frame draw:style-name="fr10" draw:name="Object78" text:anchor-type="as-char" svg:width="2.178cm" svg:height="0.997cm" draw:z-index="177"><draw:object xlink:href="./Object 78" xlink:type="simple" xlink:show="embed" xlink:actuate="onLoad"/><draw:image xlink:href="./ObjectReplacements/Object 78" xlink:type="simple" xlink:show="embed" xlink:actuate="onLoad"/></draw:frame></text:span><text:span text:style-name="T66"><draw:frame draw:style-name="fr2" draw:name="Object79" text:anchor-type="as-char" svg:width="2.395cm" svg:height="0.487cm" draw:z-index="178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25"><text:span text:style-name="T39">for </text:span><text:span text:style-name="T39"><draw:frame draw:style-name="fr2" draw:name="Object30" text:anchor-type="as-char" svg:width="2.665cm" svg:height="0.527cm" draw:z-index="43"><draw:object xlink:href="./Object 30" xlink:type="simple" xlink:show="embed" xlink:actuate="onLoad"/><draw:image xlink:href="./ObjectReplacements/Object 30" xlink:type="simple" xlink:show="embed" xlink:actuate="onLoad"/></draw:frame></text:span><text:span text:style-name="T39">, if a=1 then find two numbers that multiplied together = c and added together =b. if </text:span><text:span text:style-name="T39"><draw:frame draw:style-name="fr2" draw:name="Object31" text:anchor-type="as-char" svg:width="0.991cm" svg:height="0.467cm" draw:z-index="44"><draw:object xlink:href="./Object 31" xlink:type="simple" xlink:show="embed" xlink:actuate="onLoad"/><draw:image xlink:href="./ObjectReplacements/Object 31" xlink:type="simple" xlink:show="embed" xlink:actuate="onLoad"/></draw:frame></text:span><text:span text:style-name="T39">then multiply a by c and find </text:span><text:span text:style-name="T40">the </text:span><text:span text:style-name="T39">two factors that add up to b.</text:span></text:p>
      <text:p text:style-name="P36">example: </text:p>
      <text:p text:style-name="P28"><text:span text:style-name="T42"><draw:frame draw:style-name="fr2" draw:name="Object32" text:anchor-type="as-char" svg:width="5.015cm" svg:height="0.527cm" draw:z-index="75"><draw:object xlink:href="./Object 32" xlink:type="simple" xlink:show="embed" xlink:actuate="onLoad"/><draw:image xlink:href="./ObjectReplacements/Object 32" xlink:type="simple" xlink:show="embed" xlink:actuate="onLoad"/></draw:frame></text:span><text:span text:style-name="T42"> (that's ac</text:span><text:span text:style-name="T43">=8*9=72</text:span><text:span text:style-name="T42">)</text:span></text:p>
      <text:p text:style-name="P36">the factors of 72 which are added together to give 18 are 6 and 12</text:p>
      <text:p text:style-name="P28"><text:span text:style-name="T42">rewrite formula </text:span><text:span text:style-name="T43">splitting</text:span><text:span text:style-name="T42"> bx into those factors</text:span></text:p>
      <text:p text:style-name="P36"><draw:frame draw:style-name="fr2" draw:name="Object34" text:anchor-type="as-char" svg:width="3.143cm" svg:height="0.527cm" draw:z-index="76"><draw:object xlink:href="./Object 34" xlink:type="simple" xlink:show="embed" xlink:actuate="onLoad"/><draw:image xlink:href="./ObjectReplacements/Object 34" xlink:type="simple" xlink:show="embed" xlink:actuate="onLoad"/></draw:frame></text:p>
      <text:p text:style-name="P28"><text:span text:style-name="T42"><draw:frame draw:style-name="fr2" draw:name="Object35" text:anchor-type="as-char" svg:width="2.006cm" svg:height="0.487cm" draw:z-index="77"><draw:object xlink:href="./Object 35" xlink:type="simple" xlink:show="embed" xlink:actuate="onLoad"/><draw:image xlink:href="./ObjectReplacements/Object 35" xlink:type="simple" xlink:show="embed" xlink:actuate="onLoad"/></draw:frame></text:span><text:span text:style-name="T42">+ </text:span><text:span text:style-name="T42"><draw:frame draw:style-name="fr2" draw:name="Object36" text:anchor-type="as-char" svg:width="1.773cm" svg:height="0.487cm" draw:z-index="78"><draw:object xlink:href="./Object 36" xlink:type="simple" xlink:show="embed" xlink:actuate="onLoad"/><draw:image xlink:href="./ObjectReplacements/Object 36" xlink:type="simple" xlink:show="embed" xlink:actuate="onLoad"/></draw:frame></text:span><text:span text:style-name="T42"> (NOTE if the brackets are different then something is wrong)</text:span></text:p>
      <text:p text:style-name="P36"><draw:frame draw:style-name="fr2" draw:name="Object37" text:anchor-type="as-char" svg:width="2.873cm" svg:height="0.487cm" draw:z-index="79"><draw:object xlink:href="./Object 37" xlink:type="simple" xlink:show="embed" xlink:actuate="onLoad"/><draw:image xlink:href="./ObjectReplacements/Object 37" xlink:type="simple" xlink:show="embed" xlink:actuate="onLoad"/></draw:frame></text:p>
      <text:p text:style-name="P28"><text:span text:style-name="T42">so solutions are </text:span><text:span text:style-name="T42"><draw:frame draw:style-name="fr2" draw:name="Object38" text:anchor-type="as-char" svg:width="0.857cm" svg:height="0.997cm" draw:z-index="80"><draw:object xlink:href="./Object 38" xlink:type="simple" xlink:show="embed" xlink:actuate="onLoad"/><draw:image xlink:href="./ObjectReplacements/Object 38" xlink:type="simple" xlink:show="embed" xlink:actuate="onLoad"/></draw:frame></text:span><text:span text:style-name="T42">(-0.75) and </text:span><text:span text:style-name="T42"><draw:frame draw:style-name="fr2" draw:name="Object39" text:anchor-type="as-char" svg:width="0.836cm" svg:height="0.997cm" draw:z-index="81"><draw:object xlink:href="./Object 39" xlink:type="simple" xlink:show="embed" xlink:actuate="onLoad"/><draw:image xlink:href="./ObjectReplacements/Object 39" xlink:type="simple" xlink:show="embed" xlink:actuate="onLoad"/></draw:frame></text:span><text:span text:style-name="T42">(-1.5)</text:span></text:p>
      <text:p text:style-name="P26"/>
      <text:p text:style-name="P3">expanding</text:p>
      <text:p text:style-name="P3"><draw:frame draw:style-name="fr2" draw:name="Object26" text:anchor-type="as-char" svg:width="3.815cm" svg:height="1.113cm" draw:z-index="45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2" draw:name="Object25" text:anchor-type="as-char" svg:width="3.852cm" svg:height="0.547cm" draw:z-index="46"><draw:object xlink:href="./Object 25" xlink:type="simple" xlink:show="embed" xlink:actuate="onLoad"/><draw:image xlink:href="./ObjectReplacements/Object 25" xlink:type="simple" xlink:show="embed" xlink:actuate="onLoad"/></draw:frame><text:span text:style-name="T50">(perfect square)</text:span></text:p>
      <text:p text:style-name="P3"/>
      <text:p text:style-name="P3"><draw:frame draw:style-name="fr2" draw:name="Object20" text:anchor-type="as-char" svg:width="17.441cm" svg:height="0.547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ascal's Triangle</text:p>
      <text:p text:style-name="P42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92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87"/>
          </table:table-cell>
        </table:table-row>
        <table:table-row>
          <table:table-cell table:style-name="Table2.A2" table:number-columns-spanned="5" office:value-type="float" office:value="1">
            <text:p text:style-name="P93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94">1</text:p>
          </table:table-cell>
          <table:table-cell table:style-name="Table2.A2" office:value-type="float" office:value="1">
            <text:p text:style-name="P95">1</text:p>
          </table:table-cell>
          <table:table-cell table:style-name="Table2.H2" table:number-columns-spanned="4" office:value-type="string">
            <text:p text:style-name="P88"/>
          </table:table-cell>
          <table:covered-table-cell/>
          <table:covered-table-cell/>
          <table:covered-table-cell/>
          <table:table-cell table:style-name="Table2.L2" office:value-type="string">
            <text:p text:style-name="P89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96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94">1</text:p>
          </table:table-cell>
          <table:table-cell table:style-name="Table2.A2" table:number-columns-spanned="2" office:value-type="float" office:value="2">
            <text:p text:style-name="P97">2</text:p>
          </table:table-cell>
          <table:covered-table-cell/>
          <table:table-cell table:style-name="Table2.A2" office:value-type="float" office:value="1">
            <text:p text:style-name="P95">1</text:p>
          </table:table-cell>
          <table:table-cell table:style-name="Table2.H2" table:number-columns-spanned="3" office:value-type="string">
            <text:p text:style-name="P88"/>
          </table:table-cell>
          <table:covered-table-cell/>
          <table:covered-table-cell/>
          <table:table-cell table:style-name="Table2.L2" office:value-type="string">
            <text:p text:style-name="P90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98">3</text:p>
          </table:table-cell>
          <table:covered-table-cell/>
          <table:covered-table-cell/>
          <table:table-cell table:style-name="Table2.A2" office:value-type="float" office:value="1">
            <text:p text:style-name="P94">1</text:p>
          </table:table-cell>
          <table:table-cell table:style-name="Table2.A2" table:number-columns-spanned="2" office:value-type="float" office:value="3">
            <text:p text:style-name="P99">3</text:p>
          </table:table-cell>
          <table:covered-table-cell/>
          <table:table-cell table:style-name="Table2.A2" table:number-columns-spanned="2" office:value-type="float" office:value="3">
            <text:p text:style-name="P100">3</text:p>
          </table:table-cell>
          <table:covered-table-cell/>
          <table:table-cell table:style-name="Table2.A2" office:value-type="float" office:value="1">
            <text:p text:style-name="P95">1</text:p>
          </table:table-cell>
          <table:table-cell table:style-name="Table2.H2" table:number-columns-spanned="2" office:value-type="string">
            <text:p text:style-name="P88"/>
          </table:table-cell>
          <table:covered-table-cell/>
          <table:table-cell table:style-name="Table2.L2" office:value-type="string">
            <text:p text:style-name="P90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101">4</text:p>
          </table:table-cell>
          <table:covered-table-cell/>
          <table:table-cell table:style-name="Table2.A2" office:value-type="float" office:value="1">
            <text:p text:style-name="P94">1</text:p>
          </table:table-cell>
          <table:table-cell table:style-name="Table2.A2" table:number-columns-spanned="2" office:value-type="float" office:value="4">
            <text:p text:style-name="P99">4</text:p>
          </table:table-cell>
          <table:covered-table-cell/>
          <table:table-cell table:style-name="Table2.A2" table:number-columns-spanned="2" office:value-type="float" office:value="6">
            <text:p text:style-name="P102">6</text:p>
          </table:table-cell>
          <table:covered-table-cell/>
          <table:table-cell table:style-name="Table2.A2" table:number-columns-spanned="2" office:value-type="float" office:value="4">
            <text:p text:style-name="P100">4</text:p>
          </table:table-cell>
          <table:covered-table-cell/>
          <table:table-cell table:style-name="Table2.A2" office:value-type="float" office:value="1">
            <text:p text:style-name="P95">1</text:p>
          </table:table-cell>
          <table:table-cell table:style-name="Table2.H2" office:value-type="string">
            <text:p text:style-name="P88"/>
          </table:table-cell>
          <table:table-cell table:style-name="Table2.L2" office:value-type="string">
            <text:p text:style-name="P91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103">5</text:p>
          </table:table-cell>
          <table:table-cell table:style-name="Table2.A2" office:value-type="float" office:value="1">
            <text:p text:style-name="P94">1</text:p>
          </table:table-cell>
          <table:table-cell table:style-name="Table2.A2" table:number-columns-spanned="2" office:value-type="float" office:value="5">
            <text:p text:style-name="P99">5</text:p>
          </table:table-cell>
          <table:covered-table-cell/>
          <table:table-cell table:style-name="Table2.A2" table:number-columns-spanned="2" office:value-type="float" office:value="10">
            <text:p text:style-name="P104">10</text:p>
          </table:table-cell>
          <table:covered-table-cell/>
          <table:table-cell table:style-name="Table2.A2" table:number-columns-spanned="2" office:value-type="float" office:value="10">
            <text:p text:style-name="P105">10</text:p>
          </table:table-cell>
          <table:covered-table-cell/>
          <table:table-cell table:style-name="Table2.A2" table:number-columns-spanned="2" office:value-type="float" office:value="5">
            <text:p text:style-name="P100">5</text:p>
          </table:table-cell>
          <table:covered-table-cell/>
          <table:table-cell table:style-name="Table2.A2" office:value-type="float" office:value="1">
            <text:p text:style-name="P95">1</text:p>
          </table:table-cell>
          <table:table-cell table:style-name="Table2.L2" office:value-type="string">
            <text:p text:style-name="P91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24"><text:span text:style-name="T28">power </text:span><text:span text:style-name="T38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2">.</text:span><text:span text:style-name="T28"> </text:span></text:p>
      <text:p text:style-name="P24"><text:span text:style-name="T28">coefficient taken from pascal's triangle.</text:span><text:span text:style-name="T32"> </text:span></text:p>
      <text:p text:style-name="P23"><text:span text:style-name="T38">i.e.</text:span><text:span text:style-name="T32">: </text:span><text:span text:style-name="T20">(x+y)</text:span><text:span text:style-name="T21">2</text:span><text:span text:style-name="T34">=</text:span><text:span text:style-name="T4">1</text:span><text:span text:style-name="T34">x</text:span><text:span text:style-name="T21">2</text:span><text:span text:style-name="T34">y</text:span><text:span text:style-name="T21">0</text:span><text:span text:style-name="T34">+</text:span><text:span text:style-name="T12">2</text:span><text:span text:style-name="T34">x</text:span><text:span text:style-name="T21">1</text:span><text:span text:style-name="T34">y</text:span><text:span text:style-name="T21">1</text:span><text:span text:style-name="T34">+</text:span><text:span text:style-name="T7">1</text:span><text:span text:style-name="T34">x</text:span><text:span text:style-name="T21">0</text:span><text:span text:style-name="T34">y</text:span><text:span text:style-name="T21">2</text:span></text:p>
      <text:p text:style-name="P126"/>
      <text:p text:style-name="P127"><text:span text:style-name="T9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2-29T13:26:13</dc:date>
    <meta:editing-duration>PT40H50M31S</meta:editing-duration>
    <meta:editing-cycles>76</meta:editing-cycles>
    <meta:generator>OpenOffice.org/3.2$Linux OpenOffice.org_project/320m19$Build-9505</meta:generator>
    <meta:document-statistic meta:table-count="5" meta:image-count="0" meta:object-count="205" meta:page-count="11" meta:paragraph-count="256" meta:word-count="491" meta:character-count="29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99cm" svg:height="7.5cm" svg:x="6.001cm" svg:y="0.5cm">
          <draw:image xlink:href="Pictures/10000000000002800000018049EA0BD6.png" xlink:type="simple" xlink:show="embed" xlink:actuate="onLoad">
            <text:p/>
          </draw:image>
        </draw:frame>
        <draw:frame draw:style-name="gr2" draw:layer="layout" svg:width="4.143cm" svg:height="2.673cm" svg:x="9cm" svg:y="2cm">
          <draw:text-box>
            <text:p>sin(30<text:span text:style-name="T1">º)=1/2</text:span></text:p>
            <text:p>Opp=1/2 hyp</text:p>
          </draw:text-box>
        </draw:frame>
        <draw:custom-shape draw:style-name="gr3" draw:text-style-name="P1" draw:layer="layout" svg:width="0.2cm" svg:height="0.2cm" svg:x="9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0.1cm" svg:height="0.962cm" svg:x="9.9cm" svg:y="0.471cm">
          <draw:text-box>
            <text:p>Sin(90) opp=hyp Opp/hyp=1</text:p>
          </draw:text-box>
        </draw:frame>
        <draw:frame draw:style-name="gr5" draw:layer="layout" svg:width="9.5cm" svg:height="0.962cm" svg:x="11cm" svg:y="4cm">
          <draw:text-box>
            <text:p>Sin(180):Opp=0 =&gt; 0/hyp=0</text:p>
          </draw:text-box>
        </draw:frame>
      </draw:page>
    </office:drawing>
  </office:body>
</office:document-content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1/content.xml><?xml version="1.0" encoding="utf-8"?>
<math xmlns="http://www.w3.org/1998/Math/MathML">
  <semantics>
    <mrow>
      <mfrac>
        <mi mathvariant="italic">hyp</mi>
        <mrow>
          <mn>2</mn>
          <mi mathvariant="italic">hyp</mi>
        </mrow>
      </mfrac>
      <mi mathvariant="normal">=</mi>
      <mfrac>
        <mn>1</mn>
        <mn>2</mn>
      </mfrac>
    </mrow>
    <annotation encoding="StarMath 5.0">{{hyp} over {2 hyp}} = 1 over 2 </annotation>
  </semantics>
</math>
</file>

<file path=Object 102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103/content.xml><?xml version="1.0" encoding="utf-8"?>
<math xmlns="http://www.w3.org/1998/Math/MathML">
  <semantics>
    <mrow>
      <mi>tan</mi>
      <mrow>
        <mrow>
          <mrow>
            <mo stretchy="false">(</mo>
            <mn>90</mn>
            <mo stretchy="false">)</mo>
          </mrow>
          <mi mathvariant="normal">=</mi>
          <mfrac>
            <mi mathvariant="italic">Opp</mi>
            <mn>0</mn>
          </mfrac>
        </mrow>
        <mi mathvariant="normal">=</mi>
        <mi mathvariant="italic">NaN</mi>
      </mrow>
    </mrow>
    <annotation encoding="StarMath 5.0">tan(90)=Opp over 0 = NaN</annotation>
  </semantics>
</math>
</file>

<file path=Object 104/content.xml><?xml version="1.0" encoding="utf-8"?>
<math xmlns="http://www.w3.org/1998/Math/MathML">
  <semantics>
    <mrow>
      <msub>
        <mtext>|</mtext>
        <mrow>
          <mo stretchy="false">θ</mo>
          <mo stretchy="false">→</mo>
          <mn>90</mn>
        </mrow>
      </msub>
      <mrow>
        <mi mathvariant="italic">adj</mi>
        <mo stretchy="false">→</mo>
        <mn>0</mn>
      </mrow>
      <mi mathvariant="normal">⇒</mi>
      <mi>tan</mi>
      <mrow>
        <mrow>
          <mrow>
            <mo stretchy="false">(</mo>
            <mo stretchy="false">θ</mo>
            <mo stretchy="false">)</mo>
          </mrow>
          <mi mathvariant="normal">=</mi>
          <mfrac>
            <mi mathvariant="italic">opp</mi>
            <mrow>
              <mi mathvariant="italic">adj</mi>
              <mo stretchy="false">→</mo>
              <mn>0</mn>
            </mrow>
          </mfrac>
        </mrow>
        <mo stretchy="false">→</mo>
        <mi mathvariant="normal">∞</mi>
      </mrow>
    </mrow>
    <annotation encoding="StarMath 5.0">
"|"_{%theta toward 90} adj toward 0 drarrow tan(%theta)={opp over {adj toward 0}} toward infinity</annotation>
  </semantics>
</math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3cm" svg:x2="4.5cm" svg:y2="3cm">
          <text:p/>
        </draw:line>
      </draw:page>
    </office:drawing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6/content.xml><?xml version="1.0" encoding="utf-8"?>
<math xmlns="http://www.w3.org/1998/Math/MathML">
  <semantics>
    <mo stretchy="false">θ</mo>
    <annotation encoding="StarMath 5.0">%theta</annotation>
  </semantics>
</math>
</file>

<file path=Object 107/content.xml><?xml version="1.0" encoding="utf-8"?>
<math xmlns="http://www.w3.org/1998/Math/MathML">
  <semantics>
    <mrow>
      <mi>sin</mi>
      <mrow>
        <mrow>
          <mrow>
            <mrow>
              <mo stretchy="false">(</mo>
              <mn>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n>0</mn>
            <mi>a</mi>
          </mfrac>
        </mrow>
        <mi mathvariant="normal">=</mi>
        <mn>0</mn>
      </mrow>
    </mrow>
    <annotation encoding="StarMath 5.0">sin(0)={c over a}={0 over a}=0</annotation>
  </semantics>
</math>
</file>

<file path=Object 108/content.xml><?xml version="1.0" encoding="utf-8"?>
<math xmlns="http://www.w3.org/1998/Math/MathML">
  <semantics>
    <mrow>
      <mi>cos</mi>
      <mrow>
        <mrow>
          <mrow>
            <mo stretchy="false">(</mo>
            <mn>0</mn>
            <mo stretchy="false">)</mo>
          </mrow>
          <mi mathvariant="normal">=</mi>
          <mfrac>
            <mi>b</mi>
            <mi>a</mi>
          </mfrac>
        </mrow>
        <mi mathvariant="normal">=</mi>
        <mn>1</mn>
      </mrow>
    </mrow>
    <annotation encoding="StarMath 5.0">cos(0)={b over a}=1</annotation>
  </semantics>
</math>
</file>

<file path=Object 109/content.xml><?xml version="1.0" encoding="utf-8"?>
<math xmlns="http://www.w3.org/1998/Math/MathML">
  <semantics>
    <mrow>
      <mi>tan</mi>
      <mrow>
        <mrow>
          <mrow>
            <mo stretchy="false">(</mo>
            <mn>0</mn>
            <mo stretchy="false">)</mo>
          </mrow>
          <mi mathvariant="normal">=</mi>
          <mfrac>
            <mn>0</mn>
            <mi>b</mi>
          </mfrac>
        </mrow>
        <mi mathvariant="normal">=</mi>
        <mn>0</mn>
      </mrow>
    </mrow>
    <annotation encoding="StarMath 5.0">tan(0)={0 over b}=0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ffd320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4.5cm" svg:x2="4.5cm" svg:y2="1.5cm">
          <text:p/>
        </draw:line>
        <draw:frame draw:style-name="gr3" draw:text-style-name="P2" draw:layer="layout" svg:width="0.853cm" svg:height="0.962cm" svg:x="2.384cm" svg:y="2.258cm">
          <draw:text-box>
            <text:p><text:span text:style-name="T1">a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2">b</text:span></text:p>
          </draw:text-box>
        </draw:frame>
        <draw:frame draw:style-name="gr4" draw:text-style-name="P4" draw:layer="layout" svg:width="0.82cm" svg:height="0.962cm" svg:x="3.871cm" svg:y="2.6cm">
          <draw:text-box>
            <text:p><text:span text:style-name="T3">c</text:span></text:p>
          </draw:text-box>
        </draw:frame>
      </draw:page>
    </office:drawing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1/content.xml><?xml version="1.0" encoding="utf-8"?>
<math xmlns="http://www.w3.org/1998/Math/MathML">
  <semantics>
    <mrow>
      <mrow>
        <mi>c</mi>
        <mi mathvariant="normal">=</mi>
        <mi>b</mi>
      </mrow>
      <mi mathvariant="normal">⇒</mi>
      <mi>tan</mi>
      <mrow>
        <mrow>
          <mrow>
            <mo stretchy="false">(</mo>
            <mn>45</mn>
            <mo stretchy="false">)</mo>
          </mrow>
          <mi mathvariant="normal">=</mi>
          <mfrac>
            <mi>c</mi>
            <mi>b</mi>
          </mfrac>
        </mrow>
        <mi mathvariant="normal">=</mi>
        <mn>1</mn>
      </mrow>
    </mrow>
    <annotation encoding="StarMath 5.0">c=b drarrow tan(45)={c over b}=1</annotation>
  </semantics>
</math>
</file>

<file path=Object 112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113/content.xml><?xml version="1.0" encoding="utf-8"?>
<math xmlns="http://www.w3.org/1998/Math/MathML">
  <semantics>
    <mrow>
      <mrow>
        <mi>b</mi>
        <mi mathvariant="normal">=</mi>
        <mi>c</mi>
      </mrow>
      <mi mathvariant="normal">=</mi>
      <mn>1</mn>
    </mrow>
    <annotation encoding="StarMath 5.0">b=c=1</annotation>
  </semantics>
</math>
</file>

<file path=Object 114/content.xml><?xml version="1.0" encoding="utf-8"?>
<math xmlns="http://www.w3.org/1998/Math/MathML">
  <semantics>
    <mrow>
      <msup>
        <mi>a</mi>
        <mn>2</mn>
      </msup>
      <mi mathvariant="normal">=</mi>
      <mrow>
        <msup>
          <mn>1</mn>
          <mn>2</mn>
        </msup>
        <mo stretchy="false">+</mo>
        <msup>
          <mn>1</mn>
          <mn>2</mn>
        </msup>
      </mrow>
    </mrow>
    <annotation encoding="StarMath 5.0">a^2=1^2+1^2</annotation>
  </semantics>
</math>
</file>

<file path=Object 115/content.xml><?xml version="1.0" encoding="utf-8"?>
<math xmlns="http://www.w3.org/1998/Math/MathML">
  <semantics>
    <mrow>
      <mi>a</mi>
      <mi mathvariant="normal">=</mi>
      <msqrt>
        <mn>2</mn>
      </msqrt>
    </mrow>
    <annotation encoding="StarMath 5.0">a=sqrt{2}</annotation>
  </semantics>
</math>
</file>

<file path=Object 116/content.xml><?xml version="1.0" encoding="utf-8"?>
<math xmlns="http://www.w3.org/1998/Math/MathML">
  <semantics>
    <mrow>
      <mi>sin</mi>
      <mrow>
        <mrow>
          <mrow>
            <mo stretchy="false">(</mo>
            <mn>45</mn>
            <mo stretchy="false">)</mo>
          </mrow>
          <mi mathvariant="normal">=</mi>
          <mfrac>
            <mi>c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sin(45)={c over a}={1 over sqrt{2}} drarrow {sqrt{2} over 2}</annotation>
  </semantics>
</math>
</file>

<file path=Object 117/content.xml><?xml version="1.0" encoding="utf-8"?>
<math xmlns="http://www.w3.org/1998/Math/MathML">
  <semantics>
    <mrow>
      <mi>cos</mi>
      <mrow>
        <mrow>
          <mrow>
            <mo stretchy="false">(</mo>
            <mn>45</mn>
            <mo stretchy="false">)</mo>
          </mrow>
          <mi mathvariant="normal">=</mi>
          <mfrac>
            <mi>b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cos(45)={b over a}={1 over sqrt{2}} drarrow sqrt{2} over 2</annotation>
  </semantics>
</math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ff00"/>
    </style:style>
    <style:style style:name="T4" style:family="text">
      <style:text-properties fo:color="#ffd320"/>
    </style:style>
    <style:style style:name="T5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63cm" svg:y1="4.56cm" svg:x2="5.137cm" svg:y2="2.439cm">
          <text:p/>
        </draw:line>
        <draw:frame draw:style-name="gr3" draw:text-style-name="P2" draw:layer="layout" svg:width="1.895cm" svg:height="0.962cm" draw:transform="rotate (0.5235987755982) translate (1.77cm 3.496cm)">
          <draw:text-box>
            <text:p><text:span text:style-name="T1">a</text:span><text:span text:style-name="T2">=</text:span><text:span text:style-name="T3">2c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4">b</text:span></text:p>
          </draw:text-box>
        </draw:frame>
        <draw:frame draw:style-name="gr4" draw:text-style-name="P4" draw:layer="layout" svg:width="0.82cm" svg:height="0.962cm" svg:x="3.871cm" svg:y="3.1cm">
          <draw:text-box>
            <text:p><text:span text:style-name="T5">c</text:span></text:p>
          </draw:text-box>
        </draw:frame>
      </draw:page>
    </office:drawing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9/content.xml><?xml version="1.0" encoding="utf-8"?>
<math xmlns="http://www.w3.org/1998/Math/MathML">
  <semantics>
    <mrow>
      <mrow>
        <mi>c</mi>
        <mi mathvariant="normal">=</mi>
        <mfenced open="" close="">
          <mfrac>
            <mn>1</mn>
            <mn>2</mn>
          </mfrac>
        </mfenced>
      </mrow>
      <mi>a</mi>
      <mi/>
      <mtext>or</mtext>
      <mi/>
      <mrow>
        <mi>a</mi>
        <mi mathvariant="normal">=</mi>
        <mn>2c</mn>
      </mrow>
    </mrow>
    <annotation encoding="StarMath 5.0">c= left (1 over 2 right )a ~"or"~ a=2c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20/content.xml><?xml version="1.0" encoding="utf-8"?>
<math xmlns="http://www.w3.org/1998/Math/MathML">
  <semantics>
    <mrow>
      <mi>si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i>c</mi>
            <mn>2c</mn>
          </mfrac>
        </mrow>
        <mi mathvariant="normal">=</mi>
        <mfrac>
          <mn>1</mn>
          <mn>2</mn>
        </mfrac>
      </mrow>
    </mrow>
    <annotation encoding="StarMath 5.0">sin(30)={c over a}={c over 2c}={1 over 2}</annotation>
  </semantics>
</math>
</file>

<file path=Object 121/content.xml><?xml version="1.0" encoding="utf-8"?>
<math xmlns="http://www.w3.org/1998/Math/MathML">
  <semantics>
    <mrow>
      <mrow>
        <mi>a</mi>
        <mi mathvariant="normal">=</mi>
        <mn>1</mn>
      </mrow>
      <mi>,</mi>
      <mrow>
        <mi>c</mi>
        <mi mathvariant="normal">=</mi>
        <mfrac>
          <mn>1</mn>
          <mn>2</mn>
        </mfrac>
      </mrow>
    </mrow>
    <annotation encoding="StarMath 5.0">a=1 , c={1 over 2}</annotation>
  </semantics>
</math>
</file>

<file path=Object 122/content.xml><?xml version="1.0" encoding="utf-8"?>
<math xmlns="http://www.w3.org/1998/Math/MathML">
  <semantics>
    <mrow>
      <mrow>
        <msup>
          <mi>a</mi>
          <mn>2</mn>
        </msup>
        <mi mathvariant="normal">=</mi>
        <mrow>
          <msup>
            <mi>b</mi>
            <mn>2</mn>
          </msup>
          <mo stretchy="false">+</mo>
          <msup>
            <mi>c</mi>
            <mn>2</mn>
          </msup>
        </mrow>
      </mrow>
      <mi mathvariant="normal">⇒</mi>
      <mrow>
        <msup>
          <mn>1</mn>
          <mn>2</mn>
        </msup>
        <mi mathvariant="normal">=</mi>
        <mrow>
          <msup>
            <mi>b</mi>
            <mn>2</mn>
          </msup>
          <mo stretchy="false">+</mo>
          <msup>
            <mfenced open="" close="">
              <mfrac>
                <mn>1</mn>
                <mn>2</mn>
              </mfrac>
            </mfenced>
            <mn>2</mn>
          </msup>
        </mrow>
      </mrow>
    </mrow>
    <annotation encoding="StarMath 5.0">a^2=b^2+c^2 drarrow 1^2=b^2+left ( {1 over 2} right )^2</annotation>
  </semantics>
</math>
</file>

<file path=Object 123/content.xml><?xml version="1.0" encoding="utf-8"?>
<math xmlns="http://www.w3.org/1998/Math/MathML">
  <semantics>
    <mrow>
      <msup>
        <mi>b</mi>
        <mn>2</mn>
      </msup>
      <mi mathvariant="normal">=</mi>
      <mrow>
        <mn>1</mn>
        <mi mathvariant="normal">−</mi>
        <msup>
          <mfenced open="" close="">
            <mfrac>
              <mn>1</mn>
              <mn>2</mn>
            </mfrac>
          </mfenced>
          <mn>2</mn>
        </msup>
      </mrow>
    </mrow>
    <annotation encoding="StarMath 5.0">b^2=1- left ( 1 over 2 right )^2</annotation>
  </semantics>
</math>
</file>

<file path=Object 124/content.xml><?xml version="1.0" encoding="utf-8"?>
<math xmlns="http://www.w3.org/1998/Math/MathML">
  <semantics>
    <mrow>
      <mrow>
        <mrow>
          <mi>b</mi>
          <mi mathvariant="normal">=</mi>
          <msqrt>
            <mrow>
              <mn>1</mn>
              <mi mathvariant="normal">−</mi>
              <mfenced open="" close="">
                <mfrac>
                  <mn>1</mn>
                  <mn>4</mn>
                </mfrac>
              </mfenced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b=sqrt{1- left( 1 over 4 right)}= sqrt{3 over 4}={sqrt 3} over 2</annotation>
  </semantics>
</math>
</file>

<file path=Object 125/content.xml><?xml version="1.0" encoding="utf-8"?>
<math xmlns="http://www.w3.org/1998/Math/MathML">
  <semantics>
    <mrow>
      <mi>cos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cos(30)={b over a}={sqrt{3}/2 over 1}=sqrt{3} over 2</annotation>
  </semantics>
</math>
</file>

<file path=Object 126/content.xml><?xml version="1.0" encoding="utf-8"?>
<math xmlns="http://www.w3.org/1998/Math/MathML">
  <semantics>
    <mrow>
      <mi>ta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o stretchy="false">(</mo>
              <mrow>
                <mn>1</mn>
                <mi mathvariant="normal">/</mi>
                <mn>2</mn>
              </mrow>
              <mo stretchy="false">)</mo>
            </mrow>
            <mrow>
              <msqrt>
                <mn>3</mn>
              </msqrt>
              <mi mathvariant="normal">/</mi>
              <mn>2</mn>
            </mrow>
          </mfrac>
        </mrow>
        <mi mathvariant="normal">=</mi>
        <mfrac>
          <mn>1</mn>
          <msqrt>
            <mn>3</mn>
          </msqrt>
        </mfrac>
      </mrow>
      <mi mathvariant="normal">⇒</mi>
      <mfrac>
        <msqrt>
          <mn>3</mn>
        </msqrt>
        <mn>3</mn>
      </mfrac>
    </mrow>
    <annotation encoding="StarMath 5.0">tan(30)={c over b}=(1/2) over {sqrt{3}/2}=1 over sqrt{3}drarrow sqrt{3} over 3</annotation>
  </semantics>
</math>
</file>

<file path=Object 1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ffd320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cm" svg:height="3.8cm" svg:x="1.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9cm" svg:y1="4.537cm" svg:x2="3.66cm" svg:y2="0.863cm">
          <text:p/>
        </draw:line>
        <draw:frame draw:style-name="gr3" draw:text-style-name="P2" draw:layer="layout" svg:width="1.929cm" svg:height="0.962cm" draw:transform="rotate (1.0471975511964) translate (1.45cm 3.136cm)">
          <draw:text-box>
            <text:p><text:span text:style-name="T1">a</text:span><text:span text:style-name="T2">=</text:span><text:span text:style-name="T3">2b</text:span></text:p>
          </draw:text-box>
        </draw:frame>
        <draw:frame draw:style-name="gr4" draw:text-style-name="P3" draw:layer="layout" svg:width="0.853cm" svg:height="0.962cm" svg:x="2.3cm" svg:y="3.8cm">
          <draw:text-box>
            <text:p><text:span text:style-name="T3">b</text:span></text:p>
          </draw:text-box>
        </draw:frame>
        <draw:frame draw:style-name="gr4" draw:text-style-name="P4" draw:layer="layout" svg:width="0.82cm" svg:height="0.962cm" svg:x="3.571cm" svg:y="2.6cm">
          <draw:text-box>
            <text:p><text:span text:style-name="T4">c</text:span></text:p>
          </draw:text-box>
        </draw:frame>
      </draw:page>
    </office:drawing>
  </office:body>
</office:document-content>
</file>

<file path=Object 1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8/content.xml><?xml version="1.0" encoding="utf-8"?>
<math xmlns="http://www.w3.org/1998/Math/MathML">
  <semantics>
    <mrow>
      <mi>cos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i>b</mi>
            <mn>2b</mn>
          </mfrac>
        </mrow>
        <mi mathvariant="normal">=</mi>
        <mfrac>
          <mn>1</mn>
          <mn>2</mn>
        </mfrac>
      </mrow>
    </mrow>
    <annotation encoding="StarMath 5.0">cos(60)={b over a}=b over 2b=1 over 2</annotation>
  </semantics>
</math>
</file>

<file path=Object 129/content.xml><?xml version="1.0" encoding="utf-8"?>
<math xmlns="http://www.w3.org/1998/Math/MathML">
  <semantics>
    <mrow>
      <mrow>
        <mi>a</mi>
        <mi mathvariant="normal">=</mi>
        <mn>1,</mn>
      </mrow>
      <mrow>
        <mi>b</mi>
        <mi mathvariant="normal">=</mi>
        <mfrac>
          <mn>1</mn>
          <mn>2</mn>
        </mfrac>
      </mrow>
      <mi mathvariant="normal">⇒</mi>
      <mrow>
        <msup>
          <mn>1</mn>
          <mn>2</mn>
        </msup>
        <mi mathvariant="normal">=</mi>
        <mrow>
          <msup>
            <mfenced open="" close="">
              <mfrac>
                <mn>1</mn>
                <mn>2</mn>
              </mfrac>
            </mfenced>
            <mn>2</mn>
          </msup>
          <mo stretchy="false">+</mo>
          <msup>
            <mi>c</mi>
            <mn>2</mn>
          </msup>
        </mrow>
      </mrow>
    </mrow>
    <annotation encoding="StarMath 5.0">a=1, b={1 over 2} drarrow 1^2= left ({1 over 2} right)^2+c^2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30/content.xml><?xml version="1.0" encoding="utf-8"?>
<math xmlns="http://www.w3.org/1998/Math/MathML">
  <semantics>
    <mrow>
      <mrow>
        <mrow>
          <mi>c</mi>
          <mi mathvariant="normal">=</mi>
          <msqrt>
            <mrow>
              <mn>1</mn>
              <mi mathvariant="normal">−</mi>
              <mfrac>
                <mn>1</mn>
                <mn>4</mn>
              </mfrac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c=sqrt{1-{1 over 4}}=sqrt{3 over 4}=sqrt{3} over 2</annotation>
  </semantics>
</math>
</file>

<file path=Object 131/content.xml><?xml version="1.0" encoding="utf-8"?>
<math xmlns="http://www.w3.org/1998/Math/MathML">
  <semantics>
    <mrow>
      <mi>si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sin(60)={c over a}={sqrt{3}/2} over 1=sqrt{3} over 2</annotation>
  </semantics>
</math>
</file>

<file path=Object 132/content.xml><?xml version="1.0" encoding="utf-8"?>
<math xmlns="http://www.w3.org/1998/Math/MathML">
  <semantics>
    <mrow>
      <mi>ta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row>
              <mn>1</mn>
              <mi mathvariant="normal">/</mi>
              <mn>2</mn>
            </mrow>
          </mfrac>
        </mrow>
        <mi mathvariant="normal">=</mi>
        <msqrt>
          <mn>3</mn>
        </msqrt>
      </mrow>
    </mrow>
    <annotation encoding="StarMath 5.0">tan(60)={c over b}={sqrt{3}/2} over {1/2} = sqrt{3}</annotation>
  </semantics>
</math>
</file>

<file path=Object 1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333333" draw:fill-gradient-name="Gradient_20_1" draw:fill-hatch-name="Black_20_45_20_Degrees" draw:opacity="100%" draw:textarea-horizontal-align="left" draw:auto-grow-height="true" draw:auto-grow-width="true" fo:min-height="0cm" fo:min-width="0cm" draw:shadow="hidden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d320"/>
    </style:style>
    <style:style style:name="P3" style:family="paragraph">
      <style:text-properties fo:color="#23ff23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ffd320"/>
    </style:style>
    <style:style style:name="T2" style:family="text">
      <style:text-properties fo:color="#0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000000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color="#23ff23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7" style:family="text">
      <style:text-properties fo:font-family="'Liberation Sans'" style:font-family-generic="roman" style:font-pitch="variable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1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1cm" svg:y1="7.089cm" svg:x2="2.5cm" svg:y2="1cm">
          <text:p/>
        </draw:line>
        <draw:frame draw:style-name="gr3" draw:text-style-name="P2" draw:layer="layout" svg:width="1.839cm" svg:height="0.962cm" svg:x="1.3cm" svg:y="6.8cm">
          <draw:text-box>
            <text:p><text:span text:style-name="T1">b</text:span><text:span text:style-name="T2">→</text:span><text:span text:style-name="T3">0</text:span></text:p>
          </draw:text-box>
        </draw:frame>
        <draw:frame draw:style-name="gr4" draw:text-style-name="P3" draw:layer="layout" svg:width="1.806cm" svg:height="0.962cm" svg:x="1.271cm" svg:y="3.6cm">
          <draw:text-box>
            <text:p><text:span text:style-name="T4">a</text:span><text:span text:style-name="T2">→</text:span><text:span text:style-name="T5">c</text:span></text:p>
          </draw:text-box>
        </draw:frame>
        <draw:frame draw:style-name="gr4" draw:text-style-name="P4" draw:layer="layout" svg:width="1.776cm" svg:height="0.725cm" svg:x="1.378cm" svg:y="6.4cm">
          <draw:text-box>
            <text:p><text:span text:style-name="T6">θ→</text:span><text:span text:style-name="T7">90</text:span><text:span text:style-name="T6">˚</text:span></text:p>
          </draw:text-box>
        </draw:frame>
      </draw:page>
    </office:drawing>
  </office:body>
</office:document-content>
</file>

<file path=Object 1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4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35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36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37/content.xml><?xml version="1.0" encoding="utf-8"?>
<math xmlns="http://www.w3.org/1998/Math/MathML">
  <semantics>
    <mrow>
      <mi>sin</mi>
      <mrow>
        <mrow>
          <mrow>
            <mo stretchy="false">(</mo>
            <mo stretchy="false">θ</mo>
            <mo stretchy="false">)</mo>
          </mrow>
          <mi mathvariant="normal">=</mi>
          <mfrac>
            <mi>c</mi>
            <mi>a</mi>
          </mfrac>
        </mrow>
        <mo stretchy="false">→</mo>
        <mn>1</mn>
      </mrow>
    </mrow>
    <annotation encoding="StarMath 5.0">sin(%theta)={c over a} toward 1</annotation>
  </semantics>
</math>
</file>

<file path=Object 138/content.xml><?xml version="1.0" encoding="utf-8"?>
<math xmlns="http://www.w3.org/1998/Math/MathML">
  <semantics>
    <mrow>
      <mi>cos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b</mi>
              <mi>a</mi>
            </mfrac>
          </mrow>
          <mo stretchy="false">→</mo>
          <mfrac>
            <mn>0</mn>
            <mi>a</mi>
          </mfrac>
        </mrow>
        <mo stretchy="false">→</mo>
        <mn>0</mn>
      </mrow>
    </mrow>
    <annotation encoding="StarMath 5.0">cos(%theta)={b over a} toward {0 over a} toward 0</annotation>
  </semantics>
</math>
</file>

<file path=Object 139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i>b</mi>
              <mo stretchy="false">→</mo>
              <mn>0</mn>
            </mrow>
          </mfrac>
        </mrow>
        <mo stretchy="false">→</mo>
        <mi mathvariant="normal">∞</mi>
      </mrow>
    </mrow>
    <annotation encoding="StarMath 5.0">tan(%theta)=c over b ={c over {b toward 0}} toward %infinite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40/content.xml><?xml version="1.0" encoding="utf-8"?>
<math xmlns="http://www.w3.org/1998/Math/MathML">
  <semantics>
    <mrow>
      <mfrac>
        <mi>c</mi>
        <mtext>small number</mtext>
      </mfrac>
      <mi mathvariant="normal">=</mi>
      <mtext>large number</mtext>
    </mrow>
    <annotation encoding="StarMath 5.0">{c over "small number"}="large number"</annotation>
  </semantics>
</math>
</file>

<file path=Object 141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42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43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44/content.xml><?xml version="1.0" encoding="utf-8"?>
<math xmlns="http://www.w3.org/1998/Math/MathML">
  <semantics>
    <mrow>
      <mrow>
        <mo stretchy="false">θ</mo>
        <mo stretchy="false">&gt;</mo>
        <mn>90</mn>
      </mrow>
      <mi mathvariant="normal"></mi>
    </mrow>
    <annotation encoding="StarMath 5.0">%theta &gt; 90 %degree</annotation>
  </semantics>
</math>
</file>

<file path=Object 145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row>
                <mi mathvariant="normal">−</mi>
                <mi>b</mi>
              </mrow>
              <mo stretchy="false">→</mo>
              <mn>0</mn>
            </mrow>
          </mfrac>
        </mrow>
        <mo stretchy="false">→</mo>
        <mrow>
          <mi mathvariant="normal">−</mi>
          <mi mathvariant="normal">∞</mi>
        </mrow>
      </mrow>
    </mrow>
    <annotation encoding="StarMath 5.0">tan(%theta)={c over b}=c over {-b toward 0} toward {- %infinite}</annotation>
  </semantics>
</math>
</file>

<file path=Object 146/content.xml><?xml version="1.0" encoding="utf-8"?>
<math xmlns="http://www.w3.org/1998/Math/MathML">
  <semantics>
    <mrow>
      <mfrac>
        <mi>c</mi>
        <mtext>small negative number</mtext>
      </mfrac>
      <mi mathvariant="normal">=</mi>
      <mtext>large negative number</mtext>
    </mrow>
    <annotation encoding="StarMath 5.0">{c over "small negative number"}="large negative number"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cos(a %theta)=b</annotation>
  </semantics>
</math>
</file>

<file path=Object 148/content.xml><?xml version="1.0" encoding="utf-8"?>
<math xmlns="http://www.w3.org/1998/Math/MathML">
  <semantics>
    <mrow>
      <msup>
        <mi>cos</mi>
        <mrow>
          <mi mathvariant="normal">−</mi>
          <mn>1</mn>
        </mrow>
      </msup>
      <mrow>
        <mrow>
          <mo stretchy="false">(</mo>
          <mi>b</mi>
          <mo stretchy="false">)</mo>
        </mrow>
        <mi mathvariant="normal">=</mi>
        <mi>a</mi>
      </mrow>
      <mo stretchy="false">θ</mo>
    </mrow>
    <annotation encoding="StarMath 5.0">cos^{-1}(b)=a%theta</annotation>
  </semantics>
</math>
</file>

<file path=Object 149/content.xml><?xml version="1.0" encoding="utf-8"?>
<math xmlns="http://www.w3.org/1998/Math/MathML">
  <semantics>
    <mrow>
      <mi>a</mi>
      <mrow>
        <mo stretchy="false">θ</mo>
        <mi mathvariant="normal">=</mi>
        <mi mathvariant="italic">n360</mi>
      </mrow>
      <mrow>
        <mi mathvariant="normal"></mi>
        <mi mathvariant="normal">±</mi>
        <msup>
          <mi>cos</mi>
          <mrow>
            <mi mathvariant="normal">−</mi>
            <mn>1</mn>
          </mrow>
        </msup>
      </mrow>
      <mi>b</mi>
    </mrow>
    <annotation encoding="StarMath 5.0">a%theta=n360%degree +- cos^{-1}b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50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360</mn>
            <mi mathvariant="normal"></mi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 {360 %degree} over a} +- {{cos^{-1}%b} over a}</annotation>
  </semantics>
</math>
</file>

<file path=Object 151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2</mn>
            <mo stretchy="false">π</mo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2%pi} over a}+- {{cos^{-1}b} over a}</annotation>
  </semantics>
</math>
</file>

<file path=Object 152/content.xml><?xml version="1.0" encoding="utf-8"?>
<math xmlns="http://www.w3.org/1998/Math/MathML">
  <semantics>
    <mrow>
      <mi>a</mi>
      <mrow>
        <mo stretchy="false">θ</mo>
        <mi mathvariant="normal">=</mi>
        <msup>
          <mi>sin</mi>
          <mrow>
            <mi mathvariant="normal">−</mi>
            <mn>1</mn>
          </mrow>
        </msup>
      </mrow>
      <mi>b</mi>
    </mrow>
    <annotation encoding="StarMath 5.0">a %theta = sin^{-1}b</annotation>
  </semantics>
</math>
</file>

<file path=Object 153/content.xml><?xml version="1.0" encoding="utf-8"?>
<math xmlns="http://www.w3.org/1998/Math/MathML">
  <semantics>
    <mrow>
      <mi>si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sin(a %theta) =b</annotation>
  </semantics>
</math>
</file>

<file path=Object 154/content.xml><?xml version="1.0" encoding="utf-8"?>
<math xmlns="http://www.w3.org/1998/Math/MathML">
  <semantics>
    <mrow>
      <mi>a</mi>
      <mrow>
        <mo stretchy="false">θ</mo>
        <mi mathvariant="normal">=</mi>
        <mrow>
          <mn>180n</mn>
          <mo stretchy="false">+</mo>
          <msup>
            <mrow>
              <mo stretchy="false">(</mo>
              <mrow>
                <mi mathvariant="normal">−</mi>
                <mn>1</mn>
              </mrow>
              <mo stretchy="false">)</mo>
            </mrow>
            <mi>n</mi>
          </msup>
        </mrow>
      </mrow>
      <msup>
        <mi>sin</mi>
        <mrow>
          <mi mathvariant="normal">−</mi>
          <mn>1</mn>
        </mrow>
      </msup>
      <mi>b</mi>
    </mrow>
    <annotation encoding="StarMath 5.0">a %theta = 180n +(-1)^{n}sin^{-1}b</annotation>
  </semantics>
</math>
</file>

<file path=Object 155/content.xml><?xml version="1.0" encoding="utf-8"?>
<math xmlns="http://www.w3.org/1998/Math/MathML">
  <semantics>
    <mrow>
      <mrow>
        <mo stretchy="false">θ</mo>
        <mi mathvariant="normal">=</mi>
        <mfrac>
          <mrow>
            <mn>180</mn>
            <mi mathvariant="normal"></mi>
          </mrow>
          <mi>a</mi>
        </mfrac>
      </mrow>
      <mrow>
        <mi>n</mi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 = {{180%degree} over a}n+(-1)^{n}left ( {{sin^{-1}b}over a } right )</annotation>
  </semantics>
</math>
</file>

<file path=Object 15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=n{{%pi}over a}+(-1)^{n} left ( { {sin^{-1}b} over a} right )</annotation>
  </semantics>
</math>
</file>

<file path=Object 157/content.xml><?xml version="1.0" encoding="utf-8"?>
<math xmlns="http://www.w3.org/1998/Math/MathML">
  <semantics>
    <mrow>
      <mn>45</mn>
      <mi mathvariant="normal"></mi>
    </mrow>
    <annotation encoding="StarMath 5.0">45%degree
</annotation>
  </semantics>
</math>
</file>

<file path=Object 158/content.xml><?xml version="1.0" encoding="utf-8"?>
<math xmlns="http://www.w3.org/1998/Math/MathML">
  <semantics>
    <mfrac>
      <mo stretchy="false">π</mo>
      <mn>4</mn>
    </mfrac>
    <annotation encoding="StarMath 5.0">%pi over 4</annotation>
  </semantics>
</math>
</file>

<file path=Object 159/content.xml><?xml version="1.0" encoding="utf-8"?>
<math xmlns="http://www.w3.org/1998/Math/MathML">
  <semantics>
    <mrow>
      <mn>30</mn>
      <mi mathvariant="normal"></mi>
    </mrow>
    <annotation encoding="StarMath 5.0">30%degree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60/content.xml><?xml version="1.0" encoding="utf-8"?>
<math xmlns="http://www.w3.org/1998/Math/MathML">
  <semantics>
    <mfrac>
      <mo stretchy="false">π</mo>
      <mn>6</mn>
    </mfrac>
    <annotation encoding="StarMath 5.0">%pi over 6</annotation>
  </semantics>
</math>
</file>

<file path=Object 161/content.xml><?xml version="1.0" encoding="utf-8"?>
<math xmlns="http://www.w3.org/1998/Math/MathML">
  <semantics>
    <mrow>
      <mn>60</mn>
      <mi mathvariant="normal"></mi>
    </mrow>
    <annotation encoding="StarMath 5.0">60%degree</annotation>
  </semantics>
</math>
</file>

<file path=Object 162/content.xml><?xml version="1.0" encoding="utf-8"?>
<math xmlns="http://www.w3.org/1998/Math/MathML">
  <semantics>
    <mfrac>
      <mo stretchy="false">π</mo>
      <mn>3</mn>
    </mfrac>
    <annotation encoding="StarMath 5.0">%pi over 3</annotation>
  </semantics>
</math>
</file>

<file path=Object 163/content.xml><?xml version="1.0" encoding="utf-8"?>
<math xmlns="http://www.w3.org/1998/Math/MathML">
  <semantics>
    <mrow>
      <mi>ta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tan(a %theta)=b</annotation>
  </semantics>
</math>
</file>

<file path=Object 164/content.xml><?xml version="1.0" encoding="utf-8"?>
<math xmlns="http://www.w3.org/1998/Math/MathML">
  <semantics>
    <mrow>
      <mi>a</mi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tan^{-1}(b)</annotation>
  </semantics>
</math>
</file>

<file path=Object 165/content.xml><?xml version="1.0" encoding="utf-8"?>
<math xmlns="http://www.w3.org/1998/Math/MathML">
  <semantics>
    <mrow>
      <mi>a</mi>
      <mrow>
        <mo stretchy="false">θ</mo>
        <mi mathvariant="normal">=</mi>
        <mi mathvariant="italic">n180</mi>
      </mrow>
      <mrow>
        <mi mathvariant="normal"></mi>
        <mo stretchy="false">+</mo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n180%degree+tan^{-1}(b)</annotation>
  </semantics>
</math>
</file>

<file path=Object 16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180</mn>
            <mi mathvariant="normal"></mi>
          </mrow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180 %degree} over a}+ {{tan^{-1}b}over a}</annotation>
  </semantics>
</math>
</file>

<file path=Object 167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row>
              <mo stretchy="false">(</mo>
              <mi>b</mi>
              <mo stretchy="false">)</mo>
            </mrow>
          </mrow>
          <mi>a</mi>
        </mfrac>
      </mrow>
    </mrow>
    <annotation encoding="StarMath 5.0">%theta=n{ {%pi} over {a}}+{{tan^{-1}(b)} over a}</annotation>
  </semantics>
</math>
</file>

<file path=Object 168/content.xml><?xml version="1.0" encoding="utf-8"?>
<math xmlns="http://www.w3.org/1998/Math/MathML">
  <semantics>
    <mrow>
      <mi mathvariant="italic">cosec</mi>
      <mrow>
        <mrow>
          <mrow>
            <mo stretchy="false">θ</mo>
            <mi mathvariant="normal">=</mi>
            <mfrac>
              <mn>1</mn>
              <mrow>
                <mi>sin</mi>
                <mo stretchy="false">θ</mo>
              </mrow>
            </mfrac>
          </mrow>
          <mi mathvariant="normal">=</mi>
          <mfrac>
            <mi>c</mi>
            <mi>a</mi>
          </mfrac>
        </mrow>
        <mi mathvariant="normal">=</mi>
        <mfrac>
          <mi mathvariant="italic">hyp</mi>
          <mi mathvariant="italic">opp</mi>
        </mfrac>
      </mrow>
    </mrow>
    <annotation encoding="StarMath 5.0">cosec %theta = 1 over {sin %theta} = c over a = {hyp} over {opp}</annotation>
  </semantics>
</math>
</file>

<file path=Object 169/content.xml><?xml version="1.0" encoding="utf-8"?>
<math xmlns="http://www.w3.org/1998/Math/MathML">
  <semantics>
    <mrow>
      <mi mathvariant="italic">sec</mi>
      <mrow>
        <mrow>
          <mrow>
            <mo stretchy="false">θ</mo>
            <mi mathvariant="normal">=</mi>
            <mfrac>
              <mn>1</mn>
              <mrow>
                <mi>cos</mi>
                <mo stretchy="false">θ</mo>
              </mrow>
            </mfrac>
          </mrow>
          <mi mathvariant="normal">=</mi>
          <mfrac>
            <mi>c</mi>
            <mi>b</mi>
          </mfrac>
        </mrow>
        <mi mathvariant="normal">=</mi>
        <mfrac>
          <mi mathvariant="italic">hyp</mi>
          <mi mathvariant="italic">adj</mi>
        </mfrac>
      </mrow>
    </mrow>
    <annotation encoding="StarMath 5.0">sec %theta = 1 over {cos %theta} = c over b = {hyp} over {adj}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70/content.xml><?xml version="1.0" encoding="utf-8"?>
<math xmlns="http://www.w3.org/1998/Math/MathML">
  <semantics>
    <mrow>
      <mi>cot</mi>
      <mrow>
        <mrow>
          <mrow>
            <mo stretchy="false">θ</mo>
            <mi mathvariant="normal">=</mi>
            <mfrac>
              <mn>1</mn>
              <mrow>
                <mi>tan</mi>
                <mo stretchy="false">θ</mo>
              </mrow>
            </mfrac>
          </mrow>
          <mi mathvariant="normal">=</mi>
          <mfrac>
            <mi>b</mi>
            <mi>a</mi>
          </mfrac>
        </mrow>
        <mi mathvariant="normal">=</mi>
        <mfrac>
          <mi mathvariant="italic">adj</mi>
          <mi mathvariant="italic">opp</mi>
        </mfrac>
      </mrow>
    </mrow>
    <annotation encoding="StarMath 5.0">cot %theta=1 over {tan %theta} = b over a = {adj over opp}</annotation>
  </semantics>
</math>
</file>

<file path=Object 1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507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6cm" svg:y2="5cm">
          <text:p/>
        </draw:line>
        <draw:frame draw:style-name="gr2" draw:layer="layout" svg:width="0.925cm" svg:height="0.962cm" svg:x="1.875cm" svg:y="4.538cm">
          <draw:text-box>
            <text:p>A</text:p>
          </draw:text-box>
        </draw:frame>
        <draw:frame draw:style-name="gr2" draw:layer="layout" svg:width="0.925cm" svg:height="0.962cm" svg:x="5.541cm" svg:y="1.538cm">
          <draw:text-box>
            <text:p>B</text:p>
          </draw:text-box>
        </draw:frame>
        <draw:frame draw:style-name="gr2" draw:layer="layout" svg:width="0.853cm" svg:height="0.962cm" svg:x="3.8cm" svg:y="4.887cm">
          <draw:text-box>
            <text:p>b</text:p>
          </draw:text-box>
        </draw:frame>
        <draw:frame draw:style-name="gr2" draw:layer="layout" svg:width="0.853cm" svg:height="0.962cm" svg:x="5.8cm" svg:y="3.3cm">
          <draw:text-box>
            <text:p>a</text:p>
          </draw:text-box>
        </draw:frame>
        <draw:frame draw:style-name="gr2" draw:layer="layout" svg:width="0.82cm" svg:height="0.962cm" svg:x="3.947cm" svg:y="2.7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3" draw:layer="layout" svg:width="0.959cm" svg:height="0.962cm" svg:x="5.741cm" svg:y="4.6cm">
          <draw:text-box>
            <text:p>C</text:p>
          </draw:text-box>
        </draw:frame>
        <draw:frame draw:style-name="gr4" draw:layer="layout" svg:width="1.007cm" svg:height="1cm" svg:x="2.993cm" svg:y="4.2cm">
          <draw:text-box>
            <text:p><text:span text:style-name="T1">θ</text:span></text:p>
          </draw:text-box>
        </draw:frame>
      </draw:page>
    </office:drawing>
  </office:body>
</office:document-content>
</file>

<file path=Object 1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72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73/content.xml><?xml version="1.0" encoding="utf-8"?>
<math xmlns="http://www.w3.org/1998/Math/MathML">
  <semantics>
    <mrow>
      <mrow>
        <msup>
          <mfenced open="" close="">
            <mfrac>
              <mi>a</mi>
              <mi>c</mi>
            </mfrac>
          </mfenced>
          <mn>2</mn>
        </msup>
        <mo stretchy="false">+</mo>
        <msup>
          <mfenced open="" close="">
            <mfrac>
              <mi>b</mi>
              <mi>c</mi>
            </mfrac>
          </mfenced>
          <mn>2</mn>
        </msup>
      </mrow>
      <mi mathvariant="normal">=</mi>
      <mn>1</mn>
    </mrow>
    <annotation encoding="StarMath 5.0">left(a over c right )^2+ left ( b over c right )^2 = 1</annotation>
  </semantics>
</math>
</file>

<file path=Object 174/content.xml><?xml version="1.0" encoding="utf-8"?>
<math xmlns="http://www.w3.org/1998/Math/MathML">
  <semantics>
    <mrow>
      <msup>
        <mi>sin</mi>
        <mn>2</mn>
      </msup>
      <mrow>
        <mo stretchy="false">θ</mo>
        <mo stretchy="false">+</mo>
        <msup>
          <mi>cos</mi>
          <mn>2</mn>
        </msup>
      </mrow>
      <mrow>
        <mo stretchy="false">θ</mo>
        <mi mathvariant="normal">=</mi>
        <mn>1</mn>
      </mrow>
    </mrow>
    <annotation encoding="StarMath 5.0">sin^2 %theta + cos^2 %theta = 1</annotation>
  </semantics>
</math>
</file>

<file path=Object 175/content.xml><?xml version="1.0" encoding="utf-8"?>
<math xmlns="http://www.w3.org/1998/Math/MathML">
  <semantics>
    <mrow>
      <msup>
        <mi>sin</mi>
        <mn>2</mn>
      </msup>
      <mrow>
        <mo stretchy="false">θ</mo>
        <mi mathvariant="normal">=</mi>
        <mrow>
          <mn>1</mn>
          <mi mathvariant="normal">−</mi>
          <msup>
            <mi>cos</mi>
            <mn>2</mn>
          </msup>
        </mrow>
      </mrow>
      <mo stretchy="false">θ</mo>
    </mrow>
    <annotation encoding="StarMath 5.0">sin^2 %theta = 1 - cos^2 %theta</annotation>
  </semantics>
</math>
</file>

<file path=Object 176/content.xml><?xml version="1.0" encoding="utf-8"?>
<math xmlns="http://www.w3.org/1998/Math/MathML">
  <semantics>
    <mrow>
      <msup>
        <mi>cos</mi>
        <mn>2</mn>
      </msup>
      <mrow>
        <mo stretchy="false">θ</mo>
        <mi mathvariant="normal">=</mi>
        <mrow>
          <mn>1</mn>
          <mi mathvariant="normal">−</mi>
          <msup>
            <mi>sin</mi>
            <mn>2</mn>
          </msup>
        </mrow>
      </mrow>
      <mo stretchy="false">θ</mo>
    </mrow>
    <annotation encoding="StarMath 5.0">cos^2 %theta = 1 - sin^2 %theta</annotation>
  </semantics>
</math>
</file>

<file path=Object 177/content.xml><?xml version="1.0" encoding="utf-8"?>
<math xmlns="http://www.w3.org/1998/Math/MathML">
  <semantics>
    <mrow>
      <mi>sin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cos</mi>
                  <mn>2</mn>
                </msup>
              </mrow>
              <mo stretchy="false">θ</mo>
            </mrow>
          </msqrt>
        </mrow>
      </mrow>
    </mrow>
    <annotation encoding="StarMath 5.0">sin %theta = +- sqrt{1 - cos^2 %theta}</annotation>
  </semantics>
</math>
</file>

<file path=Object 178/content.xml><?xml version="1.0" encoding="utf-8"?>
<math xmlns="http://www.w3.org/1998/Math/MathML">
  <semantics>
    <mrow>
      <mi>cos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sin</mi>
                  <mn>2</mn>
                </msup>
              </mrow>
              <mo stretchy="false">θ</mo>
            </mrow>
          </msqrt>
        </mrow>
      </mrow>
    </mrow>
    <annotation encoding="StarMath 5.0">cos %theta = +- sqrt {1 - sin^2 %theta}</annotation>
  </semantics>
</math>
</file>

<file path=Object 179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80/content.xml><?xml version="1.0" encoding="utf-8"?>
<math xmlns="http://www.w3.org/1998/Math/MathML">
  <semantics>
    <mrow>
      <mrow>
        <msup>
          <mfenced open="" close="">
            <mfrac>
              <mi>a</mi>
              <mi>b</mi>
            </mfrac>
          </mfenced>
          <mn>2</mn>
        </msup>
        <mo stretchy="false">+</mo>
        <mn>1</mn>
      </mrow>
      <mi mathvariant="normal">=</mi>
      <msup>
        <mfenced open="" close="">
          <mfrac>
            <mi>c</mi>
            <mi>b</mi>
          </mfrac>
        </mfenced>
        <mn>2</mn>
      </msup>
    </mrow>
    <annotation encoding="StarMath 5.0">left ( a over b right )^2+1 = left ( c over b right )^2</annotation>
  </semantics>
</math>
</file>

<file path=Object 181/content.xml><?xml version="1.0" encoding="utf-8"?>
<math xmlns="http://www.w3.org/1998/Math/MathML">
  <semantics>
    <mrow>
      <msup>
        <mi>tan</mi>
        <mn>2</mn>
      </msup>
      <mrow>
        <mrow>
          <mo stretchy="false">θ</mo>
          <mo stretchy="false">+</mo>
          <mn>1</mn>
        </mrow>
        <mi mathvariant="normal">=</mi>
        <msup>
          <mi mathvariant="italic">sec</mi>
          <mn>2</mn>
        </msup>
      </mrow>
      <mo stretchy="false">θ</mo>
    </mrow>
    <annotation encoding="StarMath 5.0">tan^2 %theta + 1 = sec^2 %theta</annotation>
  </semantics>
</math>
</file>

<file path=Object 182/content.xml><?xml version="1.0" encoding="utf-8"?>
<math xmlns="http://www.w3.org/1998/Math/MathML">
  <semantics>
    <mrow>
      <mi mathvariant="italic">sec</mi>
      <mrow>
        <mo stretchy="false">θ</mo>
        <mi mathvariant="normal">=</mi>
        <msqrt>
          <mrow>
            <mrow>
              <mn>1</mn>
              <mo stretchy="false">+</mo>
              <msup>
                <mi>tan</mi>
                <mn>2</mn>
              </msup>
            </mrow>
            <mo stretchy="false">θ</mo>
          </mrow>
        </msqrt>
      </mrow>
    </mrow>
    <annotation encoding="StarMath 5.0">sec %theta=sqrt{1+tan^2 %theta}</annotation>
  </semantics>
</math>
</file>

<file path=Object 183/content.xml><?xml version="1.0" encoding="utf-8"?>
<math xmlns="http://www.w3.org/1998/Math/MathML">
  <semantics>
    <mrow>
      <msup>
        <mi>tan</mi>
        <mn>2</mn>
      </msup>
      <mrow>
        <mo stretchy="false">θ</mo>
        <mi mathvariant="normal">=</mi>
        <msup>
          <mi mathvariant="italic">sec</mi>
          <mn>2</mn>
        </msup>
      </mrow>
      <mrow>
        <mo stretchy="false">θ</mo>
        <mi mathvariant="normal">−</mi>
        <mn>1</mn>
      </mrow>
    </mrow>
    <annotation encoding="StarMath 5.0">tan^2 %theta = sec^2 %theta -1</annotation>
  </semantics>
</math>
</file>

<file path=Object 184/content.xml><?xml version="1.0" encoding="utf-8"?>
<math xmlns="http://www.w3.org/1998/Math/MathML">
  <semantics>
    <mrow>
      <mi>tan</mi>
      <mrow>
        <mo stretchy="false">θ</mo>
        <mi mathvariant="normal">=</mi>
        <msqrt>
          <mrow>
            <msup>
              <mi mathvariant="italic">sec</mi>
              <mn>2</mn>
            </msup>
            <mrow>
              <mo stretchy="false">θ</mo>
              <mi mathvariant="normal">−</mi>
              <mn>1</mn>
            </mrow>
          </mrow>
        </msqrt>
      </mrow>
    </mrow>
    <annotation encoding="StarMath 5.0">tan %theta = sqrt{sec^2 %theta - 1}</annotation>
  </semantics>
</math>
</file>

<file path=Object 185/content.xml><?xml version="1.0" encoding="utf-8"?>
<math xmlns="http://www.w3.org/1998/Math/MathML">
  <semantics>
    <mrow>
      <msup>
        <mi mathvariant="italic">sec</mi>
        <mn>2</mn>
      </msup>
      <mrow>
        <mo stretchy="false">θ</mo>
        <mi mathvariant="normal">−</mi>
        <msup>
          <mi>tan</mi>
          <mn>2</mn>
        </msup>
      </mrow>
      <mrow>
        <mo stretchy="false">θ</mo>
        <mi mathvariant="normal">=</mi>
        <mn>1</mn>
      </mrow>
    </mrow>
    <annotation encoding="StarMath 5.0">sec^2 %theta - tan^2 %theta = 1</annotation>
  </semantics>
</math>
</file>

<file path=Object 186/content.xml><?xml version="1.0" encoding="utf-8"?>
<math xmlns="http://www.w3.org/1998/Math/MathML">
  <semantics>
    <mrow>
      <mrow>
        <mrow>
          <mfrac>
            <mn>1</mn>
            <mrow>
              <msup>
                <mi>cos</mi>
                <mn>2</mn>
              </msup>
              <mo stretchy="false">θ</mo>
            </mrow>
          </mfrac>
          <mi mathvariant="normal">−</mi>
          <mfrac>
            <mrow>
              <msup>
                <mi>sin</mi>
                <mn>2</mn>
              </msup>
              <mo stretchy="false">θ</mo>
            </mrow>
            <mrow>
              <msup>
                <mi>cos</mi>
                <mn>2</mn>
              </msup>
              <mo stretchy="false">θ</mo>
            </mrow>
          </mfrac>
        </mrow>
        <mi mathvariant="normal">=</mi>
        <mn>1</mn>
      </mrow>
      <mi mathvariant="normal">⇒</mi>
      <mrow>
        <mfrac>
          <mrow>
            <mrow>
              <mn>1</mn>
              <mi mathvariant="normal">−</mi>
              <msup>
                <mi>sin</mi>
                <mn>2</mn>
              </msup>
            </mrow>
            <mo stretchy="false">θ</mo>
          </mrow>
          <mrow>
            <msup>
              <mi>cos</mi>
              <mn>2</mn>
            </msup>
            <mo stretchy="false">θ</mo>
          </mrow>
        </mfrac>
        <mi mathvariant="normal">=</mi>
        <mn>1</mn>
      </mrow>
    </mrow>
    <annotation encoding="StarMath 5.0">{1 over {cos^2 %theta}}-{ {sin^2 %theta} over {cos^2 %theta}}=1 drarrow
{{1 - sin^2 %theta} over {cos^2 %theta}}=1</annotation>
  </semantics>
</math>
</file>

<file path=Object 187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88/content.xml><?xml version="1.0" encoding="utf-8"?>
<math xmlns="http://www.w3.org/1998/Math/MathML">
  <semantics>
    <mrow>
      <mrow>
        <mn>1</mn>
        <mo stretchy="false">+</mo>
        <msup>
          <mfenced open="" close="">
            <mfrac>
              <mi>b</mi>
              <mi>a</mi>
            </mfrac>
          </mfenced>
          <mn>2</mn>
        </msup>
      </mrow>
      <mi mathvariant="normal">=</mi>
      <msup>
        <mfenced open="" close="">
          <mfrac>
            <mi>c</mi>
            <mi>a</mi>
          </mfrac>
        </mfenced>
        <mn>2</mn>
      </msup>
    </mrow>
    <annotation encoding="StarMath 5.0">1+ left ( b over a right )^2 = left (c over a right)^2</annotation>
  </semantics>
</math>
</file>

<file path=Object 189/content.xml><?xml version="1.0" encoding="utf-8"?>
<math xmlns="http://www.w3.org/1998/Math/MathML">
  <semantics>
    <mrow>
      <mrow>
        <mn>1</mn>
        <mo stretchy="false">+</mo>
        <msup>
          <mi>cot</mi>
          <mn>2</mn>
        </msup>
      </mrow>
      <mrow>
        <mo stretchy="false">θ</mo>
        <mi mathvariant="normal">=</mi>
        <msup>
          <mi mathvariant="italic">cosec</mi>
          <mn>2</mn>
        </msup>
      </mrow>
      <mo stretchy="false">θ</mo>
    </mrow>
    <annotation encoding="StarMath 5.0">1+cot^2 %theta = cosec^2  %theta</annotation>
  </semantics>
</math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190/content.xml><?xml version="1.0" encoding="utf-8"?>
<math xmlns="http://www.w3.org/1998/Math/MathML">
  <semantics>
    <mrow>
      <mrow>
        <msup>
          <mi mathvariant="italic">cosec</mi>
          <mo stretchy="false">θ</mo>
        </msup>
        <mi mathvariant="normal">−</mi>
        <msup>
          <mi>cot</mi>
          <mn>2</mn>
        </msup>
      </mrow>
      <mrow>
        <mo stretchy="false">θ</mo>
        <mi mathvariant="normal">=</mi>
        <mn>1</mn>
      </mrow>
    </mrow>
    <annotation encoding="StarMath 5.0">cosec^ %theta - cot^2 %theta = 1</annotation>
  </semantics>
</math>
</file>

<file path=Object 191/content.xml><?xml version="1.0" encoding="utf-8"?>
<math xmlns="http://www.w3.org/1998/Math/MathML">
  <semantics>
    <mrow>
      <msup>
        <mi>cot</mi>
        <mn>2</mn>
      </msup>
      <mrow>
        <mo stretchy="false">θ</mo>
        <mi mathvariant="normal">=</mi>
        <msup>
          <mi mathvariant="italic">cosec</mi>
          <mn>2</mn>
        </msup>
      </mrow>
      <mrow>
        <mo stretchy="false">θ</mo>
        <mi mathvariant="normal">−</mi>
        <mn>1</mn>
      </mrow>
    </mrow>
    <annotation encoding="StarMath 5.0">cot ^2 %theta = cosec^2 %theta -1</annotation>
  </semantics>
</math>
</file>

<file path=Object 192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n>1</mn>
          <mrow>
            <msup>
              <mi>tan</mi>
              <mn>2</mn>
            </msup>
            <mo stretchy="false">θ</mo>
          </mrow>
        </mfrac>
      </mrow>
      <mi mathvariant="normal">=</mi>
      <mn>1</mn>
    </mrow>
    <annotation encoding="StarMath 5.0"> {1 over {sin^2 %theta}} - {1 over {tan^2 %theta}}=1</annotation>
  </semantics>
</math>
</file>

<file path=Object 193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n>1</mn>
          <mrow>
            <msup>
              <mi>sin</mi>
              <mn>2</mn>
            </msup>
            <mrow>
              <mo stretchy="false">θ</mo>
              <mi mathvariant="normal">/</mi>
              <msup>
                <mi>cos</mi>
                <mn>2</mn>
              </msup>
            </mrow>
            <mo stretchy="false">θ</mo>
          </mrow>
        </mfrac>
      </mrow>
      <mi mathvariant="normal">=</mi>
      <mn>1</mn>
    </mrow>
    <annotation encoding="StarMath 5.0"> {1 over {sin^2 %theta}} - {1 over {sin^2 %theta / cos^2 %theta}}=1</annotation>
  </semantics>
</math>
</file>

<file path=Object 194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row>
            <msup>
              <mi>cos</mi>
              <mn>2</mn>
            </msup>
            <mo stretchy="false">θ</mo>
          </mrow>
          <mrow>
            <msup>
              <mi>sin</mi>
              <mn>2</mn>
            </msup>
            <mo stretchy="false">θ</mo>
          </mrow>
        </mfrac>
      </mrow>
      <mi mathvariant="normal">=</mi>
      <mn>1</mn>
    </mrow>
    <annotation encoding="StarMath 5.0"> {1 over {sin^2 %theta}} - {{cos^2 %theta} over {sin^2 %theta}}=1</annotation>
  </semantics>
</math>
</file>

<file path=Object 195/content.xml><?xml version="1.0" encoding="utf-8"?>
<math xmlns="http://www.w3.org/1998/Math/MathML">
  <semantics>
    <mrow>
      <mfrac>
        <mrow>
          <mrow>
            <mn>1</mn>
            <mi mathvariant="normal">−</mi>
            <msup>
              <mi>cos</mi>
              <mn>2</mn>
            </msup>
          </mrow>
          <mo stretchy="false">θ</mo>
        </mrow>
        <mrow>
          <msup>
            <mi>sin</mi>
            <mn>2</mn>
          </msup>
          <mo stretchy="false">θ</mo>
        </mrow>
      </mfrac>
      <mi mathvariant="normal">=</mi>
      <mn>1</mn>
    </mrow>
    <annotation encoding="StarMath 5.0">{1-cos^2 %theta} over {sin^2 %theta} = 1</annotation>
  </semantics>
</math>
</file>

<file path=Object 196/content.xml><?xml version="1.0" encoding="utf-8"?>
<math xmlns="http://www.w3.org/1998/Math/MathML">
  <semantics>
    <mrow>
      <mi>tan</mi>
      <mrow>
        <mo stretchy="false">θ</mo>
        <mi mathvariant="normal">=</mi>
        <mfrac>
          <mrow>
            <mi>sin</mi>
            <mo stretchy="false">θ</mo>
          </mrow>
          <mrow>
            <mi>cos</mi>
            <mo stretchy="false">θ</mo>
          </mrow>
        </mfrac>
      </mrow>
      <mi mathvariant="normal">⇒</mi>
      <mi>cot</mi>
      <mrow>
        <mo stretchy="false">θ</mo>
        <mi mathvariant="normal">=</mi>
        <mfrac>
          <mrow>
            <mi>cos</mi>
            <mo stretchy="false">θ</mo>
          </mrow>
          <mrow>
            <mi>sin</mi>
            <mo stretchy="false">θ</mo>
          </mrow>
        </mfrac>
      </mrow>
    </mrow>
    <annotation encoding="StarMath 5.0">tan %theta = { {sin %theta} over {cos %theta}} drarrow cot %theta = {cos %theta} over {sin %theta}</annotation>
  </semantics>
</math>
</file>

<file path=Object 197/content.xml><?xml version="1.0" encoding="utf-8"?>
<math xmlns="http://www.w3.org/1998/Math/MathML">
  <semantics>
    <mrow>
      <msub>
        <mi>log</mi>
        <mi>e</mi>
      </msub>
      <mrow>
        <mo stretchy="false">(</mo>
        <mi mathvariant="italic">value</mi>
        <mo stretchy="false">)</mo>
      </mrow>
    </mrow>
    <annotation encoding="StarMath 5.0">log_e(value)</annotation>
  </semantics>
</math>
</file>

<file path=Object 198/content.xml><?xml version="1.0" encoding="utf-8"?>
<math xmlns="http://www.w3.org/1998/Math/MathML">
  <semantics>
    <mrow>
      <mi>ln</mi>
      <mrow>
        <mrow>
          <mo stretchy="false">(</mo>
          <mi>e</mi>
          <mo stretchy="false">)</mo>
        </mrow>
        <mi mathvariant="normal">=</mi>
        <mn>1</mn>
      </mrow>
    </mrow>
    <annotation encoding="StarMath 5.0">ln(e)=1</annotation>
  </semantics>
</math>
</file>

<file path=Object 199/content.xml><?xml version="1.0" encoding="utf-8"?>
<math xmlns="http://www.w3.org/1998/Math/MathML">
  <semantics>
    <mrow>
      <msup>
        <mi>e</mi>
        <mn>1</mn>
      </msup>
      <mi mathvariant="normal">=</mi>
      <mi>e</mi>
    </mrow>
    <annotation encoding="StarMath 5.0">e^1=e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00/content.xml><?xml version="1.0" encoding="utf-8"?>
<math xmlns="http://www.w3.org/1998/Math/MathML">
  <semantics>
    <mrow>
      <mi>ln</mi>
      <mrow>
        <mrow>
          <mo stretchy="false">(</mo>
          <msup>
            <mi>e</mi>
            <mn>2</mn>
          </msup>
          <mo stretchy="false">)</mo>
        </mrow>
        <mi mathvariant="normal">=</mi>
        <mn>2</mn>
      </mrow>
    </mrow>
    <annotation encoding="StarMath 5.0">ln(e^2)=2</annotation>
  </semantics>
</math>
</file>

<file path=Object 201/content.xml><?xml version="1.0" encoding="utf-8"?>
<math xmlns="http://www.w3.org/1998/Math/MathML">
  <semantics>
    <mrow>
      <mi>ln</mi>
      <mrow>
        <mrow>
          <mo stretchy="false">(</mo>
          <msup>
            <mi>e</mi>
            <mi>a</mi>
          </msup>
          <mo stretchy="false">)</mo>
        </mrow>
        <mi mathvariant="normal">=</mi>
        <mi>a</mi>
      </mrow>
    </mrow>
    <annotation encoding="StarMath 5.0">ln(e^a)=a</annotation>
  </semantics>
</math>
</file>

<file path=Object 202/content.xml><?xml version="1.0" encoding="utf-8"?>
<math xmlns="http://www.w3.org/1998/Math/MathML">
  <semantics>
    <mrow>
      <mrow>
        <mi>e</mi>
        <mi mathvariant="normal">=</mi>
        <msup>
          <mfenced open="" close="">
            <mrow>
              <mn>1</mn>
              <mo stretchy="false">+</mo>
              <mfrac>
                <mn>1</mn>
                <mi>n</mi>
              </mfrac>
            </mrow>
          </mfenced>
          <mi>n</mi>
        </msup>
      </mrow>
      <mi mathvariant="normal">≈</mi>
      <mn>2.718</mn>
    </mrow>
    <annotation encoding="StarMath 5.0">e=left (1+{1 over n} right )^{n} approx 2.718</annotation>
  </semantics>
</math>
</file>

<file path=Object 203/content.xml><?xml version="1.0" encoding="utf-8"?>
<math xmlns="http://www.w3.org/1998/Math/MathML">
  <semantics>
    <mrow>
      <mrow>
        <msup>
          <mi>A</mi>
          <mi>b</mi>
        </msup>
        <mi mathvariant="normal">=</mi>
        <mi>c</mi>
      </mrow>
      <mi mathvariant="normal">⇒</mi>
      <msub>
        <mi>log</mi>
        <mi>b</mi>
      </msub>
      <mrow>
        <mrow>
          <mo stretchy="false">(</mo>
          <mi>c</mi>
          <mo stretchy="false">)</mo>
        </mrow>
        <mi mathvariant="normal">=</mi>
        <mi>A</mi>
      </mrow>
    </mrow>
    <annotation encoding="StarMath 5.0">A^b=c drarrow log_b(c)=A</annotation>
  </semantics>
</math>
</file>

<file path=Object 204/content.xml><?xml version="1.0" encoding="utf-8"?>
<math xmlns="http://www.w3.org/1998/Math/MathML">
  <semantics>
    <mrow>
      <mrow>
        <msup>
          <mn>2</mn>
          <mn>3</mn>
        </msup>
        <mi mathvariant="normal">=</mi>
        <mn>8</mn>
      </mrow>
      <mi mathvariant="normal">⇒</mi>
      <msub>
        <mi>log</mi>
        <mn>2</mn>
      </msub>
      <mrow>
        <mrow>
          <mo stretchy="false">(</mo>
          <mn>8</mn>
          <mo stretchy="false">)</mo>
        </mrow>
        <mi mathvariant="normal">=</mi>
        <mn>3</mn>
      </mrow>
    </mrow>
    <annotation encoding="StarMath 5.0">2^3=8 drarrow log_2(8)=3</annotation>
  </semantics>
</math>
</file>

<file path=Object 205/content.xml><?xml version="1.0" encoding="utf-8"?>
<math xmlns="http://www.w3.org/1998/Math/MathML">
  <semantics>
    <mrow>
      <msub>
        <mi>log</mi>
        <mi mathvariant="italic">base</mi>
      </msub>
      <mrow>
        <mo stretchy="false">(</mo>
        <mi mathvariant="italic">value</mi>
        <mo stretchy="false">)</mo>
      </mrow>
    </mrow>
    <annotation encoding="StarMath 5.0">log_base (value) 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frac>
        <mrow>
          <mn>4ac</mn>
          <mi mathvariant="normal">−</mi>
          <msup>
            <mi>b</mi>
            <mn>2</mn>
          </msup>
        </mrow>
        <mn>4a</mn>
      </mfrac>
    </mrow>
    <annotation encoding="StarMath 5.0">y=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5/content.xml><?xml version="1.0" encoding="utf-8"?>
<math xmlns="http://www.w3.org/1998/Math/MathML">
  <semantics>
    <mrow>
      <mrow>
        <mi mathvariant="normal">−</mi>
        <mn>1</mn>
      </mrow>
      <mrow>
        <mo stretchy="false">(</mo>
        <mrow>
          <mn>4ac</mn>
          <mi mathvariant="normal">−</mi>
          <msup>
            <mi>b</mi>
            <mn>2</mn>
          </msup>
        </mrow>
        <mo stretchy="false">)</mo>
      </mrow>
    </mrow>
    <annotation encoding="StarMath 5.0">-1(4ac-b^2)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80/content.xml><?xml version="1.0" encoding="utf-8"?>
<math xmlns="http://www.w3.org/1998/Math/MathML">
  <semantics>
    <mo stretchy="false">Δ</mo>
    <annotation encoding="StarMath 5.0">%DELTA</annotation>
  </semantics>
</math>
</file>

<file path=Object 81/content.xml><?xml version="1.0" encoding="utf-8"?>
<math xmlns="http://www.w3.org/1998/Math/MathML">
  <semantics>
    <mrow>
      <mrow>
        <msqrt>
          <mi>a</mi>
        </msqrt>
        <mi mathvariant="normal">∗</mi>
        <msqrt>
          <mi>b</mi>
        </msqrt>
      </mrow>
      <mi mathvariant="normal">=</mi>
      <msqrt>
        <mi mathvariant="italic">ab</mi>
      </msqrt>
    </mrow>
    <annotation encoding="StarMath 5.0">sqrt{a}*sqrt{b}=sqrt{ab}</annotation>
  </semantics>
</math>
</file>

<file path=Object 82/content.xml><?xml version="1.0" encoding="utf-8"?>
<math xmlns="http://www.w3.org/1998/Math/MathML">
  <semantics>
    <mrow>
      <msqrt>
        <mfrac>
          <mi>a</mi>
          <mi>b</mi>
        </mfrac>
      </msqrt>
      <mi mathvariant="normal">=</mi>
      <mfrac>
        <msqrt>
          <mi>a</mi>
        </msqrt>
        <msqrt>
          <mi>b</mi>
        </msqrt>
      </mfrac>
    </mrow>
    <annotation encoding="StarMath 5.0">{sqrt{a over b}}={sqrt{a}over sqrt{b}}</annotation>
  </semantics>
</math>
</file>

<file path=Object 83/content.xml><?xml version="1.0" encoding="utf-8"?>
<math xmlns="http://www.w3.org/1998/Math/MathML">
  <semantics>
    <mrow>
      <mrow>
        <msup>
          <mi>x</mi>
          <mfrac>
            <mi>a</mi>
            <mi>b</mi>
          </mfrac>
        </msup>
        <mi mathvariant="normal">=</mi>
        <mroot>
          <msup>
            <mi>x</mi>
            <mi>a</mi>
          </msup>
          <mi>b</mi>
        </mroot>
      </mrow>
      <mi/>
      <mrow>
        <msup>
          <mi>x</mi>
          <mrow>
            <mi mathvariant="normal">−</mi>
            <mfrac>
              <mi>a</mi>
              <mi>b</mi>
            </mfrac>
          </mrow>
        </msup>
        <mi mathvariant="normal">=</mi>
        <mfrac>
          <mn>1</mn>
          <mroot>
            <msup>
              <mi>x</mi>
              <mi>a</mi>
            </msup>
            <mi>b</mi>
          </mroot>
        </mfrac>
      </mrow>
    </mrow>
    <annotation encoding="StarMath 5.0">x^{a over b}=nroot{b}{x^a}~~~x^-{a over b}={1}over{nroot{b}{x^a}} </annotation>
  </semantics>
</math>
</file>

<file path=Object 84/content.xml><?xml version="1.0" encoding="utf-8"?>
<math xmlns="http://www.w3.org/1998/Math/MathML">
  <semantics>
    <mrow>
      <msup>
        <mi>x</mi>
        <mfrac>
          <mn>1</mn>
          <mn>2</mn>
        </mfrac>
      </msup>
      <mi mathvariant="normal">=</mi>
      <msqrt>
        <mi>x</mi>
      </msqrt>
    </mrow>
    <annotation encoding="StarMath 5.0">x^{1 over 2}=sqrt{x}</annotation>
  </semantics>
</math>
</file>

<file path=Object 85/content.xml><?xml version="1.0" encoding="utf-8"?>
<math xmlns="http://www.w3.org/1998/Math/MathML">
  <semantics>
    <mrow>
      <msup>
        <mi>x</mi>
        <mrow>
          <mi mathvariant="normal">−</mi>
          <mfrac>
            <mn>3</mn>
            <mn>4</mn>
          </mfrac>
        </mrow>
      </msup>
      <mi mathvariant="normal">=</mi>
      <mfrac>
        <mn>1</mn>
        <mroot>
          <msup>
            <mi>x</mi>
            <mn>3</mn>
          </msup>
          <mn>4</mn>
        </mroot>
      </mfrac>
    </mrow>
    <annotation encoding="StarMath 5.0">x^-{3 over 4}={1} over {nroot{4}{x^3}}</annotation>
  </semantics>
</math>
</file>

<file path=Object 86/content.xml><?xml version="1.0" encoding="utf-8"?>
<math xmlns="http://www.w3.org/1998/Math/MathML">
  <semantics>
    <mrow>
      <mrow>
        <mrow>
          <msqrt>
            <mfrac>
              <mi>x</mi>
              <mi>y</mi>
            </mfrac>
          </msqrt>
          <mi mathvariant="normal">=</mi>
          <mfrac>
            <msqrt>
              <mi>x</mi>
            </msqrt>
            <msqrt>
              <mi>y</mi>
            </msqrt>
          </mfrac>
        </mrow>
        <mi mathvariant="normal">=</mi>
        <mrow>
          <mfrac>
            <msqrt>
              <mi>x</mi>
            </msqrt>
            <msqrt>
              <mi>y</mi>
            </msqrt>
          </mfrac>
          <mi mathvariant="normal">∗</mi>
          <mfrac>
            <msqrt>
              <mi>y</mi>
            </msqrt>
            <msqrt>
              <mi>y</mi>
            </msqrt>
          </mfrac>
        </mrow>
      </mrow>
      <mi mathvariant="normal">=</mi>
      <mfrac>
        <msqrt>
          <mi mathvariant="italic">xy</mi>
        </msqrt>
        <mi>y</mi>
      </mfrac>
    </mrow>
    <annotation encoding="StarMath 5.0">sqrt{x over y}={sqrt{x}over sqrt{y} }={sqrt{x}over sqrt{y} }*{sqrt{y} over sqrt{y}}=sqrt{xy}over y</annotation>
  </semantics>
</math>
</file>

<file path=Object 87/content.xml><?xml version="1.0" encoding="utf-8"?>
<math xmlns="http://www.w3.org/1998/Math/MathML">
  <semantics>
    <mrow>
      <mrow>
        <mfrac>
          <mi>x</mi>
          <mrow>
            <msqrt>
              <mi>y</mi>
            </msqrt>
            <mo stretchy="false">+</mo>
            <mi>z</mi>
          </mrow>
        </mfrac>
        <mi mathvariant="normal">=</mi>
        <mrow>
          <mfrac>
            <mi>x</mi>
            <mrow>
              <msqrt>
                <mi>y</mi>
              </msqrt>
              <mo stretchy="false">+</mo>
              <mi>z</mi>
            </mrow>
          </mfrac>
          <mi mathvariant="normal">∗</mi>
          <mfrac>
            <mrow>
              <msqrt>
                <mi>y</mi>
              </msqrt>
              <mi mathvariant="normal">−</mi>
              <mi>z</mi>
            </mrow>
            <mrow>
              <msqrt>
                <mi>y</mi>
              </msqrt>
              <mi mathvariant="normal">−</mi>
              <mi>z</mi>
            </mrow>
          </mfrac>
        </mrow>
      </mrow>
      <mi mathvariant="normal">=</mi>
      <mfrac>
        <mrow>
          <mrow>
            <mi>x</mi>
            <msqrt>
              <mi>y</mi>
            </msqrt>
          </mrow>
          <mi mathvariant="normal">−</mi>
          <mi mathvariant="italic">xz</mi>
        </mrow>
        <mrow>
          <mi>y</mi>
          <mi mathvariant="normal">−</mi>
          <msup>
            <mi>z</mi>
            <mn>2</mn>
          </msup>
        </mrow>
      </mfrac>
    </mrow>
    <annotation encoding="StarMath 5.0">x over {sqrt{y}+z}={x over {sqrt{y}+z}} * {{sqrt{y}-z} over {sqrt{y}-z}}={{x sqrt{y}}-xz} over {y-z^2}</annotation>
  </semantics>
</math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00ff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svg:stroke-color="#800000" draw:textarea-horizontal-align="center" draw:textarea-vertical-align="middle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1.634cm" fo:min-width="7cm"/>
    </style:style>
    <style:style style:name="gr9" style:family="graphic" style:parent-style-name="standard">
      <style:graphic-properties svg:stroke-width="0.05cm" svg:stroke-color="#ff950e" draw:marker-start-width="0.275cm" draw:marker-end-width="0.275cm" draw:fill="solid" draw:fill-color="#ffd32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6b2394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ff00" fo:font-size="20pt" style:font-size-asian="20pt" style:font-size-complex="20pt"/>
    </style:style>
    <style:style style:name="T3" style:family="text">
      <style:text-properties fo:color="#ff0000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7" style:family="text">
      <style:text-properties fo:color="#6b2394" fo:font-family="'Liberation Sans'" style:font-family-generic="roman" style:font-pitch="variable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8" style:family="text">
      <style:text-properties fo:color="#6b2394" fo:font-size="8pt" style:font-size-asian="8pt" style:font-size-complex="8pt"/>
    </style:style>
    <style:style style:name="T9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10" style:family="text">
      <style:text-properties fo:color="#ffff00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1" style:family="text">
      <style:text-properties fo:color="#6b2394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2" style:family="text">
      <style:text-properties fo:color="#ff3366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svg:x="3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cm" svg:y1="5.5cm" svg:x2="13cm" svg:y2="5.5cm">
          <text:p/>
        </draw:line>
        <draw:line draw:style-name="gr3" draw:text-style-name="P1" draw:layer="layout" svg:x1="6.715cm" svg:y1="5.53cm" svg:x2="10.286cm" svg:y2="3.469cm">
          <text:p/>
        </draw:line>
        <draw:line draw:style-name="gr4" draw:text-style-name="P1" draw:layer="layout" svg:x1="10.3cm" svg:y1="3.5cm" svg:x2="10.3cm" svg:y2="5.5cm">
          <text:p/>
        </draw:line>
        <draw:frame draw:style-name="gr5" draw:layer="layout" svg:width="0.68cm" svg:height="0.962cm" svg:x="7.5cm" svg:y="5cm">
          <draw:text-box>
            <text:p><text:s/></text:p>
          </draw:text-box>
        </draw:frame>
        <draw:frame draw:style-name="gr5" draw:text-style-name="P2" draw:layer="layout" svg:width="1.802cm" svg:height="0.725cm" svg:x="7.282cm" svg:y="4.9cm">
          <draw:text-box>
            <text:p><text:span text:style-name="T1">30 deg</text:span></text:p>
          </draw:text-box>
        </draw:frame>
        <draw:line draw:style-name="gr6" draw:text-style-name="P1" draw:layer="layout" svg:x1="6.773cm" svg:y1="5.502cm" svg:x2="9.59cm" svg:y2="2.685cm">
          <text:p/>
        </draw:line>
        <draw:line draw:style-name="gr7" draw:text-style-name="P1" draw:layer="layout" svg:x1="9.5cm" svg:y1="2.5cm" svg:x2="9.5cm" svg:y2="5.5cm">
          <text:p/>
        </draw:line>
        <draw:frame draw:style-name="gr5" draw:layer="layout" svg:width="2.437cm" svg:height="0.962cm" svg:x="8.5cm" svg:y="3.3cm">
          <draw:text-box>
            <text:p>45 deg</text:p>
          </draw:text-box>
        </draw:frame>
        <draw:frame draw:style-name="gr5" draw:layer="layout" svg:width="4.284cm" svg:height="1.038cm" svg:x="10.3cm" svg:y="2.9cm">
          <draw:text-box>
            <text:p><text:span text:style-name="T2">Opp</text:span>/<text:span text:style-name="T3">hyp</text:span><text:span text:style-name="T4">=</text:span><text:span text:style-name="T5">1/2</text:span></text:p>
          </draw:text-box>
        </draw:frame>
        <draw:line draw:style-name="gr2" draw:text-style-name="P1" draw:layer="layout" svg:x1="6.866cm" svg:y1="5.382cm" svg:x2="9.999cm" svg:y2="-0.046cm">
          <text:p/>
        </draw:line>
        <draw:line draw:style-name="gr2" draw:text-style-name="P1" draw:layer="layout" svg:x1="10cm" svg:y1="0cm" svg:x2="10cm" svg:y2="5.5cm">
          <text:p/>
        </draw:line>
        <draw:line draw:style-name="gr2" draw:text-style-name="P1" draw:layer="layout" svg:x1="6.8cm" svg:y1="5.5cm" svg:x2="6.8cm" svg:y2="0cm">
          <text:p/>
        </draw:line>
        <draw:frame draw:style-name="gr8" draw:text-style-name="P3" draw:layer="layout" svg:width="3.4cm" svg:height="1.884cm" svg:x="6.6cm" svg:y="0.2cm">
          <draw:text-box>
            <text:p text:style-name="P3"><text:span text:style-name="T6">θ</text:span><text:span text:style-name="T7">=90, </text:span><text:span text:style-name="T8">hyp=opp, adj=0,</text:span></text:p>
            <text:p text:style-name="P3"><text:span text:style-name="T8">sin</text:span><text:span text:style-name="T9">θ</text:span><text:span text:style-name="T8">=opp/hyp=1,</text:span><text:span text:style-name="T8"><text:tab/></text:span></text:p>
            <text:p text:style-name="P3"><text:span text:style-name="T8">cos</text:span><text:span text:style-name="T6">θ</text:span><text:span text:style-name="T8">=adj/hyp=0,</text:span><text:span text:style-name="T8"><text:tab/></text:span></text:p>
            <text:p text:style-name="P3"><text:span text:style-name="T8">tan</text:span><text:span text:style-name="T6">θ</text:span><text:span text:style-name="T8">=opp/0=NaN</text:span></text:p>
          </draw:text-box>
        </draw:frame>
        <draw:frame draw:style-name="gr8" draw:text-style-name="P3" draw:layer="layout" svg:width="4.2cm" svg:height="1.884cm" svg:x="9.8cm" svg:y="0.2cm">
          <draw:text-box>
            <text:p text:style-name="P3"><text:span text:style-name="T6">θ</text:span><text:span text:style-name="T7">=60,</text:span></text:p>
            <text:p text:style-name="P3"><text:span text:style-name="T10">adj</text:span><text:span text:style-name="T11">=</text:span><text:span text:style-name="T12">(1/2)hyp</text:span></text:p>
            <text:p text:style-name="P3"><text:span text:style-name="T6">cos(θ)=(1/2)hyp/hyp=(1/2)</text:span></text:p>
          </draw:text-box>
        </draw:frame>
        <draw:line draw:style-name="gr9" draw:text-style-name="P1" draw:layer="layout" svg:x1="8.97cm" svg:y1="1.736cm" svg:x2="9.47cm" svg:y2="0.87cm">
          <text:p/>
        </draw:line>
        <draw:line draw:style-name="gr10" draw:text-style-name="P1" draw:layer="layout" svg:x1="9.5cm" svg:y1="0.836cm" svg:x2="10cm" svg:y2="-0.03cm">
          <text:p/>
        </draw:line>
        <draw:line draw:style-name="gr11" draw:text-style-name="P1" draw:layer="layout" svg:x1="8.949cm" svg:y1="1.804cm" svg:x2="9.949cm" svg:y2="1.804cm">
          <text:p/>
        </draw:line>
      </draw:page>
    </office:drawing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9/content.xml><?xml version="1.0" encoding="utf-8"?>
<math xmlns="http://www.w3.org/1998/Math/MathML">
  <semantics>
    <mrow>
      <mi>sin</mi>
      <mrow>
        <mo stretchy="false">(</mo>
        <mo stretchy="false">θ</mo>
        <mo stretchy="false">)</mo>
      </mrow>
    </mrow>
    <annotation encoding="StarMath 5.0">Sin(%theta)</annotation>
  </semantics>
</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

<file path=Object 9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91/content.xml><?xml version="1.0" encoding="utf-8"?>
<math xmlns="http://www.w3.org/1998/Math/MathML">
  <semantics>
    <mrow>
      <mi>tan</mi>
      <mrow>
        <mo stretchy="false">(</mo>
        <mo stretchy="false">θ</mo>
        <mo stretchy="false">)</mo>
      </mrow>
    </mrow>
    <annotation encoding="StarMath 5.0">tan(%theta)</annotation>
  </semantics>
</math>
</file>

<file path=Object 92/content.xml><?xml version="1.0" encoding="utf-8"?>
<math xmlns="http://www.w3.org/1998/Math/MathML">
  <semantics>
    <mrow>
      <mi mathvariant="normal">−</mi>
      <mfrac>
        <mrow>
          <mn>1</mn>
          <mo stretchy="false">+</mo>
          <msqrt>
            <mn>3</mn>
          </msqrt>
        </mrow>
        <mrow>
          <mn>2</mn>
          <msqrt>
            <mn>2</mn>
          </msqrt>
        </mrow>
      </mfrac>
    </mrow>
    <annotation encoding="StarMath 5.0">-{{1+sqrt 3}over {2 sqrt{2}}}</annotation>
  </semantics>
</math>
</file>

<file path=Object 93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row>
          <mi mathvariant="italic">opp</mi>
          <mi mathvariant="normal">/</mi>
          <mi mathvariant="italic">hyp</mi>
        </mrow>
      </mrow>
      <mtext>and</mtext>
      <mrow>
        <mo stretchy="false">θ</mo>
        <mi mathvariant="normal">=</mi>
        <msup>
          <mn>30</mn>
          <mi mathvariant="italic">degrees</mi>
        </msup>
      </mrow>
    </mrow>
    <annotation encoding="StarMath 5.0">sin(%theta)=opp/hyp "and" %theta=30^degrees</annotation>
  </semantics>
</math>
</file>

<file path=Object 94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95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96/content.xml><?xml version="1.0" encoding="utf-8"?>
<math xmlns="http://www.w3.org/1998/Math/MathML">
  <semantics>
    <mrow>
      <msup>
        <mi mathvariant="italic">Hyp</mi>
        <mn>2</mn>
      </msup>
      <mi mathvariant="normal">=</mi>
      <mrow>
        <msup>
          <mfrac>
            <mn>1</mn>
            <mn>2</mn>
          </mfrac>
          <mn>2</mn>
        </msup>
        <mo stretchy="false">+</mo>
        <msup>
          <mn>1</mn>
          <mn>2</mn>
        </msup>
      </mrow>
    </mrow>
    <annotation encoding="StarMath 5.0">Hyp^2={1 over 2}^2 +{1}^2</annotation>
  </semantics>
</math>
</file>

<file path=Object 97/content.xml><?xml version="1.0" encoding="utf-8"?>
<math xmlns="http://www.w3.org/1998/Math/MathML">
  <semantics>
    <mrow>
      <mi mathvariant="italic">hyp</mi>
      <mi mathvariant="normal">=</mi>
      <msqrt>
        <mrow>
          <mfrac>
            <mn>1</mn>
            <mn>4</mn>
          </mfrac>
          <mo stretchy="false">+</mo>
          <mn>1</mn>
        </mrow>
      </msqrt>
    </mrow>
    <annotation encoding="StarMath 5.0">hyp=sqrt{{1 over 4}+1}</annotation>
  </semantics>
</math>
</file>

<file path=Object 98/content.xml><?xml version="1.0" encoding="utf-8"?>
<math xmlns="http://www.w3.org/1998/Math/MathML">
  <semantics>
    <mrow>
      <mi>tan</mi>
      <mrow>
        <mrow>
          <mo stretchy="false">θ</mo>
          <mi mathvariant="normal">=</mi>
          <mfrac>
            <mn>1</mn>
            <mn>1</mn>
          </mfrac>
        </mrow>
        <mi mathvariant="normal">=</mi>
        <mn>1</mn>
      </mrow>
    </mrow>
    <annotation encoding="StarMath 5.0">tan{%theta}={1 over 1} =1</annotation>
  </semantics>
</math>
</file>

<file path=Object 99/content.xml><?xml version="1.0" encoding="utf-8"?>
<math xmlns="http://www.w3.org/1998/Math/MathML">
  <semantics>
    <mrow>
      <mi>sin</mi>
      <mrow>
        <mrow>
          <mn>45</mn>
          <mi mathvariant="normal">=</mi>
          <mfrac>
            <mi mathvariant="italic">opp</mi>
            <mi mathvariant="italic">hyp</mi>
          </mfrac>
        </mrow>
        <mi mathvariant="normal">=</mi>
        <mfrac>
          <mn>1</mn>
          <msqrt>
            <mn>2</mn>
          </msqrt>
        </mfrac>
      </mrow>
    </mrow>
    <annotation encoding="StarMath 5.0">sin{45}=opp over hyp ={1 over sqrt{2}}</annotation>
  </semantics>
</math>
</file>